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1" svg:font-family="Sans"/>
    <style:font-face style:name="Liberation Sans1" svg:font-family="'Liberation Sans'" style:font-pitch="variable"/>
    <style:font-face style:name="Sans" svg:font-family="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cm" svg:stroke-color="#000000" draw:stroke-linejoin="round" draw:fill="solid" draw:fill-color="#ffffff" fo:padding-top="0.135cm" fo:padding-bottom="0.135cm" fo:padding-left="0.26cm" fo:padding-right="0.26cm"/>
    </style:style>
    <style:style style:name="gr2" style:family="graphic" style:parent-style-name="standard">
      <style:graphic-properties draw:stroke="solid" svg:stroke-width="0.049cm" svg:stroke-color="#000000" draw:stroke-linejoin="miter" draw:fill="solid" draw:fill-color="#ffe5b9" fo:padding-top="0.149cm" fo:padding-bottom="0.149cm" fo:padding-left="0.274cm" fo:padding-right="0.274cm"/>
    </style:style>
    <style:style style:name="gr3" style:family="graphic" style:parent-style-name="standard">
      <style:graphic-properties draw:stroke="solid" svg:stroke-width="0.05cm" svg:stroke-color="#000000" draw:stroke-linejoin="miter" draw:fill="solid" draw:fill-color="#ffe5b9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48cm" svg:stroke-color="#000000" draw:stroke-linejoin="miter" draw:fill="solid" draw:fill-color="#ffe5b9" fo:padding-top="0.149cm" fo:padding-bottom="0.149cm" fo:padding-left="0.274cm" fo:padding-right="0.274cm"/>
    </style:style>
    <style:style style:name="gr5" style:family="graphic" style:parent-style-name="standard">
      <style:graphic-properties draw:stroke="none" svg:stroke-width="0.039cm" draw:stroke-linejoin="miter" draw:fill="solid" draw:fill-color="#000000"/>
    </style:style>
    <style:style style:name="gr6" style:family="graphic" style:parent-style-name="standard">
      <style:graphic-properties draw:stroke="solid" svg:stroke-width="0.049cm" svg:stroke-color="#000000" draw:stroke-linejoin="miter" draw:fill="solid" draw:fill-color="#ffffff" fo:padding-top="0.149cm" fo:padding-bottom="0.149cm" fo:padding-left="0.274cm" fo:padding-right="0.274cm"/>
    </style:style>
    <style:style style:name="gr7" style:family="graphic" style:parent-style-name="standard">
      <style:graphic-properties draw:stroke="solid" svg:stroke-width="0.047cm" svg:stroke-color="#000000" draw:stroke-linejoin="miter" draw:fill="solid" draw:fill-color="#ffffff" fo:padding-top="0.148cm" fo:padding-bottom="0.148cm" fo:padding-left="0.273cm" fo:padding-right="0.273cm"/>
    </style:style>
    <style:style style:name="gr8" style:family="graphic" style:parent-style-name="standard">
      <style:graphic-properties draw:stroke="solid" svg:stroke-width="0.047cm" svg:stroke-color="#000000" draw:stroke-linejoin="miter" draw:fill="none" fo:padding-top="0.148cm" fo:padding-bottom="0.148cm" fo:padding-left="0.273cm" fo:padding-right="0.273cm"/>
    </style:style>
    <style:style style:name="gr9" style:family="graphic" style:parent-style-name="standard">
      <style:graphic-properties draw:stroke="solid" svg:stroke-width="0.035cm" svg:stroke-color="#000000" draw:stroke-linejoin="round" draw:fill="solid" draw:fill-color="#cccccc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width="0.029cm" draw:stroke-linejoin="miter" draw:fill="solid" draw:fill-color="#ffffff"/>
    </style:style>
    <style:style style:name="gr11" style:family="graphic" style:parent-style-name="standard">
      <style:graphic-properties draw:stroke="solid" svg:stroke-width="0.028cm" svg:stroke-color="#000000" draw:stroke-linejoin="round" draw:fill="solid" draw:fill-color="#cccccc" fo:padding-top="0.139cm" fo:padding-bottom="0.139cm" fo:padding-left="0.264cm" fo:padding-right="0.264cm"/>
    </style:style>
    <style:style style:name="gr12" style:family="graphic" style:parent-style-name="standard">
      <style:graphic-properties draw:stroke="none" svg:stroke-width="0.028cm" draw:stroke-linejoin="miter" draw:fill="solid" draw:fill-color="#ffffff"/>
    </style:style>
    <style:style style:name="gr13" style:family="graphic" style:parent-style-name="standard">
      <style:graphic-properties draw:stroke="solid" svg:stroke-width="0.027cm" svg:stroke-color="#000000" draw:stroke-linejoin="round" draw:fill="solid" draw:fill-color="#cccccc" fo:padding-top="0.138cm" fo:padding-bottom="0.138cm" fo:padding-left="0.263cm" fo:padding-right="0.263cm"/>
    </style:style>
    <style:style style:name="gr14" style:family="graphic" style:parent-style-name="standard">
      <style:graphic-properties draw:stroke="none" svg:stroke-width="0.005cm" draw:stroke-linejoin="miter" draw:fill="solid" draw:fill-color="#ffffff"/>
    </style:style>
    <style:style style:name="gr15" style:family="graphic" style:parent-style-name="standard">
      <style:graphic-properties draw:stroke="solid" svg:stroke-width="0.026cm" svg:stroke-color="#000000" draw:stroke-linejoin="round" draw:fill="solid" draw:fill-color="#cccccc" fo:padding-top="0.138cm" fo:padding-bottom="0.138cm" fo:padding-left="0.263cm" fo:padding-right="0.263cm"/>
    </style:style>
    <style:style style:name="gr16" style:family="graphic" style:parent-style-name="standard">
      <style:graphic-properties draw:stroke="none" svg:stroke-width="0.01cm" draw:stroke-linejoin="miter" draw:fill="solid" draw:fill-color="#ffffff"/>
    </style:style>
    <style:style style:name="gr17" style:family="graphic" style:parent-style-name="standard">
      <style:graphic-properties draw:stroke="solid" svg:stroke-width="0.049cm" svg:stroke-color="#000000" draw:stroke-linejoin="miter" draw:fill="solid" draw:fill-color="#ff9f00" fo:padding-top="0.149cm" fo:padding-bottom="0.149cm" fo:padding-left="0.274cm" fo:padding-right="0.274cm"/>
    </style:style>
    <style:style style:name="gr18" style:family="graphic" style:parent-style-name="standard">
      <style:graphic-properties draw:stroke="none" svg:stroke-width="0.061cm" draw:stroke-linejoin="miter" draw:fill="solid" draw:fill-color="#0f00ff"/>
    </style:style>
    <style:style style:name="gr19" style:family="graphic" style:parent-style-name="standard">
      <style:graphic-properties draw:stroke="solid" svg:stroke-width="0.027cm" svg:stroke-color="#000000" draw:stroke-linejoin="miter" draw:fill="solid" draw:fill-color="#cccccc" fo:padding-top="0.138cm" fo:padding-bottom="0.138cm" fo:padding-left="0.263cm" fo:padding-right="0.263cm"/>
    </style:style>
    <style:style style:name="gr20" style:family="graphic" style:parent-style-name="standard">
      <style:graphic-properties draw:stroke="none" svg:stroke-width="0.035cm" draw:stroke-linejoin="miter" draw:fill="solid" draw:fill-color="#ffffff"/>
    </style:style>
    <style:style style:name="gr21" style:family="graphic" style:parent-style-name="standard">
      <style:graphic-properties draw:stroke="solid" svg:stroke-width="0.029cm" svg:stroke-color="#000000" draw:stroke-linejoin="round" draw:fill="solid" draw:fill-color="#cccccc" fo:padding-top="0.139cm" fo:padding-bottom="0.139cm" fo:padding-left="0.264cm" fo:padding-right="0.264cm"/>
    </style:style>
    <style:style style:name="gr22" style:family="graphic" style:parent-style-name="standard">
      <style:graphic-properties draw:stroke="solid" svg:stroke-width="0.036cm" svg:stroke-color="#000000" draw:stroke-linejoin="round" draw:fill="solid" draw:fill-color="#cccccc" fo:padding-top="0.143cm" fo:padding-bottom="0.143cm" fo:padding-left="0.268cm" fo:padding-right="0.268cm"/>
    </style:style>
    <style:style style:name="gr23" style:family="graphic" style:parent-style-name="standard">
      <style:graphic-properties draw:stroke="none" svg:stroke-width="0.006cm" draw:stroke-linejoin="miter" draw:fill="solid" draw:fill-color="#ffffff"/>
    </style:style>
    <style:style style:name="gr24" style:family="graphic" style:parent-style-name="standard">
      <style:graphic-properties draw:stroke="solid" svg:stroke-width="0.034cm" svg:stroke-color="#000000" draw:stroke-linejoin="round" draw:fill="solid" draw:fill-color="#cccccc" fo:padding-top="0.142cm" fo:padding-bottom="0.142cm" fo:padding-left="0.267cm" fo:padding-right="0.267cm"/>
    </style:style>
    <style:style style:name="gr25" style:family="graphic" style:parent-style-name="standard">
      <style:graphic-properties draw:stroke="none" svg:stroke-width="0.012cm" draw:stroke-linejoin="miter" draw:fill="solid" draw:fill-color="#ffffff"/>
    </style:style>
    <style:style style:name="gr26" style:family="graphic" style:parent-style-name="standard">
      <style:graphic-properties draw:stroke="solid" svg:stroke-width="0.051cm" svg:stroke-color="#000000" draw:stroke-linejoin="miter" draw:fill="solid" draw:fill-color="#ffe5b9" fo:padding-top="0.15cm" fo:padding-bottom="0.15cm" fo:padding-left="0.275cm" fo:padding-right="0.275cm"/>
    </style:style>
    <style:style style:name="gr27" style:family="graphic" style:parent-style-name="standard">
      <style:graphic-properties draw:stroke="solid" svg:stroke-width="0.053cm" svg:stroke-color="#000000" draw:stroke-linejoin="miter" draw:fill="solid" draw:fill-color="#ffe5b9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width="0.041cm" draw:stroke-linejoin="miter" draw:fill="solid" draw:fill-color="#000000"/>
    </style:style>
    <style:style style:name="gr29" style:family="graphic" style:parent-style-name="standard">
      <style:graphic-properties draw:stroke="solid" svg:stroke-width="0.051cm" svg:stroke-color="#000000" draw:stroke-linejoin="miter" draw:fill="solid" draw:fill-color="#ffffff" fo:padding-top="0.15cm" fo:padding-bottom="0.15cm" fo:padding-left="0.275cm" fo:padding-right="0.275cm"/>
    </style:style>
    <style:style style:name="gr30" style:family="graphic" style:parent-style-name="standard">
      <style:graphic-properties draw:stroke="solid" svg:stroke-width="0.05cm" svg:stroke-color="#000000" draw:stroke-linejoin="miter" draw:fill="solid" draw:fill-color="#ffffff" fo:padding-top="0.15cm" fo:padding-bottom="0.15cm" fo:padding-left="0.275cm" fo:padding-right="0.275cm"/>
    </style:style>
    <style:style style:name="gr31" style:family="graphic" style:parent-style-name="standard">
      <style:graphic-properties draw:stroke="solid" svg:stroke-width="0.05cm" svg:stroke-color="#000000" draw:stroke-linejoin="miter" draw:fill="none" fo:padding-top="0.15cm" fo:padding-bottom="0.15cm" fo:padding-left="0.275cm" fo:padding-right="0.275cm"/>
    </style:style>
    <style:style style:name="gr32" style:family="graphic" style:parent-style-name="standard">
      <style:graphic-properties draw:stroke="solid" svg:stroke-width="0.051cm" svg:stroke-color="#000000" draw:stroke-linejoin="miter" draw:fill="solid" draw:fill-color="#ff9f00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width="0.065cm" draw:stroke-linejoin="miter" draw:fill="solid" draw:fill-color="#0f00ff"/>
    </style:style>
    <style:style style:name="gr34" style:family="graphic" style:parent-style-name="standard">
      <style:graphic-properties draw:stroke="solid" svg:stroke-width="0.051cm" svg:stroke-color="#000000" draw:stroke-linejoin="miter" draw:fill="solid" draw:fill-color="#000000" fo:padding-top="0.15cm" fo:padding-bottom="0.15cm" fo:padding-left="0.275cm" fo:padding-right="0.275cm"/>
    </style:style>
    <style:style style:name="gr35" style:family="graphic" style:parent-style-name="standard">
      <style:graphic-properties draw:stroke="solid" svg:stroke-width="0.05cm" svg:stroke-color="#000000" draw:stroke-linejoin="miter" draw:fill="solid" draw:fill-color="#2e3436" fo:padding-top="0.15cm" fo:padding-bottom="0.15cm" fo:padding-left="0.275cm" fo:padding-right="0.275cm"/>
    </style:style>
    <style:style style:name="gr36" style:family="graphic" style:parent-style-name="standard">
      <style:graphic-properties draw:stroke="solid" svg:stroke-width="0.041cm" svg:stroke-color="#000000" draw:stroke-linejoin="miter" draw:fill="solid" draw:fill-color="#ffffff" fo:padding-top="0.145cm" fo:padding-bottom="0.145cm" fo:padding-left="0.27cm" fo:padding-right="0.27cm"/>
    </style:style>
    <style:style style:name="gr37" style:family="graphic" style:parent-style-name="standard">
      <style:graphic-properties draw:stroke="solid" svg:stroke-width="0.041cm" svg:stroke-color="#000000" draw:stroke-linejoin="miter" draw:fill="solid" draw:fill-color="#2e3436" fo:padding-top="0.145cm" fo:padding-bottom="0.145cm" fo:padding-left="0.27cm" fo:padding-right="0.27cm"/>
    </style:style>
    <style:style style:name="gr38" style:family="graphic" style:parent-style-name="standard">
      <style:graphic-properties draw:stroke="solid" svg:stroke-width="0.041cm" svg:stroke-color="#000000" draw:stroke-linejoin="miter" draw:fill="solid" draw:fill-color="#003a64" fo:padding-top="0.145cm" fo:padding-bottom="0.145cm" fo:padding-left="0.27cm" fo:padding-right="0.27cm"/>
    </style:style>
    <style:style style:name="gr39" style:family="graphic" style:parent-style-name="standard">
      <style:graphic-properties draw:stroke="solid" svg:stroke-width="0.041cm" svg:stroke-color="#000000" draw:stroke-linejoin="miter" draw:fill="solid" draw:fill-color="#3b4245" fo:padding-top="0.145cm" fo:padding-bottom="0.145cm" fo:padding-left="0.27cm" fo:padding-right="0.27cm"/>
    </style:style>
    <style:style style:name="gr40" style:family="graphic" style:parent-style-name="standard">
      <style:graphic-properties draw:stroke="solid" svg:stroke-width="0.031cm" svg:stroke-color="#000000" draw:stroke-linejoin="miter" draw:fill="solid" draw:fill-color="#000000" fo:padding-top="0.14cm" fo:padding-bottom="0.14cm" fo:padding-left="0.265cm" fo:padding-right="0.265cm"/>
    </style:style>
    <style:style style:name="gr41" style:family="graphic" style:parent-style-name="standard">
      <style:graphic-properties draw:stroke="solid" svg:stroke-width="0.032cm" svg:stroke-color="#000000" draw:stroke-linejoin="miter" draw:fill="solid" draw:fill-color="#ffcf68" fo:padding-top="0.141cm" fo:padding-bottom="0.141cm" fo:padding-left="0.266cm" fo:padding-right="0.266cm"/>
    </style:style>
    <style:style style:name="gr42" style:family="graphic" style:parent-style-name="standard">
      <style:graphic-properties draw:stroke="solid" svg:stroke-width="0.031cm" svg:stroke-color="#000000" draw:stroke-linejoin="miter" draw:fill="solid" draw:fill-color="#ffcf68" fo:padding-top="0.14cm" fo:padding-bottom="0.14cm" fo:padding-left="0.265cm" fo:padding-right="0.265cm"/>
    </style:style>
    <style:style style:name="gr43" style:family="graphic" style:parent-style-name="standard">
      <style:graphic-properties draw:stroke="solid" svg:stroke-width="0.026cm" svg:stroke-color="#000000" draw:stroke-linejoin="miter" draw:fill="solid" draw:fill-color="#ffcf68" fo:padding-top="0.138cm" fo:padding-bottom="0.138cm" fo:padding-left="0.263cm" fo:padding-right="0.263cm"/>
    </style:style>
    <style:style style:name="gr44" style:family="graphic" style:parent-style-name="standard">
      <style:graphic-properties draw:stroke="solid" svg:stroke-width="0.031cm" svg:stroke-color="#000000" draw:stroke-linejoin="miter" draw:fill="solid" draw:fill-color="#ff0000" fo:padding-top="0.14cm" fo:padding-bottom="0.14cm" fo:padding-left="0.265cm" fo:padding-right="0.265cm"/>
    </style:style>
    <style:style style:name="gr45" style:family="graphic" style:parent-style-name="standard">
      <style:graphic-properties draw:stroke="solid" svg:stroke-width="0.031cm" svg:stroke-color="#000000" draw:stroke-linejoin="miter" draw:fill="solid" draw:fill-color="#0000ff" fo:padding-top="0.14cm" fo:padding-bottom="0.14cm" fo:padding-left="0.265cm" fo:padding-right="0.265cm"/>
    </style:style>
    <style:style style:name="gr46" style:family="graphic" style:parent-style-name="standard">
      <style:graphic-properties draw:stroke="solid" svg:stroke-width="0.031cm" svg:stroke-color="#000000" draw:stroke-linejoin="miter" draw:fill="none" fo:padding-top="0.14cm" fo:padding-bottom="0.14cm" fo:padding-left="0.265cm" fo:padding-right="0.265cm"/>
    </style:style>
    <style:style style:name="gr47" style:family="graphic" style:parent-style-name="standard">
      <style:graphic-properties draw:stroke="solid" svg:stroke-width="0.093cm" svg:stroke-color="#000000" draw:stroke-linejoin="miter" draw:fill="solid" draw:fill-color="#ffffff" fo:padding-top="0.171cm" fo:padding-bottom="0.171cm" fo:padding-left="0.296cm" fo:padding-right="0.296cm"/>
    </style:style>
    <style:style style:name="gr48" style:family="graphic" style:parent-style-name="standard">
      <style:graphic-properties draw:stroke="solid" svg:stroke-width="0.031cm" svg:stroke-color="#000000" svg:stroke-opacity="99%" draw:stroke-linejoin="round" draw:fill="solid" draw:fill-color="#ffffff" draw:opacity="60%" fo:padding-top="0.14cm" fo:padding-bottom="0.14cm" fo:padding-left="0.265cm" fo:padding-right="0.265cm"/>
    </style:style>
    <style:style style:name="gr49" style:family="graphic" style:parent-style-name="standard">
      <style:graphic-properties draw:stroke="solid" svg:stroke-width="0.006cm" svg:stroke-color="#000000" draw:stroke-linejoin="miter" draw:fill="solid" draw:fill-color="#000000" fo:padding-top="0.128cm" fo:padding-bottom="0.128cm" fo:padding-left="0.253cm" fo:padding-right="0.253cm"/>
    </style:style>
    <style:style style:name="gr50" style:family="graphic" style:parent-style-name="standard">
      <style:graphic-properties draw:stroke="solid" svg:stroke-width="0.031cm" svg:stroke-color="#000000" svg:stroke-opacity="99%" draw:stroke-linejoin="round" draw:fill="solid" draw:fill-color="#ffcf68" fo:padding-top="0.14cm" fo:padding-bottom="0.14cm" fo:padding-left="0.265cm" fo:padding-right="0.265cm"/>
    </style:style>
    <style:style style:name="gr51" style:family="graphic" style:parent-style-name="standard">
      <style:graphic-properties draw:stroke="none" svg:stroke-width="0.025cm" draw:stroke-linejoin="miter" draw:fill="solid" draw:fill-color="#ffffff"/>
    </style:style>
    <style:style style:name="gr52" style:family="graphic" style:parent-style-name="standard">
      <style:graphic-properties draw:stroke="solid" svg:stroke-width="0.042cm" svg:stroke-color="#000000" draw:stroke-linejoin="miter" draw:fill="solid" draw:fill-color="#ffcf68" fo:padding-top="0.146cm" fo:padding-bottom="0.146cm" fo:padding-left="0.271cm" fo:padding-right="0.271cm"/>
    </style:style>
    <style:style style:name="gr53" style:family="graphic" style:parent-style-name="standard">
      <style:graphic-properties draw:stroke="solid" svg:stroke-width="0.025cm" svg:stroke-color="#000000" draw:stroke-linejoin="miter" draw:fill="solid" draw:fill-color="#ffcf68" fo:padding-top="0.137cm" fo:padding-bottom="0.137cm" fo:padding-left="0.262cm" fo:padding-right="0.262cm"/>
    </style:style>
    <style:style style:name="gr54" style:family="graphic" style:parent-style-name="standard">
      <style:graphic-properties draw:stroke="none" svg:stroke-width="0.026cm" draw:stroke-linejoin="miter" draw:fill="solid" draw:fill-color="#000000"/>
    </style:style>
    <style:style style:name="gr55" style:family="graphic" style:parent-style-name="standard">
      <style:graphic-properties draw:stroke="solid" svg:stroke-width="0.033cm" svg:stroke-color="#000000" draw:stroke-linejoin="miter" draw:fill="solid" draw:fill-color="#ffeec4" fo:padding-top="0.141cm" fo:padding-bottom="0.141cm" fo:padding-left="0.266cm" fo:padding-right="0.266cm"/>
    </style:style>
    <style:style style:name="gr56" style:family="graphic" style:parent-style-name="standard">
      <style:graphic-properties draw:stroke="solid" svg:stroke-width="0.033cm" svg:stroke-color="#000000" draw:stroke-linejoin="miter" draw:fill="solid" draw:fill-color="#0600ff" fo:padding-top="0.141cm" fo:padding-bottom="0.141cm" fo:padding-left="0.266cm" fo:padding-right="0.266cm"/>
    </style:style>
    <style:style style:name="gr57" style:family="graphic" style:parent-style-name="standard">
      <style:graphic-properties draw:stroke="solid" svg:stroke-width="0.033cm" svg:stroke-color="#000000" draw:stroke-linejoin="miter" draw:fill="solid" draw:fill-color="#ffffff" fo:padding-top="0.141cm" fo:padding-bottom="0.141cm" fo:padding-left="0.266cm" fo:padding-right="0.266cm"/>
    </style:style>
    <style:style style:name="gr58" style:family="graphic" style:parent-style-name="standard">
      <style:graphic-properties draw:stroke="solid" svg:stroke-width="0.033cm" svg:stroke-color="#000000" draw:stroke-linejoin="miter" draw:fill="solid" draw:fill-color="#ff8c00" fo:padding-top="0.141cm" fo:padding-bottom="0.141cm" fo:padding-left="0.266cm" fo:padding-right="0.266cm"/>
    </style:style>
    <style:style style:name="gr59" style:family="graphic" style:parent-style-name="standard">
      <style:graphic-properties draw:stroke="solid" svg:stroke-width="0.033cm" svg:stroke-color="#000000" draw:stroke-linejoin="miter" draw:fill="solid" draw:fill-color="#ff0000" fo:padding-top="0.141cm" fo:padding-bottom="0.141cm" fo:padding-left="0.266cm" fo:padding-right="0.266cm"/>
    </style:style>
    <style:style style:name="gr60" style:family="graphic" style:parent-style-name="standard">
      <style:graphic-properties draw:stroke="solid" svg:stroke-width="0.033cm" svg:stroke-color="#000000" draw:stroke-linejoin="miter" draw:fill="solid" draw:fill-color="#00ff15" fo:padding-top="0.141cm" fo:padding-bottom="0.141cm" fo:padding-left="0.266cm" fo:padding-right="0.266cm"/>
    </style:style>
    <style:style style:name="gr61" style:family="graphic" style:parent-style-name="standard">
      <style:graphic-properties draw:stroke="solid" svg:stroke-width="0.03cm" svg:stroke-color="#000000" draw:stroke-linejoin="miter" draw:fill="solid" draw:fill-color="#ffff00" fo:padding-top="0.14cm" fo:padding-bottom="0.14cm" fo:padding-left="0.265cm" fo:padding-right="0.265cm"/>
    </style:style>
    <style:style style:name="gr62" style:family="graphic" style:parent-style-name="standard">
      <style:graphic-properties draw:stroke="solid" svg:stroke-width="0.036cm" svg:stroke-color="#000000" draw:stroke-linejoin="miter" draw:fill="solid" draw:fill-color="#ff8c00" fo:padding-top="0.143cm" fo:padding-bottom="0.143cm" fo:padding-left="0.268cm" fo:padding-right="0.268cm"/>
    </style:style>
    <style:style style:name="gr63" style:family="graphic" style:parent-style-name="standard">
      <style:graphic-properties draw:stroke="solid" svg:stroke-width="0.033cm" svg:stroke-color="#000000" draw:stroke-linejoin="miter" draw:fill="none" fo:padding-top="0.141cm" fo:padding-bottom="0.141cm" fo:padding-left="0.266cm" fo:padding-right="0.266cm"/>
    </style:style>
    <style:style style:name="gr64" style:family="graphic" style:parent-style-name="standard">
      <style:graphic-properties draw:stroke="solid" svg:stroke-width="0.042cm" svg:stroke-color="#000000" draw:stroke-linejoin="miter" draw:fill="solid" draw:fill-color="#0600ff" fo:padding-top="0.146cm" fo:padding-bottom="0.146cm" fo:padding-left="0.271cm" fo:padding-right="0.271cm"/>
    </style:style>
    <style:style style:name="gr65" style:family="graphic" style:parent-style-name="standard">
      <style:graphic-properties draw:stroke="solid" svg:stroke-width="0.033cm" svg:stroke-color="#000000" draw:stroke-linejoin="miter" draw:fill="solid" draw:fill-color="#ffff00" fo:padding-top="0.141cm" fo:padding-bottom="0.141cm" fo:padding-left="0.266cm" fo:padding-right="0.266cm"/>
    </style:style>
    <style:style style:name="gr66" style:family="graphic" style:parent-style-name="standard">
      <style:graphic-properties draw:stroke="solid" svg:stroke-width="0.026cm" svg:stroke-color="#000000" draw:stroke-linejoin="miter" draw:fill="solid" draw:fill-color="#ffff00" fo:padding-top="0.138cm" fo:padding-bottom="0.138cm" fo:padding-left="0.263cm" fo:padding-right="0.263cm"/>
    </style:style>
    <style:style style:name="gr67" style:family="graphic" style:parent-style-name="standard">
      <style:graphic-properties draw:stroke="solid" svg:stroke-width="0.034cm" svg:stroke-color="#000000" draw:stroke-linejoin="miter" draw:fill="solid" draw:fill-color="#ff8c00" fo:padding-top="0.142cm" fo:padding-bottom="0.142cm" fo:padding-left="0.267cm" fo:padding-right="0.267cm"/>
    </style:style>
    <style:style style:name="gr68" style:family="graphic" style:parent-style-name="standard">
      <style:graphic-properties draw:stroke="none" svg:stroke-width="0.019cm" draw:stroke-linejoin="miter" draw:fill="solid" draw:fill-color="#f0ff00"/>
    </style:style>
    <style:style style:name="gr69" style:family="graphic" style:parent-style-name="standard">
      <style:graphic-properties draw:stroke="solid" svg:stroke-width="0.026cm" svg:stroke-color="#000000" draw:stroke-linejoin="miter" draw:fill="solid" draw:fill-color="#ffeec4" fo:padding-top="0.138cm" fo:padding-bottom="0.138cm" fo:padding-left="0.263cm" fo:padding-right="0.263cm"/>
    </style:style>
    <style:style style:name="gr70" style:family="graphic" style:parent-style-name="standard">
      <style:graphic-properties draw:stroke="none" svg:stroke-width="0.021cm" draw:stroke-linejoin="miter" draw:fill="solid" draw:fill-color="#f0ff00"/>
    </style:style>
    <style:style style:name="gr71" style:family="graphic" style:parent-style-name="standard">
      <style:graphic-properties draw:stroke="solid" svg:stroke-width="0.046cm" svg:stroke-color="#000000" draw:stroke-linejoin="miter" draw:fill="solid" draw:fill-color="#ffffff" fo:padding-top="0.148cm" fo:padding-bottom="0.148cm" fo:padding-left="0.273cm" fo:padding-right="0.273cm"/>
    </style:style>
    <style:style style:name="gr72" style:family="graphic" style:parent-style-name="standard">
      <style:graphic-properties draw:stroke="solid" svg:stroke-width="0.139cm" svg:stroke-color="#000000" draw:stroke-linejoin="miter" draw:fill="solid" draw:fill-color="#ffffff" fo:padding-top="0.194cm" fo:padding-bottom="0.194cm" fo:padding-left="0.319cm" fo:padding-right="0.319cm"/>
    </style:style>
    <style:style style:name="gr73" style:family="graphic" style:parent-style-name="standard">
      <style:graphic-properties draw:stroke="solid" svg:stroke-width="0.026cm" svg:stroke-color="#000000" draw:stroke-linejoin="miter" draw:fill="solid" draw:fill-color="#ffe5b9" fo:padding-top="0.138cm" fo:padding-bottom="0.138cm" fo:padding-left="0.263cm" fo:padding-right="0.263cm"/>
    </style:style>
    <style:style style:name="gr74" style:family="graphic" style:parent-style-name="standard">
      <style:graphic-properties draw:stroke="solid" svg:stroke-width="0.032cm" svg:stroke-color="#000000" draw:stroke-linejoin="round" draw:fill="solid" draw:fill-color="#0000ff" fo:padding-top="0.141cm" fo:padding-bottom="0.141cm" fo:padding-left="0.266cm" fo:padding-right="0.266cm"/>
    </style:style>
    <style:style style:name="gr75" style:family="graphic" style:parent-style-name="standard">
      <style:graphic-properties draw:stroke="solid" svg:stroke-width="0.032cm" svg:stroke-color="#000000" draw:stroke-linejoin="round" draw:fill="solid" draw:fill-color="#9e00c7" fo:padding-top="0.141cm" fo:padding-bottom="0.141cm" fo:padding-left="0.266cm" fo:padding-right="0.266cm"/>
    </style:style>
    <style:style style:name="gr76" style:family="graphic" style:parent-style-name="standard">
      <style:graphic-properties draw:stroke="solid" svg:stroke-width="0.032cm" svg:stroke-color="#000000" draw:stroke-linejoin="round" draw:fill="solid" draw:fill-color="#f74200" fo:padding-top="0.141cm" fo:padding-bottom="0.141cm" fo:padding-left="0.266cm" fo:padding-right="0.266cm"/>
    </style:style>
    <style:style style:name="gr77" style:family="graphic" style:parent-style-name="standard">
      <style:graphic-properties draw:stroke="solid" svg:stroke-width="0.032cm" svg:stroke-color="#000000" draw:stroke-linejoin="round" draw:fill="solid" draw:fill-color="#ffcf60" fo:padding-top="0.141cm" fo:padding-bottom="0.141cm" fo:padding-left="0.266cm" fo:padding-right="0.266cm"/>
    </style:style>
    <style:style style:name="gr78" style:family="graphic" style:parent-style-name="standard">
      <style:graphic-properties draw:stroke="solid" svg:stroke-width="0.032cm" svg:stroke-color="#000000" draw:stroke-linejoin="round" draw:fill="solid" draw:fill-color="#ffffff" fo:padding-top="0.141cm" fo:padding-bottom="0.141cm" fo:padding-left="0.266cm" fo:padding-right="0.266cm"/>
    </style:style>
    <style:style style:name="gr79" style:family="graphic" style:parent-style-name="standard">
      <style:graphic-properties draw:stroke="solid" svg:stroke-width="0.08cm" svg:stroke-color="#0091ff" draw:stroke-linejoin="round" draw:fill="solid" draw:fill-color="#000000" fo:padding-top="0.165cm" fo:padding-bottom="0.165cm" fo:padding-left="0.29cm" fo:padding-right="0.29cm"/>
    </style:style>
    <style:style style:name="gr80" style:family="graphic" style:parent-style-name="standard">
      <style:graphic-properties draw:stroke="solid" svg:stroke-width="0.032cm" svg:stroke-color="#000000" draw:stroke-linejoin="round" draw:fill="solid" draw:fill-color="#009bff" fo:padding-top="0.141cm" fo:padding-bottom="0.141cm" fo:padding-left="0.266cm" fo:padding-right="0.266cm"/>
    </style:style>
    <style:style style:name="gr81" style:family="graphic" style:parent-style-name="standard">
      <style:graphic-properties draw:stroke="solid" svg:stroke-width="0.032cm" svg:stroke-color="#000000" svg:stroke-opacity="0%" draw:stroke-linejoin="round" draw:fill="solid" draw:fill-color="#ffffff" draw:opacity="0%" fo:padding-top="0.141cm" fo:padding-bottom="0.141cm" fo:padding-left="0.266cm" fo:padding-right="0.266cm"/>
    </style:style>
    <style:style style:name="gr82" style:family="graphic" style:parent-style-name="standard">
      <style:graphic-properties draw:stroke="solid" svg:stroke-width="0.039cm" svg:stroke-color="#000000" draw:stroke-linejoin="miter" draw:fill="none" fo:padding-top="0.144cm" fo:padding-bottom="0.144cm" fo:padding-left="0.269cm" fo:padding-right="0.269cm"/>
    </style:style>
    <style:style style:name="gr83" style:family="graphic" style:parent-style-name="standard">
      <style:graphic-properties draw:stroke="solid" svg:stroke-width="0.039cm" svg:stroke-color="#000000" draw:stroke-linejoin="miter" draw:fill="solid" draw:fill-color="#ef2929" fo:padding-top="0.144cm" fo:padding-bottom="0.144cm" fo:padding-left="0.269cm" fo:padding-right="0.269cm"/>
    </style:style>
    <style:style style:name="gr84" style:family="graphic" style:parent-style-name="standard">
      <style:graphic-properties draw:stroke="solid" svg:stroke-width="0.039cm" svg:stroke-color="#000000" draw:stroke-linejoin="miter" draw:fill="solid" draw:fill-color="#ffffff" fo:padding-top="0.144cm" fo:padding-bottom="0.144cm" fo:padding-left="0.269cm" fo:padding-right="0.269cm"/>
    </style:style>
    <style:style style:name="gr85" style:family="graphic" style:parent-style-name="standard">
      <style:graphic-properties draw:stroke="solid" svg:stroke-width="0.034cm" svg:stroke-color="#000000" draw:stroke-linejoin="miter" draw:fill="solid" draw:fill-color="#ef2929" fo:padding-top="0.142cm" fo:padding-bottom="0.142cm" fo:padding-left="0.267cm" fo:padding-right="0.267cm"/>
    </style:style>
    <style:style style:name="gr86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87" style:family="graphic" style:parent-style-name="standard">
      <style:graphic-properties draw:stroke="solid" svg:stroke-width="0.035cm" svg:stroke-color="#000000" draw:stroke-linejoin="miter" draw:fill="solid" draw:fill-color="#ef2929" fo:padding-top="0.142cm" fo:padding-bottom="0.142cm" fo:padding-left="0.267cm" fo:padding-right="0.267cm"/>
    </style:style>
    <style:style style:name="gr88" style:family="graphic" style:parent-style-name="standard">
      <style:graphic-properties draw:stroke="solid" svg:stroke-width="0.035cm" svg:stroke-color="#000000" draw:stroke-linejoin="miter" draw:fill="solid" draw:fill-color="#ffffff" fo:padding-top="0.142cm" fo:padding-bottom="0.142cm" fo:padding-left="0.267cm" fo:padding-right="0.267cm"/>
    </style:style>
    <style:style style:name="gr89" style:family="graphic" style:parent-style-name="standard">
      <style:graphic-properties draw:stroke="solid" svg:stroke-width="0.051cm" svg:stroke-color="#000000" draw:stroke-linejoin="miter" draw:fill="none" fo:padding-top="0.15cm" fo:padding-bottom="0.15cm" fo:padding-left="0.275cm" fo:padding-right="0.275cm"/>
    </style:style>
    <style:style style:name="gr90" style:family="graphic" style:parent-style-name="standard">
      <style:graphic-properties draw:stroke="none" draw:fill="none" draw:textarea-horizontal-align="left" draw:auto-grow-width="true" fo:min-height="0.001cm" fo:min-width="0.001cm" fo:padding-top="0cm" fo:padding-bottom="0cm" fo:padding-left="0cm" fo:padding-right="0cm"/>
    </style:style>
  </office:automatic-styles>
  <office:body>
    <office:drawing>
      <draw:page draw:name="page1" draw:style-name="dp1" draw:master-page-name="Default">
        <draw:path draw:style-name="gr1" draw:layer="layout" svg:width="0.313cm" svg:height="0.215cm" svg:x="6.531cm" svg:y="7.648cm" svg:viewBox="0 0 314 216" svg:d="M0 125c127-273 314-13 314-13-145 226-314 16-314 13z">
          <text:p/>
        </draw:path>
        <draw:path draw:style-name="gr1" draw:layer="layout" svg:width="0.313cm" svg:height="0.215cm" svg:x="6.531cm" svg:y="7.648cm" svg:viewBox="0 0 314 216" svg:d="M0 125c127-273 314-13 314-13-145 226-314 16-314 13z">
          <text:p/>
        </draw:path>
        <draw:path draw:style-name="gr1" draw:layer="layout" svg:width="0.313cm" svg:height="0.215cm" svg:x="6.531cm" svg:y="7.648cm" svg:viewBox="0 0 314 216" svg:d="M0 125c127-273 314-13 314-13-145 226-314 16-314 13z">
          <text:p/>
        </draw:path>
        <draw:path draw:style-name="gr1" draw:layer="layout" svg:width="0.313cm" svg:height="0.215cm" svg:x="6.531cm" svg:y="7.648cm" svg:viewBox="0 0 314 216" svg:d="M0 125c127-273 314-13 314-13-145 226-314 16-314 13z">
          <text:p/>
        </draw:path>
        <draw:path draw:style-name="gr1" draw:layer="layout" svg:width="0.313cm" svg:height="0.215cm" svg:x="6.531cm" svg:y="7.648cm" svg:viewBox="0 0 314 216" svg:d="M0 125c127-273 314-13 314-13-145 226-314 16-314 13z">
          <text:p/>
        </draw:path>
        <draw:path draw:style-name="gr1" draw:layer="layout" svg:width="0.313cm" svg:height="0.215cm" svg:x="6.531cm" svg:y="7.648cm" svg:viewBox="0 0 314 216" svg:d="M0 125c127-273 314-13 314-13-145 226-314 16-314 13z">
          <text:p/>
        </draw:path>
        <draw:polygon draw:style-name="gr2" draw:layer="layout" svg:width="0.921cm" svg:height="1.899cm" svg:x="20.744cm" svg:y="13.302cm" svg:viewBox="0 0 922 1900" draw:points="516,0 571,861 922,1089 461,1900 0,1039 387,811 332,101">
          <text:p/>
        </draw:polygon>
        <draw:path draw:style-name="gr3" draw:layer="layout" svg:width="0.551cm" svg:height="0.526cm" svg:x="19.591cm" svg:y="11.66cm" svg:viewBox="0 0 552 527" svg:d="M552 264c0 48-12 90-37 132-26 42-57 72-101 96s-87 35-138 35-94-11-138-35-76-54-101-96-37-84-37-132c0-49 12-90 37-132s57-72 101-97c44-24 87-35 138-35s94 11 138 35c44 25 75 55 101 97 25 42 37 83 37 132z">
          <text:p/>
        </draw:path>
        <draw:path draw:style-name="gr2" draw:layer="layout" svg:width="0.515cm" svg:height="0.583cm" svg:x="22.536cm" svg:y="11.568cm" svg:viewBox="0 0 516 584" svg:d="M516 292c0 54-10 100-34 146-24 47-53 80-95 107-41 27-81 39-129 39-47 0-88-12-129-39s-71-60-94-107c-24-46-35-92-35-146 0-54 11-100 35-146 23-47 53-80 94-107s82-39 129-39c48 0 88 12 129 39 42 27 71 60 95 107 24 46 34 92 34 146z">
          <text:p/>
        </draw:path>
        <draw:path draw:style-name="gr2" draw:layer="layout" svg:width="0.718cm" svg:height="1.587cm" svg:x="20.048cm" svg:y="15.226cm" svg:viewBox="0 0 719 1588" svg:d="M460 0l-239 887c-387 127-148 633-148 633 332 178 443-50 443-50l203-1470z">
          <text:p/>
        </draw:path>
        <draw:path draw:style-name="gr4" draw:layer="layout" svg:width="2.698cm" svg:height="3.832cm" svg:x="19.987cm" svg:y="9.836cm" svg:viewBox="0 0 2699 3833" svg:d="M2699 1917c0 353-57 653-181 958-124 306-279 525-494 701-215 177-426 257-675 257-248 0-459-80-674-257-215-176-370-395-494-701-124-305-181-605-181-958 0-1 0-1 0-1 0-353 57-652 181-958 124-305 279-525 494-701 215-177 426-257 674-257 249 0 460 80 675 257 215 176 370 396 494 701 124 306 181 605 181 958z">
          <text:p/>
        </draw:path>
        <draw:path draw:style-name="gr5" draw:layer="layout" svg:width="1.442cm" svg:height="0.742cm" svg:x="20.856cm" svg:y="9.491cm" svg:viewBox="0 0 1443 743" svg:d="M97 669c-398 69 554-639 685-669-121 228-265 435-417 625 394-339 901-691 239 77 79 58 588-451 839-333l-19 67c-203-32-909 523-854 211 629-728 230-207-182 43-178-74 256-636 390-618-110 46-954 721-701 530z">
          <text:p/>
        </draw:path>
        <draw:path draw:style-name="gr6" draw:layer="layout" svg:width="2.062cm" svg:height="1.06cm" svg:x="19.262cm" svg:y="17.572cm" svg:viewBox="0 0 2063 1061" svg:d="M1105 0c-1068 76-1105 735-1105 735 0 532 2063 253 2063 253v-861z">
          <text:p/>
        </draw:path>
        <draw:path draw:style-name="gr5" draw:layer="layout" svg:width="0.464cm" svg:height="0.901cm" svg:x="19.824cm" svg:y="17.612cm" svg:viewBox="0 0 465 902" svg:d="M0 0c386 42 555 421 418 902l-49-26c124-433-19-763-369-804z">
          <text:p/>
        </draw:path>
        <draw:path draw:style-name="gr5" draw:layer="layout" svg:width="0.508cm" svg:height="1.023cm" svg:x="20.137cm" svg:y="17.561cm" svg:viewBox="0 0 509 1024" svg:d="M0 0c450 0 614 488 442 1024l-48-29c158-489 19-923-394-923z">
          <text:p/>
        </draw:path>
        <draw:path draw:style-name="gr6" draw:layer="layout" svg:width="2.062cm" svg:height="1.06cm" svg:x="21.325cm" svg:y="17.572cm" svg:viewBox="0 0 2063 1061" svg:d="M958 0c1068 76 1105 735 1105 735 0 532-2063 253-2063 253v-861z">
          <text:p/>
        </draw:path>
        <draw:path draw:style-name="gr5" draw:layer="layout" svg:width="0.463cm" svg:height="0.901cm" svg:x="22.362cm" svg:y="17.612cm" svg:viewBox="0 0 464 902" svg:d="M464 0c-385 42-554 421-417 902l49-26c-125-433 19-763 368-804z">
          <text:p/>
        </draw:path>
        <draw:path draw:style-name="gr5" draw:layer="layout" svg:width="0.508cm" svg:height="1.023cm" svg:x="22.005cm" svg:y="17.561cm" svg:viewBox="0 0 509 1024" svg:d="M509 0c-450 0-615 488-442 1024l48-29c-158-489-20-923 394-923z">
          <text:p/>
        </draw:path>
        <draw:path draw:style-name="gr7" draw:layer="layout" svg:width="2.074cm" svg:height="1.743cm" svg:x="20.22cm" svg:y="16.034cm" svg:viewBox="0 0 2075 1744" svg:d="M1758 207l317 1292c-333 230-998 138-998 138-348 277-1077-69-1077-69l301-1568z">
          <text:p/>
        </draw:path>
        <draw:polyline draw:style-name="gr8" draw:layer="layout" svg:width="0.538cm" svg:height="0.484cm" svg:x="20.995cm" svg:y="16.518cm" svg:viewBox="0 0 539 485" draw:points="444,0 539,485 0,416">
          <text:p/>
        </draw:polyline>
        <draw:line draw:style-name="gr8" draw:layer="layout" svg:x1="21.217cm" svg:y1="16.495cm" svg:x2="21.297cm" svg:y2="17.648cm">
          <text:p/>
        </draw:line>
        <draw:path draw:style-name="gr9" draw:layer="layout" svg:width="0.813cm" svg:height="0.241cm" svg:x="22.035cm" svg:y="15.513cm" svg:viewBox="0 0 814 242" svg:d="M0 142c2 58 51 103 110 100l599-31c60-3 107-53 105-111s-51-103-110-100l-599 31c-60 3-107 53-105 111z">
          <text:p/>
        </draw:path>
        <draw:polygon draw:style-name="gr10" draw:layer="layout" svg:width="0.433cm" svg:height="0.06cm" svg:x="22.267cm" svg:y="15.652cm" svg:viewBox="0 0 434 61" draw:points="0,61 434,22 422,0 18,33">
          <text:p/>
        </draw:polygon>
        <draw:path draw:style-name="gr11" draw:layer="layout" svg:width="0.43cm" svg:height="1.02cm" svg:x="21.693cm" svg:y="14.62cm" svg:viewBox="0 0 431 1021" svg:d="M395 1013c38-25 48-105 22-179l-265-740c-26-73-78-112-116-86s-47 106-21 179l264 740c26 73 78 112 116 86z">
          <text:p/>
        </draw:path>
        <draw:polygon draw:style-name="gr12" draw:layer="layout" svg:width="0.258cm" svg:height="0.687cm" svg:x="21.722cm" svg:y="14.771cm" svg:viewBox="0 0 259 688" draw:points="0,0 246,688 259,658 33,16">
          <text:p/>
        </draw:polygon>
        <draw:path draw:style-name="gr13" draw:layer="layout" svg:width="0.311cm" svg:height="0.427cm" svg:x="21.932cm" svg:y="15.432cm" svg:viewBox="0 0 312 428" svg:d="M304 278c-9 38-22 67-43 94-21 26-44 42-72 51-28 8-53 7-80-5s-49-31-68-60-31-60-37-98-5-73 3-110c9-38 23-67 44-94 21-26 43-42 71-51 28-8 53-7 81 5 27 12 48 31 67 60 20 29 31 60 38 98 6 38 5 73-4 110z">
          <text:p/>
        </draw:path>
        <draw:path draw:style-name="gr14" draw:layer="layout" svg:width="0.07cm" svg:height="0.095cm" svg:x="21.982cm" svg:y="15.543cm" svg:viewBox="0 0 71 96" svg:d="M69 63c-2 8-5 15-10 21s-10 9-16 11c-7 2-12 2-18-1-7-2-11-7-16-13-4-7-7-14-8-22-2-9-1-17 1-25 2-9 5-15 9-21 5-6 10-10 17-12 6-2 12-1 18 1 6 3 11 7 15 14 5 6 7 13 9 22 1 9 1 16-1 25z">
          <text:p/>
        </draw:path>
        <draw:polygon draw:style-name="gr15" draw:layer="layout" svg:width="0.18cm" svg:height="0.478cm" svg:x="22.788cm" svg:y="14.97cm" svg:viewBox="0 0 181 479" draw:points="86,0 0,193 82,459 181,479 93,229 166,81">
          <text:p/>
        </draw:polygon>
        <draw:polygon draw:style-name="gr15" draw:layer="layout" svg:width="0.506cm" svg:height="0.472cm" svg:x="23.036cm" svg:y="15.055cm" svg:viewBox="0 0 507 473" draw:points="356,0 206,291 0,361 7,473 255,383 507,112">
          <text:p/>
        </draw:polygon>
        <draw:path draw:style-name="gr13" draw:layer="layout" svg:width="0.386cm" svg:height="0.53cm" svg:x="22.718cm" svg:y="15.354cm" svg:viewBox="0 0 387 531" svg:d="M377 183c11 47 13 90 5 137-7 48-21 87-45 123s-50 60-84 75c-33 15-65 17-99 7-35-10-63-29-90-62-26-32-43-68-54-115-11-46-13-89-6-137 8-48 22-86 46-122 23-37 50-60 83-75 34-16 65-18 100-8s63 30 89 62c27 33 44 69 55 115z">
          <text:p/>
        </draw:path>
        <draw:path draw:style-name="gr16" draw:layer="layout" svg:width="0.148cm" svg:height="0.205cm" svg:x="22.869cm" svg:y="15.651cm" svg:viewBox="0 0 149 206" svg:d="M146 71c4 18 5 34 2 53-3 18-8 33-18 47-9 14-19 23-32 29s-25 7-39 3c-13-4-24-11-34-24s-17-26-21-44-5-35-2-53c3-19 8-34 17-48s20-23 33-29 25-7 38-3c14 4 24 12 35 24 10 13 17 27 21 45z">
          <text:p/>
        </draw:path>
        <draw:path draw:style-name="gr17" draw:layer="layout" svg:width="2.011cm" svg:height="2.285cm" svg:x="20.253cm" svg:y="14.198cm" svg:viewBox="0 0 2012 2286" svg:d="M1326 0l-328 280-515-263-483 944 452 227 125-734-405 1695c499 298 1606 18 1606 18l-374-1678 155 769 453-227z">
          <text:p/>
        </draw:path>
        <draw:path draw:style-name="gr18" draw:layer="layout" svg:width="0.45cm" svg:height="1.074cm" svg:x="20.889cm" svg:y="15.064cm" svg:viewBox="0 0 451 1075" svg:d="M0 115c201-448 434 689 451 942l-138 18c-18-265-82-502-177-734-34-82-162-159-118-234 109-188 119-92 121 8z">
          <text:p/>
        </draw:path>
        <draw:path draw:style-name="gr18" draw:layer="layout" svg:width="0.812cm" svg:height="0.72cm" svg:x="20.825cm" svg:y="14.86cm" svg:viewBox="0 0 813 721" svg:d="M0 599c124-156 751-906 813-458l-128-74c62 168-2 61 74 96 19 9-727 502-652 558z">
          <text:p/>
        </draw:path>
        <draw:path draw:style-name="gr18" draw:layer="layout" svg:width="0.701cm" svg:height="0.383cm" svg:x="20.925cm" svg:y="15.364cm" svg:viewBox="0 0 702 384" svg:d="M0 228c195-154 475-299 702-190l-55 176c-192-28-399 15-566 170z">
          <text:p/>
        </draw:path>
        <draw:polygon draw:style-name="gr19" draw:layer="layout" svg:width="0.24cm" svg:height="0.243cm" svg:x="22.958cm" svg:y="15.502cm" svg:viewBox="0 0 241 244" draw:points="107,81 222,20 241,244 0,163 7,0">
          <text:p/>
        </draw:polygon>
        <draw:polygon draw:style-name="gr19" draw:layer="layout" svg:width="0.226cm" svg:height="0.288cm" svg:x="22.901cm" svg:y="15.709cm" svg:viewBox="0 0 227 289" draw:points="227,125 195,289 0,78 48,0">
          <text:p/>
        </draw:polygon>
        <draw:path draw:style-name="gr11" draw:layer="layout" svg:width="0.332cm" svg:height="1.113cm" svg:x="26.583cm" svg:y="15.584cm" svg:viewBox="0 0 333 1114" svg:d="M53 3c-43 16-64 94-47 175l167 815c16 81 64 134 107 118s64-94 48-175l-167-815c-17-81-65-134-108-118z">
          <text:p/>
        </draw:path>
        <draw:polygon draw:style-name="gr20" draw:layer="layout" svg:width="0.146cm" svg:height="0.587cm" svg:x="26.648cm" svg:y="15.918cm" svg:viewBox="0 0 147 588" draw:points="0,0 134,588 147,566 25,18">
          <text:p/>
        </draw:polygon>
        <draw:path draw:style-name="gr21" draw:layer="layout" svg:width="0.452cm" svg:height="1.047cm" svg:x="26.219cm" svg:y="14.569cm" svg:viewBox="0 0 453 1048" svg:d="M415 1040c40-26 50-109 22-184l-277-759c-28-75-82-115-122-89s-50 109-22 184l277 759c28 76 82 115 122 89z">
          <text:p/>
        </draw:path>
        <draw:polygon draw:style-name="gr10" draw:layer="layout" svg:width="0.271cm" svg:height="0.706cm" svg:x="26.248cm" svg:y="14.724cm" svg:viewBox="0 0 272 707" draw:points="0,0 259,707 272,675 35,16">
          <text:p/>
        </draw:polygon>
        <draw:path draw:style-name="gr22" draw:layer="layout" svg:width="0.325cm" svg:height="0.437cm" svg:x="26.492cm" svg:y="15.437cm" svg:viewBox="0 0 326 438" svg:d="M151 438c-30-3-55-15-80-37-25-23-42-50-55-87-13-36-18-71-15-111 2-40 11-74 27-107 17-34 37-57 65-74 27-18 53-24 83-21s55 14 79 37c25 23 42 50 55 86 13 37 18 72 16 112s-11 74-28 107-37 57-64 74c-27 18-53 24-83 21z">
          <text:p/>
        </draw:path>
        <draw:path draw:style-name="gr23" draw:layer="layout" svg:width="0.073cm" svg:height="0.098cm" svg:x="26.642cm" svg:y="15.498cm" svg:viewBox="0 0 74 99" svg:d="M34 99c-7-1-12-4-18-9s-9-11-12-19-4-16-4-25c1-9 3-17 6-24 4-8 9-13 15-17s12-6 19-5c6 1 12 3 18 9 5 5 9 11 12 19s4 16 4 25c-1 9-3 17-7 24-3 8-8 13-14 17s-12 5-19 5z">
          <text:p/>
        </draw:path>
        <draw:path draw:style-name="gr9" draw:layer="layout" svg:width="0.919cm" svg:height="1.02cm" svg:x="26.551cm" svg:y="16.505cm" svg:viewBox="0 0 920 1021" svg:d="M795 72l-164-72-178 175 9 140 165-179 127 64zM878 482l-229 48-162-136-48 75 197 159 284 52zM355 514l-61 9 38 266-90 155 113 77 48-220zM207 436l-42-17-57 133-108 31 20 112 122-77z">
          <text:p/>
        </draw:path>
        <draw:path draw:style-name="gr24" draw:layer="layout" svg:width="0.404cm" svg:height="0.543cm" svg:x="26.67cm" svg:y="16.51cm" svg:viewBox="0 0 405 544" svg:d="M308 505c-32 26-63 38-101 39-37 2-69-9-102-33-32-24-56-54-75-97-20-43-29-85-30-135-1-51 7-93 25-137s40-76 72-102 64-39 101-40 69 9 102 33 56 55 76 98c19 42 28 85 29 135s-7 93-25 137c-17 44-40 76-72 102z">
          <text:p/>
        </draw:path>
        <draw:path draw:style-name="gr25" draw:layer="layout" svg:width="0.156cm" svg:height="0.209cm" svg:x="26.702cm" svg:y="16.753cm" svg:viewBox="0 0 157 210" svg:d="M119 195c-12 10-24 15-39 15-14 1-27-3-39-12-13-10-22-22-30-38-7-17-11-33-11-52 0-20 3-36 10-53s15-30 28-40c12-10 24-15 39-15 14 0 26 4 39 13s22 21 29 37c8 17 11 33 12 53 0 19-3 36-10 53s-16 29-28 39z">
          <text:p/>
        </draw:path>
        <draw:polygon draw:style-name="gr26" draw:layer="layout" svg:width="0.966cm" svg:height="1.949cm" svg:x="25.34cm" svg:y="13.293cm" svg:viewBox="0 0 967 1950" draw:points="426,0 368,884 0,1118 484,1950 967,1066 561,832 619,104">
          <text:p/>
        </draw:polygon>
        <draw:path draw:style-name="gr27" draw:layer="layout" svg:width="0.578cm" svg:height="0.54cm" svg:x="26.938cm" svg:y="11.608cm" svg:viewBox="0 0 579 541" svg:d="M0 271c0 50 12 92 39 135 26 43 60 74 106 99s91 36 145 36c53 0 98-11 144-36 47-25 80-56 106-99 27-43 39-85 39-135 0-50-12-93-39-136-26-43-59-74-106-99-46-25-91-36-144-36-54 0-99 11-145 36s-80 56-106 99c-27 43-39 86-39 136z">
          <text:p/>
        </draw:path>
        <draw:path draw:style-name="gr26" draw:layer="layout" svg:width="0.541cm" svg:height="0.598cm" svg:x="23.884cm" svg:y="11.514cm" svg:viewBox="0 0 542 599" svg:d="M0 300c0 55 11 102 36 149 25 48 56 82 100 110 43 28 85 40 135 40s92-12 136-40c43-28 74-62 99-110 25-47 36-94 36-149 0-1 0-1 0-1 0-55-11-102-36-149-25-48-56-82-99-110-44-27-86-40-136-40s-92 13-135 40c-44 28-75 62-100 110-25 47-36 94-36 149z">
          <text:p/>
        </draw:path>
        <draw:path draw:style-name="gr3" draw:layer="layout" svg:width="2.832cm" svg:height="3.933cm" svg:x="24.268cm" svg:y="9.736cm" svg:viewBox="0 0 2833 3934" svg:d="M0 1967c0 362 59 670 190 983 130 314 292 539 518 720s448 264 708 264c261 0 483-83 709-264s388-406 518-720c131-313 190-621 190-983v-1c0-362-59-669-190-983-130-313-292-539-518-720s-448-263-709-263c-260 0-482 82-708 263s-388 407-518 720c-131 314-190 621-190 983z">
          <text:p/>
        </draw:path>
        <draw:path draw:style-name="gr28" draw:layer="layout" svg:width="1.513cm" svg:height="0.761cm" svg:x="24.674cm" svg:y="9.382cm" svg:viewBox="0 0 1514 762" svg:d="M1413 686c418 72-582-655-719-686 127 234 278 446 438 642-414-349-946-710-251 78-83 60-618-462-881-342l20 70c213-34 954 536 896 216-660-747-241-213 191 44 187-76-269-653-409-634 116 47 1002 740 736 543z">
          <text:p/>
        </draw:path>
        <draw:path draw:style-name="gr29" draw:layer="layout" svg:width="2.164cm" svg:height="1.088cm" svg:x="25.696cm" svg:y="17.675cm" svg:viewBox="0 0 2165 1089" svg:d="M1005 0c1122 78 1160 754 1160 754 0 546-2165 260-2165 260v-884z">
          <text:p/>
        </draw:path>
        <draw:path draw:style-name="gr28" draw:layer="layout" svg:width="0.486cm" svg:height="0.925cm" svg:x="26.785cm" svg:y="17.715cm" svg:viewBox="0 0 487 926" svg:d="M487 0c-404 43-582 432-438 926l51-27c-131-445 20-783 387-825z">
          <text:p/>
        </draw:path>
        <draw:path draw:style-name="gr28" draw:layer="layout" svg:width="0.533cm" svg:height="1.05cm" svg:x="26.41cm" svg:y="17.663cm" svg:viewBox="0 0 534 1051" svg:d="M534 0c-472 0-645 501-464 1051l51-30c-166-502-21-947 413-947z">
          <text:p/>
        </draw:path>
        <draw:path draw:style-name="gr29" draw:layer="layout" svg:width="2.164cm" svg:height="1.088cm" svg:x="23.531cm" svg:y="17.675cm" svg:viewBox="0 0 2165 1089" svg:d="M1160 0c-1121 78-1160 754-1160 754 0 546 2165 260 2165 260v-884z">
          <text:p/>
        </draw:path>
        <draw:path draw:style-name="gr28" draw:layer="layout" svg:width="0.487cm" svg:height="0.925cm" svg:x="24.12cm" svg:y="17.715cm" svg:viewBox="0 0 488 926" svg:d="M0 0c405 43 582 432 438 926l-51-27c131-445-20-783-387-825z">
          <text:p/>
        </draw:path>
        <draw:path draw:style-name="gr28" draw:layer="layout" svg:width="0.533cm" svg:height="1.05cm" svg:x="24.449cm" svg:y="17.663cm" svg:viewBox="0 0 534 1051" svg:d="M0 0c472 0 645 501 464 1051l-51-30c166-502 21-947-413-947z">
          <text:p/>
        </draw:path>
        <draw:path draw:style-name="gr30" draw:layer="layout" svg:width="2.177cm" svg:height="1.789cm" svg:x="24.679cm" svg:y="16.097cm" svg:viewBox="0 0 2178 1790" svg:d="M332 213l-332 1325c349 236 1047 142 1047 142 366 284 1131-71 1131-71l-316-1609z">
          <text:p/>
        </draw:path>
        <draw:polyline draw:style-name="gr31" draw:layer="layout" svg:width="0.565cm" svg:height="0.497cm" svg:x="25.477cm" svg:y="16.593cm" svg:viewBox="0 0 566 498" draw:points="100,0 0,498 566,426">
          <text:p/>
        </draw:polyline>
        <draw:line draw:style-name="gr31" draw:layer="layout" svg:x1="25.81cm" svg:y1="16.57cm" svg:x2="25.726cm" svg:y2="17.753cm">
          <text:p/>
        </draw:line>
        <draw:path draw:style-name="gr26" draw:layer="layout" svg:width="1.962cm" svg:height="1.285cm" svg:x="23.228cm" svg:y="14.615cm" svg:viewBox="0 0 1963 1286" svg:d="M1839 689l-124 313-574-251c-93-772-264-334-264-334-512-146-822-417-822-417-124 250 0 355 0 355 78 167 481 250 481 250-326-62 31 668 31 668 434 62 512-125 512-125l776 83 108-459z">
          <text:p/>
        </draw:path>
        <draw:path draw:style-name="gr32" draw:layer="layout" svg:width="2.111cm" svg:height="2.345cm" svg:x="24.711cm" svg:y="14.212cm" svg:viewBox="0 0 2112 2346" svg:d="M720 0l344 287 540-269 508 968-475 233-131-753 426 1740c-524 305-1686 18-1686 18l392-1722-163 789-475-233z">
          <text:p/>
        </draw:path>
        <draw:path draw:style-name="gr33" draw:layer="layout" svg:width="0.473cm" svg:height="1.102cm" svg:x="25.402cm" svg:y="15.101cm" svg:viewBox="0 0 474 1103" svg:d="M0 118c211-460 455 707 474 966l-145 19c-19-272-86-515-186-753-36-84-170-164-125-240 115-193 126-95 128 8z">
          <text:p/>
        </draw:path>
        <draw:path draw:style-name="gr33" draw:layer="layout" svg:width="0.852cm" svg:height="0.739cm" svg:x="25.335cm" svg:y="14.892cm" svg:viewBox="0 0 853 740" svg:d="M0 614c130-160 788-929 853-469l-134-77c65 173-2 63 78 100 19 9-764 514-685 572z">
          <text:p/>
        </draw:path>
        <draw:path draw:style-name="gr33" draw:layer="layout" svg:width="0.736cm" svg:height="0.393cm" svg:x="25.44cm" svg:y="15.409cm" svg:viewBox="0 0 737 394" svg:d="M0 234c204-158 499-307 737-195l-58 180c-202-28-418 16-594 175z">
          <text:p/>
        </draw:path>
        <draw:path draw:style-name="gr11" draw:layer="layout" svg:width="0.332cm" svg:height="1.113cm" svg:x="31.195cm" svg:y="15.547cm" svg:viewBox="0 0 333 1114" svg:d="M53 3c-43 16-64 94-47 175l167 815c16 81 64 134 107 118s64-94 48-175l-167-815c-17-81-65-134-108-118z">
          <text:p/>
        </draw:path>
        <draw:polygon draw:style-name="gr20" draw:layer="layout" svg:width="0.146cm" svg:height="0.587cm" svg:x="31.261cm" svg:y="15.882cm" svg:viewBox="0 0 147 588" draw:points="0,0 134,588 147,566 25,18">
          <text:p/>
        </draw:polygon>
        <draw:path draw:style-name="gr21" draw:layer="layout" svg:width="0.452cm" svg:height="1.047cm" svg:x="30.831cm" svg:y="14.533cm" svg:viewBox="0 0 453 1048" svg:d="M415 1040c40-26 50-109 22-184l-277-759c-28-75-82-115-122-89s-50 109-22 184l277 759c28 76 82 115 122 89z">
          <text:p/>
        </draw:path>
        <draw:polygon draw:style-name="gr10" draw:layer="layout" svg:width="0.271cm" svg:height="0.706cm" svg:x="30.861cm" svg:y="14.688cm" svg:viewBox="0 0 272 707" draw:points="0,0 259,707 272,675 35,16">
          <text:p/>
        </draw:polygon>
        <draw:path draw:style-name="gr22" draw:layer="layout" svg:width="0.325cm" svg:height="0.437cm" svg:x="31.105cm" svg:y="15.401cm" svg:viewBox="0 0 326 438" svg:d="M151 438c-30-3-55-15-80-37-25-23-42-50-55-87-13-36-18-71-15-111 2-40 11-74 27-107 17-34 37-57 65-74 27-18 53-24 83-21s55 14 79 37c25 23 42 50 55 86 13 37 18 72 16 112s-11 74-28 107-37 57-64 74c-27 18-53 24-83 21z">
          <text:p/>
        </draw:path>
        <draw:path draw:style-name="gr23" draw:layer="layout" svg:width="0.073cm" svg:height="0.098cm" svg:x="31.254cm" svg:y="15.461cm" svg:viewBox="0 0 74 99" svg:d="M34 99c-7-1-12-4-18-9s-9-11-12-19-4-16-4-25c1-9 3-17 6-24 4-8 9-13 15-17s12-6 19-5c6 1 12 3 18 9 5 5 9 11 12 19s4 16 4 25c-1 9-3 17-7 24-3 8-8 13-14 17s-12 5-19 5z">
          <text:p/>
        </draw:path>
        <draw:path draw:style-name="gr9" draw:layer="layout" svg:width="0.919cm" svg:height="1.02cm" svg:x="31.164cm" svg:y="16.468cm" svg:viewBox="0 0 920 1021" svg:d="M795 72l-164-72-178 175 9 140 165-179 127 64zM878 482l-229 48-162-136-48 75 197 159 284 52zM355 514l-61 9 38 266-90 155 113 77 48-220zM207 436l-42-17-57 133-108 31 20 112 122-77z">
          <text:p/>
        </draw:path>
        <draw:path draw:style-name="gr24" draw:layer="layout" svg:width="0.404cm" svg:height="0.543cm" svg:x="31.282cm" svg:y="16.474cm" svg:viewBox="0 0 405 544" svg:d="M308 505c-32 26-63 38-101 39-37 2-69-9-102-33-32-24-56-54-75-97-20-43-29-85-30-135-1-51 7-93 25-137s40-76 72-102 64-39 101-40 69 9 102 33 56 55 76 98c19 42 28 85 29 135s-7 93-25 137c-17 44-40 76-72 102z">
          <text:p/>
        </draw:path>
        <draw:path draw:style-name="gr25" draw:layer="layout" svg:width="0.156cm" svg:height="0.209cm" svg:x="31.315cm" svg:y="16.716cm" svg:viewBox="0 0 157 210" svg:d="M119 195c-12 10-24 15-39 15-14 1-27-3-39-12-13-10-22-22-30-38-7-17-11-33-11-52 0-20 3-36 10-53s15-30 28-40c12-10 24-15 39-15 14 0 26 4 39 13s22 21 29 37c8 17 11 33 12 53 0 19-3 36-10 53s-16 29-28 39z">
          <text:p/>
        </draw:path>
        <draw:polygon draw:style-name="gr26" draw:layer="layout" svg:width="0.966cm" svg:height="1.949cm" svg:x="29.945cm" svg:y="13.221cm" svg:viewBox="0 0 967 1950" draw:points="426,0 368,884 0,1118 484,1950 967,1066 561,832 619,104">
          <text:p/>
        </draw:polygon>
        <draw:path draw:style-name="gr27" draw:layer="layout" svg:width="0.578cm" svg:height="0.54cm" svg:x="28.767cm" svg:y="11.418cm" svg:viewBox="0 0 579 541" svg:d="M579 271c0 50-12 92-39 135-26 43-59 74-106 99-46 25-91 36-144 36-54 0-99-11-145-36s-80-56-106-99c-27-43-39-85-39-135 0-50 12-93 39-136 26-43 60-74 106-99s91-36 145-36c53 0 98 11 144 36 47 25 80 56 106 99 27 43 39 86 39 136z">
          <text:p/>
        </draw:path>
        <draw:path draw:style-name="gr26" draw:layer="layout" svg:width="0.541cm" svg:height="0.598cm" svg:x="31.858cm" svg:y="11.324cm" svg:viewBox="0 0 542 599" svg:d="M542 300c0 55-11 102-36 149-25 48-56 82-99 110-44 28-86 40-136 40s-92-12-135-40c-44-28-75-62-100-110-25-47-36-94-36-149 0-1 0-1 0-1 0-55 11-102 36-149 25-48 56-82 100-110 43-27 85-40 135-40s92 13 136 40c43 28 74 62 99 110 25 47 36 94 36 149z">
          <text:p/>
        </draw:path>
        <draw:path draw:style-name="gr26" draw:layer="layout" svg:width="0.753cm" svg:height="1.628cm" svg:x="29.134cm" svg:y="15.326cm" svg:viewBox="0 0 754 1629" svg:d="M483 0l-251 910c-407 130-155 650-155 650 348 182 464-52 464-52l213-1508z">
          <text:p/>
        </draw:path>
        <draw:path draw:style-name="gr3" draw:layer="layout" svg:width="2.832cm" svg:height="3.933cm" svg:x="29.183cm" svg:y="9.546cm" svg:viewBox="0 0 2833 3934" svg:d="M2833 1967c0 362-59 670-190 983-130 314-292 539-518 720s-448 264-709 264c-260 0-482-83-708-264s-388-406-518-720c-131-313-190-621-190-983v-1c0-362 59-669 190-983 130-313 292-539 518-720s448-263 708-263c261 0 483 82 709 263s388 407 518 720c131 314 190 621 190 983z">
          <text:p/>
        </draw:path>
        <draw:path draw:style-name="gr28" draw:layer="layout" svg:width="1.514cm" svg:height="0.761cm" svg:x="30.095cm" svg:y="9.192cm" svg:viewBox="0 0 1515 762" svg:d="M101 686c-417 72 582-655 720-686-128 234-279 446-438 642 414-349 945-710 251 78 83 60 618-462 881-342l-20 70c-213-34-954 536-897 216 661-747 242-213-190 44-187-76 268-653 409-634-116 47-1002 740-736 543z">
          <text:p/>
        </draw:path>
        <draw:path draw:style-name="gr34" draw:layer="layout" svg:width="2.164cm" svg:height="1.088cm" svg:x="30.301cm" svg:y="17.602cm" svg:viewBox="0 0 2165 1089" svg:d="M1005 0c1122 78 1160 754 1160 754 0 546-2165 260-2165 260v-884z">
          <text:p/>
        </draw:path>
        <draw:path draw:style-name="gr28" draw:layer="layout" svg:width="0.486cm" svg:height="0.925cm" svg:x="31.39cm" svg:y="17.643cm" svg:viewBox="0 0 487 926" svg:d="M487 0c-404 43-582 432-438 926l51-27c-131-445 20-783 387-825z">
          <text:p/>
        </draw:path>
        <draw:path draw:style-name="gr28" draw:layer="layout" svg:width="0.533cm" svg:height="1.05cm" svg:x="31.015cm" svg:y="17.591cm" svg:viewBox="0 0 534 1051" svg:d="M534 0c-472 0-645 501-464 1051l51-30c-166-502-21-947 413-947z">
          <text:p/>
        </draw:path>
        <draw:path draw:style-name="gr34" draw:layer="layout" svg:width="2.164cm" svg:height="1.088cm" svg:x="28.136cm" svg:y="17.602cm" svg:viewBox="0 0 2165 1089" svg:d="M1160 0c-1121 78-1160 754-1160 754 0 546 2165 260 2165 260v-884z">
          <text:p/>
        </draw:path>
        <draw:path draw:style-name="gr28" draw:layer="layout" svg:width="0.487cm" svg:height="0.925cm" svg:x="28.725cm" svg:y="17.643cm" svg:viewBox="0 0 488 926" svg:d="M0 0c405 43 582 432 438 926l-51-27c131-445-20-783-387-825z">
          <text:p/>
        </draw:path>
        <draw:path draw:style-name="gr28" draw:layer="layout" svg:width="0.533cm" svg:height="1.05cm" svg:x="29.054cm" svg:y="17.591cm" svg:viewBox="0 0 534 1051" svg:d="M0 0c472 0 645 501 464 1051l-51-30c166-502 21-947-413-947z">
          <text:p/>
        </draw:path>
        <draw:path draw:style-name="gr35" draw:layer="layout" svg:width="2.177cm" svg:height="1.789cm" svg:x="29.284cm" svg:y="16.024cm" svg:viewBox="0 0 2178 1790" svg:d="M332 213l-332 1325c349 236 1047 142 1047 142 366 284 1131-71 1131-71l-316-1609z">
          <text:p/>
        </draw:path>
        <draw:polyline draw:style-name="gr35" draw:layer="layout" svg:width="0.565cm" svg:height="0.497cm" svg:x="30.082cm" svg:y="16.521cm" svg:viewBox="0 0 566 498" draw:points="100,0 0,498 566,426">
          <text:p/>
        </draw:polyline>
        <draw:line draw:style-name="gr35" draw:layer="layout" svg:x1="30.415cm" svg:y1="16.497cm" svg:x2="30.331cm" svg:y2="17.68cm">
          <text:p/>
        </draw:line>
        <draw:path draw:style-name="gr29" draw:layer="layout" svg:width="2.254cm" svg:height="2.555cm" svg:x="29.282cm" svg:y="13.929cm" svg:viewBox="0 0 2255 2556" svg:d="M830 97l310-97 346 81 769 2223-231 188-484-1815 425 1739c-524 305-1686 18-1686 18l393-1721-399 1772-273-177z">
          <text:p/>
        </draw:path>
        <draw:polygon draw:style-name="gr36" draw:layer="layout" svg:width="0.441cm" svg:height="0.623cm" svg:x="29.973cm" svg:y="13.771cm" svg:viewBox="0 0 442 624" draw:points="221,0 442,40 339,624 0,307">
          <text:p/>
        </draw:polygon>
        <draw:polygon draw:style-name="gr36" draw:layer="layout" svg:width="0.441cm" svg:height="0.623cm" svg:x="30.425cm" svg:y="13.771cm" svg:viewBox="0 0 442 624" draw:points="221,0 0,40 103,624 442,307">
          <text:p/>
        </draw:polygon>
        <draw:line draw:style-name="gr37" draw:layer="layout" svg:x1="29.757cm" svg:y1="16.563cm" svg:x2="29.603cm" svg:y2="17.653cm">
          <text:p/>
        </draw:line>
        <draw:line draw:style-name="gr37" draw:layer="layout" svg:x1="30.917cm" svg:y1="16.649cm" svg:x2="31.103cm" svg:y2="17.739cm">
          <text:p/>
        </draw:line>
        <draw:path draw:style-name="gr38" draw:layer="layout" svg:width="0.397cm" svg:height="1.909cm" svg:x="30.186cm" svg:y="14.295cm" svg:viewBox="0 0 398 1910" svg:d="M177 90c0 0-177 1086-177 1176 0 91 185 644 185 644 0 0 236-542 211-768s-160-1142-160-1142z">
          <text:p/>
        </draw:path>
        <draw:polygon draw:style-name="gr38" draw:layer="layout" svg:width="0.471cm" svg:height="0.52cm" svg:x="30.194cm" svg:y="13.922cm" svg:viewBox="0 0 472 521" draw:points="194,0 0,204 211,521 472,192">
          <text:p/>
        </draw:polygon>
        <draw:path draw:style-name="gr37" draw:layer="layout" svg:width="1.157cm" svg:height="3.028cm" svg:x="29.27cm" svg:y="13.877cm" svg:viewBox="0 0 1158 3029" svg:d="M849 0l-328 339-521 1808 328 249 345-1594-446 2091c0 0 202 80 328 91s589 45 589 45l14-1649-250-1052z">
          <text:p/>
        </draw:path>
        <draw:polygon draw:style-name="gr39" draw:layer="layout" svg:width="0.61cm" svg:height="1.775cm" svg:x="29.895cm" svg:y="13.803cm" svg:viewBox="0 0 611 1776" draw:points="201,0 0,294 301,796 192,1200 410,1776 611,1605">
          <text:p/>
        </draw:polygon>
        <draw:path draw:style-name="gr37" draw:layer="layout" svg:width="1.378cm" svg:height="3.028cm" svg:x="30.192cm" svg:y="13.877cm" svg:viewBox="0 0 1379 3029" svg:d="M530 0l328 339 521 1808-328 249-345-1594 446 2091c0 0-202 80-328 91s-824 45-824 45l48-1210 173-439 250-1052z">
          <text:p/>
        </draw:path>
        <draw:polygon draw:style-name="gr39" draw:layer="layout" svg:width="0.692cm" svg:height="2.155cm" svg:x="30.221cm" svg:y="13.803cm" svg:viewBox="0 0 693 2156" draw:points="492,0 693,294 392,796 501,1200 0,2156 82,1604">
          <text:p/>
        </draw:polygon>
        <draw:path draw:style-name="gr11" draw:layer="layout" svg:width="0.332cm" svg:height="1.113cm" svg:x="35.737cm" svg:y="15.595cm" svg:viewBox="0 0 333 1114" svg:d="M53 3c-43 16-64 94-47 175l167 815c16 81 64 134 107 118s64-94 48-175l-167-815c-17-81-65-134-108-118z">
          <text:p/>
        </draw:path>
        <draw:polygon draw:style-name="gr20" draw:layer="layout" svg:width="0.146cm" svg:height="0.587cm" svg:x="35.802cm" svg:y="15.93cm" svg:viewBox="0 0 147 588" draw:points="0,0 134,588 147,566 25,18">
          <text:p/>
        </draw:polygon>
        <draw:path draw:style-name="gr21" draw:layer="layout" svg:width="0.452cm" svg:height="1.047cm" svg:x="35.373cm" svg:y="14.581cm" svg:viewBox="0 0 453 1048" svg:d="M415 1040c40-26 50-109 22-184l-277-759c-28-75-82-115-122-89s-50 109-22 184l277 759c28 76 82 115 122 89z">
          <text:p/>
        </draw:path>
        <draw:polygon draw:style-name="gr10" draw:layer="layout" svg:width="0.271cm" svg:height="0.706cm" svg:x="35.402cm" svg:y="14.736cm" svg:viewBox="0 0 272 707" draw:points="0,0 259,707 272,675 35,16">
          <text:p/>
        </draw:polygon>
        <draw:path draw:style-name="gr22" draw:layer="layout" svg:width="0.325cm" svg:height="0.437cm" svg:x="35.646cm" svg:y="15.449cm" svg:viewBox="0 0 326 438" svg:d="M151 438c-30-3-55-15-80-37-25-23-42-50-55-87-13-36-18-71-15-111 2-40 11-74 27-107 17-34 37-57 65-74 27-18 53-24 83-21s55 14 79 37c25 23 42 50 55 86 13 37 18 72 16 112s-11 74-28 107-37 57-64 74c-27 18-53 24-83 21z">
          <text:p/>
        </draw:path>
        <draw:path draw:style-name="gr23" draw:layer="layout" svg:width="0.073cm" svg:height="0.098cm" svg:x="35.796cm" svg:y="15.509cm" svg:viewBox="0 0 74 99" svg:d="M34 99c-7-1-12-4-18-9s-9-11-12-19-4-16-4-25c1-9 3-17 6-24 4-8 9-13 15-17s12-6 19-5c6 1 12 3 18 9 5 5 9 11 12 19s4 16 4 25c-1 9-3 17-7 24-3 8-8 13-14 17s-12 5-19 5z">
          <text:p/>
        </draw:path>
        <draw:path draw:style-name="gr9" draw:layer="layout" svg:width="0.919cm" svg:height="1.02cm" svg:x="35.705cm" svg:y="16.517cm" svg:viewBox="0 0 920 1021" svg:d="M795 72l-164-72-178 175 9 140 165-179 127 64zM878 482l-229 48-162-136-48 75 197 159 284 52zM355 514l-61 9 38 266-90 155 113 77 48-220zM207 436l-42-17-57 133-108 31 20 112 122-77z">
          <text:p/>
        </draw:path>
        <draw:path draw:style-name="gr24" draw:layer="layout" svg:width="0.404cm" svg:height="0.543cm" svg:x="35.824cm" svg:y="16.522cm" svg:viewBox="0 0 405 544" svg:d="M308 505c-32 26-63 38-101 39-37 2-69-9-102-33-32-24-56-54-75-97-20-43-29-85-30-135-1-51 7-93 25-137s40-76 72-102 64-39 101-40 69 9 102 33 56 55 76 98c19 42 28 85 29 135s-7 93-25 137c-17 44-40 76-72 102z">
          <text:p/>
        </draw:path>
        <draw:path draw:style-name="gr25" draw:layer="layout" svg:width="0.156cm" svg:height="0.209cm" svg:x="35.856cm" svg:y="16.764cm" svg:viewBox="0 0 157 210" svg:d="M119 195c-12 10-24 15-39 15-14 1-27-3-39-12-13-10-22-22-30-38-7-17-11-33-11-52 0-20 3-36 10-53s15-30 28-40c12-10 24-15 39-15 14 0 26 4 39 13s22 21 29 37c8 17 11 33 12 53 0 19-3 36-10 53s-16 29-28 39z">
          <text:p/>
        </draw:path>
        <draw:polygon draw:style-name="gr26" draw:layer="layout" svg:width="0.966cm" svg:height="1.949cm" svg:x="34.486cm" svg:y="13.269cm" svg:viewBox="0 0 967 1950" draw:points="426,0 368,884 0,1118 484,1950 967,1066 561,832 619,104">
          <text:p/>
        </draw:polygon>
        <draw:path draw:style-name="gr27" draw:layer="layout" svg:width="0.578cm" svg:height="0.54cm" svg:x="33.308cm" svg:y="11.466cm" svg:viewBox="0 0 579 541" svg:d="M579 271c0 50-12 92-39 135-26 43-59 74-106 99-46 25-91 36-144 36-54 0-99-11-145-36s-80-56-106-99c-27-43-39-85-39-135 0-50 12-93 39-136 26-43 60-74 106-99s91-36 145-36c53 0 98 11 144 36 47 25 80 56 106 99 27 43 39 86 39 136z">
          <text:p/>
        </draw:path>
        <draw:path draw:style-name="gr26" draw:layer="layout" svg:width="0.541cm" svg:height="0.598cm" svg:x="36.4cm" svg:y="11.372cm" svg:viewBox="0 0 542 599" svg:d="M542 300c0 55-11 102-36 149-25 48-56 82-99 110-44 28-86 40-136 40s-92-12-135-40c-44-28-75-62-100-110-25-47-36-94-36-149 0-1 0-1 0-1 0-55 11-102 36-149 25-48 56-82 100-110 43-27 85-40 135-40s92 13 136 40c43 28 74 62 99 110 25 47 36 94 36 149z">
          <text:p/>
        </draw:path>
        <draw:path draw:style-name="gr26" draw:layer="layout" svg:width="0.753cm" svg:height="1.628cm" svg:x="33.675cm" svg:y="15.374cm" svg:viewBox="0 0 754 1629" svg:d="M483 0l-251 910c-407 130-155 650-155 650 348 182 464-52 464-52l213-1508z">
          <text:p/>
        </draw:path>
        <draw:path draw:style-name="gr3" draw:layer="layout" svg:width="2.832cm" svg:height="3.933cm" svg:x="33.724cm" svg:y="9.594cm" svg:viewBox="0 0 2833 3934" svg:d="M2833 1967c0 362-59 670-190 983-130 314-292 539-518 720s-448 264-709 264c-260 0-482-83-708-264s-388-406-518-720c-131-313-190-621-190-983v-1c0-362 59-669 190-983 130-313 292-539 518-720s448-263 708-263c261 0 483 82 709 263s388 407 518 720c131 314 190 621 190 983z">
          <text:p/>
        </draw:path>
        <draw:path draw:style-name="gr28" draw:layer="layout" svg:width="1.514cm" svg:height="0.761cm" svg:x="34.637cm" svg:y="9.24cm" svg:viewBox="0 0 1515 762" svg:d="M101 686c-417 72 582-655 720-686-128 234-279 446-438 642 414-349 945-710 251 78 83 60 618-462 881-342l-20 70c-213-34-954 536-897 216 661-747 242-213-190 44-187-76 268-653 409-634-116 47-1002 740-736 543z">
          <text:p/>
        </draw:path>
        <draw:path draw:style-name="gr29" draw:layer="layout" svg:width="2.164cm" svg:height="1.088cm" svg:x="34.843cm" svg:y="17.65cm" svg:viewBox="0 0 2165 1089" svg:d="M1005 0c1122 78 1160 754 1160 754 0 546-2165 260-2165 260v-884z">
          <text:p/>
        </draw:path>
        <draw:path draw:style-name="gr28" draw:layer="layout" svg:width="0.486cm" svg:height="0.925cm" svg:x="35.931cm" svg:y="17.691cm" svg:viewBox="0 0 487 926" svg:d="M487 0c-404 43-582 432-438 926l51-27c-131-445 20-783 387-825z">
          <text:p/>
        </draw:path>
        <draw:path draw:style-name="gr28" draw:layer="layout" svg:width="0.533cm" svg:height="1.05cm" svg:x="35.556cm" svg:y="17.639cm" svg:viewBox="0 0 534 1051" svg:d="M534 0c-472 0-645 501-464 1051l51-30c-166-502-21-947 413-947z">
          <text:p/>
        </draw:path>
        <draw:path draw:style-name="gr29" draw:layer="layout" svg:width="2.164cm" svg:height="1.088cm" svg:x="32.678cm" svg:y="17.65cm" svg:viewBox="0 0 2165 1089" svg:d="M1160 0c-1121 78-1160 754-1160 754 0 546 2165 260 2165 260v-884z">
          <text:p/>
        </draw:path>
        <draw:path draw:style-name="gr28" draw:layer="layout" svg:width="0.487cm" svg:height="0.925cm" svg:x="33.267cm" svg:y="17.691cm" svg:viewBox="0 0 488 926" svg:d="M0 0c405 43 582 432 438 926l-51-27c131-445-20-783-387-825z">
          <text:p/>
        </draw:path>
        <draw:path draw:style-name="gr28" draw:layer="layout" svg:width="0.533cm" svg:height="1.05cm" svg:x="33.595cm" svg:y="17.639cm" svg:viewBox="0 0 534 1051" svg:d="M0 0c472 0 645 501 464 1051l-51-30c166-502 21-947-413-947z">
          <text:p/>
        </draw:path>
        <draw:path draw:style-name="gr30" draw:layer="layout" svg:width="2.177cm" svg:height="1.789cm" svg:x="33.826cm" svg:y="16.072cm" svg:viewBox="0 0 2178 1790" svg:d="M332 213l-332 1325c349 236 1047 142 1047 142 366 284 1131-71 1131-71l-316-1609z">
          <text:p/>
        </draw:path>
        <draw:polyline draw:style-name="gr31" draw:layer="layout" svg:width="0.565cm" svg:height="0.497cm" svg:x="34.624cm" svg:y="16.569cm" svg:viewBox="0 0 566 498" draw:points="100,0 0,498 566,426">
          <text:p/>
        </draw:polyline>
        <draw:line draw:style-name="gr31" draw:layer="layout" svg:x1="34.957cm" svg:y1="16.545cm" svg:x2="34.873cm" svg:y2="17.728cm">
          <text:p/>
        </draw:line>
        <draw:path draw:style-name="gr32" draw:layer="layout" svg:width="2.111cm" svg:height="2.345cm" svg:x="33.857cm" svg:y="14.188cm" svg:viewBox="0 0 2112 2346" svg:d="M720 0l344 287 540-269 508 968-475 233-131-753 426 1740c-524 305-1686 18-1686 18l392-1722-163 789-475-233z">
          <text:p/>
        </draw:path>
        <draw:path draw:style-name="gr33" draw:layer="layout" svg:width="0.473cm" svg:height="1.102cm" svg:x="34.548cm" svg:y="15.076cm" svg:viewBox="0 0 474 1103" svg:d="M0 118c211-460 455 707 474 966l-145 19c-19-272-86-515-186-753-36-84-170-164-125-240 115-193 126-95 128 8z">
          <text:p/>
        </draw:path>
        <draw:path draw:style-name="gr33" draw:layer="layout" svg:width="0.852cm" svg:height="0.739cm" svg:x="34.481cm" svg:y="14.867cm" svg:viewBox="0 0 853 740" svg:d="M0 614c130-160 788-929 853-469l-134-77c65 173-2 63 78 100 19 9-764 514-685 572z">
          <text:p/>
        </draw:path>
        <draw:path draw:style-name="gr33" draw:layer="layout" svg:width="0.736cm" svg:height="0.393cm" svg:x="34.586cm" svg:y="15.384cm" svg:viewBox="0 0 737 394" svg:d="M0 234c204-158 499-307 737-195l-58 180c-202-28-418 16-594 175z">
          <text:p/>
        </draw:path>
        <draw:path draw:style-name="gr40" draw:layer="layout" svg:width="1.309cm" svg:height="0.667cm" svg:x="20.621cm" svg:y="7.09cm" svg:viewBox="0 0 1310 668" svg:d="M608 0c679 48 702 463 702 463 0 335-1310 159-1310 159v-542z">
          <text:p/>
        </draw:path>
        <draw:path draw:style-name="gr40" draw:layer="layout" svg:width="1.309cm" svg:height="0.667cm" svg:x="19.301cm" svg:y="7.084cm" svg:viewBox="0 0 1310 668" svg:d="M702 0c-679 48-702 463-702 463 0 335 1310 159 1310 159v-542z">
          <text:p/>
        </draw:path>
        <draw:path draw:style-name="gr41" draw:layer="layout" svg:width="0.35cm" svg:height="0.331cm" svg:x="19.635cm" svg:y="3.427cm" svg:viewBox="0 0 351 332" svg:d="M351 166c0 31-8 57-24 83-16 27-36 46-64 61s-55 22-88 22c-32 0-59-7-87-22s-48-34-65-61c-16-26-23-52-23-83 0-30 7-56 23-83 17-26 37-45 65-61 28-15 55-22 87-22 33 0 60 7 88 22 28 16 48 35 64 61 16 27 24 53 24 83z">
          <text:p/>
        </draw:path>
        <draw:path draw:style-name="gr42" draw:layer="layout" svg:width="0.327cm" svg:height="0.366cm" svg:x="21.181cm" svg:y="3.464cm" svg:viewBox="0 0 328 367" svg:d="M328 184c0 34-7 62-22 92-15 29-34 50-60 67s-52 24-82 24-56-7-82-24-45-38-60-67c-15-30-22-58-22-92 0-34 7-63 22-92s34-50 60-67 52-25 82-25 56 8 82 25 45 38 60 67 22 58 22 92z">
          <text:p/>
        </draw:path>
        <draw:path draw:style-name="gr43" draw:layer="layout" svg:width="1.444cm" svg:height="2.5cm" svg:x="19.852cm" svg:y="2.183cm" svg:viewBox="0 0 1445 2501" svg:d="M1445 1251c0 230-30 426-97 625-66 199-149 343-264 458s-228 167-362 167c-133 0-246-52-361-167s-198-259-264-458c-67-199-97-395-97-625 0-231 30-426 97-626 66-199 149-342 264-457 115-116 228-168 361-168 134 0 247 52 362 168 115 115 198 258 264 457 67 200 97 395 97 626z">
          <text:p/>
        </draw:path>
        <draw:polygon draw:style-name="gr42" draw:layer="layout" svg:width="0.584cm" svg:height="1.195cm" svg:x="20.396cm" svg:y="4.397cm" svg:viewBox="0 0 585 1196" draw:points="258,0 222,542 0,686 293,1196 585,654 340,510 365,0">
          <text:p/>
        </draw:polygon>
        <draw:path draw:style-name="gr42" draw:layer="layout" svg:width="0.455cm" svg:height="0.999cm" svg:x="20.966cm" svg:y="5.608cm" svg:viewBox="0 0 456 1000" svg:d="M164 0l152 558c246 80 94 399 94 399-211 112-281-32-281-32l-129-925z">
          <text:p/>
        </draw:path>
        <draw:path draw:style-name="gr42" draw:layer="layout" svg:width="0.456cm" svg:height="0.999cm" svg:x="19.905cm" svg:y="5.688cm" svg:viewBox="0 0 457 1000" svg:d="M293 0l-153 558c-246 80-93 399-93 399 210 112 281-32 281-32l129-925z">
          <text:p/>
        </draw:path>
        <draw:path draw:style-name="gr44" draw:layer="layout" svg:width="1.317cm" svg:height="1.097cm" svg:x="19.996cm" svg:y="6.116cm" svg:viewBox="0 0 1318 1098" svg:d="M201 131l-201 812c211 145 634 87 634 87 221 175 684-43 684-43l-191-987z">
          <text:p/>
        </draw:path>
        <draw:path draw:style-name="gr45" draw:layer="layout" svg:width="1.277cm" svg:height="1.487cm" svg:x="20.015cm" svg:y="4.911cm" svg:viewBox="0 0 1278 1488" svg:d="M436 50l241-50 294 61 307 594-288 143-79-462 258 1066c-317 187-1020 11-1020 11l237-1055-99 484-287-143z">
          <text:p/>
        </draw:path>
        <draw:path draw:style-name="gr46" draw:layer="layout" svg:width="0.628cm" svg:height="0.051cm" svg:x="20.32cm" svg:y="6.641cm" svg:viewBox="0 0 629 52" svg:d="M0 43c384-102 629 9 629 9">
          <text:p/>
        </draw:path>
        <draw:line draw:style-name="gr46" draw:layer="layout" svg:x1="20.632cm" svg:y1="6.646cm" svg:x2="20.624cm" svg:y2="7.152cm">
          <text:p/>
        </draw:line>
        <draw:path draw:style-name="gr40" draw:layer="layout" svg:width="1.561cm" svg:height="1.575cm" svg:x="19.809cm" svg:y="2.034cm" svg:viewBox="0 0 1562 1576" svg:d="M0 1250l576 279c596 208 986-343 986-343-231-1398-807-1173-807-1173-603 163-755 1237-755 1237z">
          <text:p/>
        </draw:path>
        <draw:polygon draw:style-name="gr42" draw:layer="layout" svg:width="0.584cm" svg:height="1.195cm" svg:x="23.463cm" svg:y="4.297cm" svg:viewBox="0 0 585 1196" draw:points="258,0 222,542 0,686 293,1196 585,654 340,510 375,64">
          <text:p/>
        </draw:polygon>
        <draw:path draw:style-name="gr41" draw:layer="layout" svg:width="0.35cm" svg:height="0.331cm" svg:x="22.83cm" svg:y="3.299cm" svg:viewBox="0 0 351 332" svg:d="M351 166c0 31-8 57-24 83-16 27-36 46-64 61s-55 22-88 22c-32 0-59-7-87-22s-48-34-65-61c-16-26-23-52-23-83 0-30 7-56 23-83 17-26 37-45 65-61 28-15 55-22 87-22 33 0 60 7 88 22 28 16 48 35 64 61 16 27 24 53 24 83z">
          <text:p/>
        </draw:path>
        <draw:path draw:style-name="gr42" draw:layer="layout" svg:width="0.327cm" svg:height="0.366cm" svg:x="24.375cm" svg:y="3.26cm" svg:viewBox="0 0 328 367" svg:d="M328 184c0 34-7 62-22 92-15 29-34 50-60 67s-52 24-82 24-56-7-82-24-45-38-60-67c-15-30-22-58-22-92 0-34 7-63 22-92s34-50 60-67 52-25 82-25 56 8 82 25 45 38 60 67 22 58 22 92z">
          <text:p/>
        </draw:path>
        <draw:path draw:style-name="gr42" draw:layer="layout" svg:width="0.455cm" svg:height="0.999cm" svg:x="24.033cm" svg:y="5.507cm" svg:viewBox="0 0 456 1000" svg:d="M164 0l152 558c246 80 94 399 94 399-211 112-281-32-281-32l-129-925z">
          <text:p/>
        </draw:path>
        <draw:path draw:style-name="gr42" draw:layer="layout" svg:width="0.456cm" svg:height="0.999cm" svg:x="22.972cm" svg:y="5.587cm" svg:viewBox="0 0 457 1000" svg:d="M293 0l-153 558c-246 80-93 399-93 399 210 112 281-32 281-32l129-925z">
          <text:p/>
        </draw:path>
        <draw:path draw:style-name="gr43" draw:layer="layout" svg:width="1.444cm" svg:height="2.5cm" svg:x="23.046cm" svg:y="2.072cm" svg:viewBox="0 0 1445 2501" svg:d="M1445 1251c0 230-30 426-97 625-66 199-149 343-264 458s-228 167-362 167c-133 0-246-52-361-167s-198-259-264-458c-67-199-97-395-97-625 0-231 30-426 97-626 66-199 149-342 264-457 115-116 228-168 361-168 134 0 247 52 362 168 115 115 198 258 264 457 67 200 97 395 97 626z">
          <text:p/>
        </draw:path>
        <draw:path draw:style-name="gr40" draw:layer="layout" svg:width="1.309cm" svg:height="0.667cm" svg:x="23.678cm" svg:y="6.983cm" svg:viewBox="0 0 1310 668" svg:d="M608 0c679 48 702 463 702 463 0 335-1310 159-1310 159v-542z">
          <text:p/>
        </draw:path>
        <draw:path draw:style-name="gr40" draw:layer="layout" svg:width="1.309cm" svg:height="0.667cm" svg:x="22.369cm" svg:y="6.983cm" svg:viewBox="0 0 1310 668" svg:d="M702 0c-679 48-702 463-702 463 0 335 1310 159 1310 159v-542z">
          <text:p/>
        </draw:path>
        <draw:path draw:style-name="gr44" draw:layer="layout" svg:width="1.317cm" svg:height="1.097cm" svg:x="23.063cm" svg:y="6.016cm" svg:viewBox="0 0 1318 1098" svg:d="M201 131l-201 812c211 145 634 87 634 87 221 175 684-43 684-43l-191-987z">
          <text:p/>
        </draw:path>
        <draw:polyline draw:style-name="gr46" draw:layer="layout" svg:width="0.342cm" svg:height="0.304cm" svg:x="23.546cm" svg:y="6.32cm" svg:viewBox="0 0 343 305" draw:points="60,0 0,305 343,262">
          <text:p/>
        </draw:polyline>
        <draw:line draw:style-name="gr46" draw:layer="layout" svg:x1="23.747cm" svg:y1="6.306cm" svg:x2="23.696cm" svg:y2="7.032cm">
          <text:p/>
        </draw:line>
        <draw:path draw:style-name="gr45" draw:layer="layout" svg:width="1.277cm" svg:height="1.438cm" svg:x="23.082cm" svg:y="4.86cm" svg:viewBox="0 0 1278 1439" svg:d="M436 0l208 176 327-165 307 594-288 143-79-462 258 1067c-317 187-1020 11-1020 11l237-1056-99 484-287-143z">
          <text:p/>
        </draw:path>
        <draw:path draw:style-name="gr47" draw:layer="layout" svg:width="0.176cm" svg:height="0.24cm" svg:x="23.478cm" svg:y="3.061cm" svg:viewBox="0 0 177 241" svg:d="M177 121c0 22-3 41-12 60-8 19-18 33-32 44s-28 16-44 16c-17 0-31-5-45-16s-24-25-32-44-12-38-12-60c0-23 4-41 12-61 8-19 18-33 32-44s28-16 45-16c16 0 30 5 44 16s24 25 32 44c9 20 12 38 12 61z">
          <text:p/>
        </draw:path>
        <draw:path draw:style-name="gr47" draw:layer="layout" svg:width="0.176cm" svg:height="0.24cm" svg:x="24.012cm" svg:y="3.079cm" svg:viewBox="0 0 177 241" svg:d="M177 121c0 22-3 41-12 60-8 19-18 33-32 44s-28 16-44 16c-17 0-31-5-45-16s-24-25-32-44-12-38-12-60c0-23 4-41 12-61 8-19 18-33 32-44s28-16 45-16c16 0 30 5 44 16s24 25 32 44c9 20 12 38 12 61z">
          <text:p/>
        </draw:path>
        <draw:path draw:style-name="gr48" draw:layer="layout" svg:width="0.433cm" svg:height="0.38cm" svg:x="23.301cm" svg:y="3.216cm" svg:viewBox="0 0 434 381" svg:d="M217 381h-115c-56 0-102-60-102-134v-113c0-74 46-134 102-134h230c56 0 102 60 102 134v113c0 74-46 134-102 134z">
          <text:p/>
        </draw:path>
        <draw:path draw:style-name="gr48" draw:layer="layout" svg:width="0.433cm" svg:height="0.38cm" svg:x="23.901cm" svg:y="3.219cm" svg:viewBox="0 0 434 381" svg:d="M217 381h-115c-56 0-102-60-102-134v-113c0-74 46-134 102-134h230c56 0 102 60 102 134v113c0 74-46 134-102 134z">
          <text:p/>
        </draw:path>
        <draw:polygon draw:style-name="gr49" draw:layer="layout" svg:width="0.165cm" svg:height="0.099cm" svg:x="23.729cm" svg:y="3.382cm" svg:viewBox="0 0 166 100" draw:points="166,0 0,0 7,100 160,91">
          <text:p/>
        </draw:polygon>
        <draw:polygon draw:style-name="gr49" draw:layer="layout" svg:width="0.364cm" svg:height="0.415cm" svg:x="24.324cm" svg:y="3.049cm" svg:viewBox="0 0 365 416" draw:points="13,325 358,0 365,99 0,416">
          <text:p/>
        </draw:polygon>
        <draw:polygon draw:style-name="gr49" draw:layer="layout" svg:width="0.443cm" svg:height="0.487cm" svg:x="22.855cm" svg:y="2.967cm" svg:viewBox="0 0 444 488" draw:points="438,398 0,0 7,190 444,488">
          <text:p/>
        </draw:polygon>
        <draw:path draw:style-name="gr50" draw:layer="layout" svg:width="0.251cm" svg:height="0.316cm" svg:x="23.689cm" svg:y="3.491cm" svg:viewBox="0 0 252 317" svg:d="M252 158c0 29-5 54-17 79-11 26-26 44-46 58-20 15-40 22-63 22-23 0-43-7-63-22-20-14-34-32-46-58-12-25-17-50-17-79s5-54 17-79 26-43 46-58c20-14 40-21 63-21 23 0 43 7 63 21 20 15 35 33 46 58 12 25 17 50 17 79z">
          <text:p/>
        </draw:path>
        <draw:path draw:style-name="gr40" draw:layer="layout" svg:width="1.588cm" svg:height="1.276cm" svg:x="22.961cm" svg:y="1.872cm" svg:viewBox="0 0 1589 1277" svg:d="M0 1277c569-397 788-226 788-226l46-298 53 289c344-117 702 145 702 145-232-1399-808-1174-808-1174-602 163-781 1264-781 1264z">
          <text:p/>
        </draw:path>
        <draw:path draw:style-name="gr51" draw:layer="layout" svg:width="0.389cm" svg:height="0.729cm" svg:x="23.53cm" svg:y="5.395cm" svg:viewBox="0 0 390 730" svg:d="M129 0c81 300-272 862 41 557 68-61 134-103 216-100l4 85c-69 3-125 27-183 85-375 365-123-334-137-595z">
          <text:p/>
        </draw:path>
        <draw:path draw:style-name="gr51" draw:layer="layout" svg:width="0.182cm" svg:height="0.224cm" svg:x="23.628cm" svg:y="5.486cm" svg:viewBox="0 0 183 225" svg:d="M0 187c43-102 95-180 183-187v86c-59 13-95 62-126 139z">
          <text:p/>
        </draw:path>
        <draw:path draw:style-name="gr51" draw:layer="layout" svg:width="0.322cm" svg:height="0.361cm" svg:x="23.535cm" svg:y="5.114cm" svg:viewBox="0 0 323 362" svg:d="M0 324c83-137 180-282 311-324l12 84c-105 59-195 151-266 278z">
          <text:p/>
        </draw:path>
        <draw:polygon draw:style-name="gr42" draw:layer="layout" svg:width="0.584cm" svg:height="1.195cm" svg:x="26.174cm" svg:y="4.452cm" svg:viewBox="0 0 585 1196" draw:points="328,0 363,542 585,686 293,1196 0,654 246,510 211,64">
          <text:p/>
        </draw:polygon>
        <draw:path draw:style-name="gr42" draw:layer="layout" svg:width="0.456cm" svg:height="0.999cm" svg:x="25.733cm" svg:y="5.663cm" svg:viewBox="0 0 457 1000" svg:d="M293 0l-153 558c-246 80-93 399-93 399 210 112 281-32 281-32l129-925z">
          <text:p/>
        </draw:path>
        <draw:path draw:style-name="gr42" draw:layer="layout" svg:width="0.455cm" svg:height="0.999cm" svg:x="26.794cm" svg:y="5.743cm" svg:viewBox="0 0 456 1000" svg:d="M164 0l152 558c246 80 94 399 94 399-211 112-281-32-281-32l-129-925z">
          <text:p/>
        </draw:path>
        <draw:path draw:style-name="gr43" draw:layer="layout" svg:width="1.444cm" svg:height="2.5cm" svg:x="25.461cm" svg:y="2.32cm" svg:viewBox="0 0 1445 2501" svg:d="M0 1251c0 230 30 426 97 625 66 199 149 343 264 458s228 167 361 167c134 0 247-52 362-167s198-259 264-458c67-199 97-395 97-625 0-231-30-426-97-626-66-199-149-342-264-457-115-116-228-168-362-168-133 0-246 52-361 168-115 115-198 258-264 457-67 200-97 395-97 626z">
          <text:p/>
        </draw:path>
        <draw:path draw:style-name="gr52" draw:layer="layout" svg:width="0.215cm" svg:height="0.304cm" svg:x="26.748cm" svg:y="3.427cm" svg:viewBox="0 0 216 305" svg:d="M12 305c26-2 47-6 69-14 40-12 70-28 95-52 24-23 37-47 40-75 0-5 0-9 0-14-1-23-9-43-25-65-20-25-46-44-83-60-34-14-68-22-108-25">
          <text:p/>
        </draw:path>
        <draw:path draw:style-name="gr40" draw:layer="layout" svg:width="1.309cm" svg:height="0.667cm" svg:x="25.234cm" svg:y="7.139cm" svg:viewBox="0 0 1310 668" svg:d="M702 0c-679 48-702 463-702 463 0 335 1310 159 1310 159v-542z">
          <text:p/>
        </draw:path>
        <draw:path draw:style-name="gr40" draw:layer="layout" svg:width="1.309cm" svg:height="0.667cm" svg:x="26.543cm" svg:y="7.139cm" svg:viewBox="0 0 1310 668" svg:d="M608 0c679 48 702 463 702 463 0 335-1310 159-1310 159v-542z">
          <text:p/>
        </draw:path>
        <draw:path draw:style-name="gr44" draw:layer="layout" svg:width="1.317cm" svg:height="1.097cm" svg:x="25.841cm" svg:y="6.171cm" svg:viewBox="0 0 1318 1098" svg:d="M1116 131l202 812c-212 145-634 87-634 87-221 175-684-43-684-43l191-987z">
          <text:p/>
        </draw:path>
        <draw:polyline draw:style-name="gr46" draw:layer="layout" svg:width="0.342cm" svg:height="0.304cm" svg:x="26.334cm" svg:y="6.476cm" svg:viewBox="0 0 343 305" draw:points="282,0 343,305 0,262">
          <text:p/>
        </draw:polyline>
        <draw:line draw:style-name="gr46" draw:layer="layout" svg:x1="26.474cm" svg:y1="6.461cm" svg:x2="26.525cm" svg:y2="7.187cm">
          <text:p/>
        </draw:line>
        <draw:path draw:style-name="gr45" draw:layer="layout" svg:width="1.277cm" svg:height="1.438cm" svg:x="25.862cm" svg:y="5.016cm" svg:viewBox="0 0 1278 1439" svg:d="M842 0l-208 176-327-165-307 594 287 143 79-462-257 1067c317 187 1020 11 1020 11l-238-1056 99 484 288-143z">
          <text:p/>
        </draw:path>
        <draw:path draw:style-name="gr47" draw:layer="layout" svg:width="0.176cm" svg:height="0.24cm" svg:x="26.098cm" svg:y="3.427cm" svg:viewBox="0 0 177 241" svg:d="M0 121c0 22 4 41 12 60s18 33 32 44 28 16 45 16c16 0 30-5 44-16s24-25 32-44c9-19 12-38 12-60 0-23-3-41-12-61-8-19-18-33-32-44s-28-16-44-16c-17 0-31 5-45 16s-24 25-32 44c-8 20-12 38-12 61z">
          <text:p/>
        </draw:path>
        <draw:path draw:style-name="gr47" draw:layer="layout" svg:width="0.176cm" svg:height="0.24cm" svg:x="25.65cm" svg:y="3.454cm" svg:viewBox="0 0 177 241" svg:d="M0 121c0 22 4 41 12 60s18 33 32 44 28 16 45 16c16 0 30-5 44-16s24-25 32-44c9-19 12-38 12-60 0-23-3-41-12-61-8-19-18-33-32-44s-28-16-44-16c-17 0-31 5-45 16s-24 25-32 44c-8 20-12 38-12 61z">
          <text:p/>
        </draw:path>
        <draw:path draw:style-name="gr48" draw:layer="layout" svg:width="0.433cm" svg:height="0.38cm" svg:x="26.028cm" svg:y="3.473cm" svg:viewBox="0 0 434 381" svg:d="M217 381h115c56 0 102-60 102-134v-113c0-74-46-134-102-134h-230c-56 0-102 60-102 134v113c0 74 46 134 102 134z">
          <text:p/>
        </draw:path>
        <draw:path draw:style-name="gr48" draw:layer="layout" svg:width="0.433cm" svg:height="0.38cm" svg:x="25.428cm" svg:y="3.476cm" svg:viewBox="0 0 434 381" svg:d="M217 381h115c56 0 102-60 102-134v-113c0-74-46-134-102-134h-230c-56 0-102 60-102 134v113c0 74 46 134 102 134z">
          <text:p/>
        </draw:path>
        <draw:polygon draw:style-name="gr49" draw:layer="layout" svg:width="0.165cm" svg:height="0.099cm" svg:x="25.868cm" svg:y="3.639cm" svg:viewBox="0 0 166 100" draw:points="0,0 166,0 160,100 7,91">
          <text:p/>
        </draw:polygon>
        <draw:polygon draw:style-name="gr49" draw:layer="layout" svg:width="0.443cm" svg:height="0.487cm" svg:x="26.463cm" svg:y="3.179cm" svg:viewBox="0 0 444 488" draw:points="7,398 444,0 438,190 0,488">
          <text:p/>
        </draw:polygon>
        <draw:path draw:style-name="gr40" draw:layer="layout" svg:width="1.588cm" svg:height="1.276cm" svg:x="25.402cm" svg:y="2.12cm" svg:viewBox="0 0 1589 1277" svg:d="M1589 1277c-232-469-907-262-987-244l-79-271-172 253c-344-117-351 172-351 172 232-1399 808-1174 808-1174 602 163 781 1264 781 1264z">
          <text:p/>
        </draw:path>
        <draw:path draw:style-name="gr42" draw:layer="layout" svg:width="0.278cm" svg:height="0.281cm" svg:x="25.712cm" svg:y="3.766cm" svg:viewBox="0 0 279 282" svg:d="M259 16c-205-63-252 81-252 81-40 154 100 172 100 172 126 37 172-18 172-18">
          <text:p/>
        </draw:path>
        <draw:path draw:style-name="gr51" draw:layer="layout" svg:width="0.389cm" svg:height="0.729cm" svg:x="26.236cm" svg:y="5.587cm" svg:viewBox="0 0 390 730" svg:d="M129 0c81 300-272 862 41 557 68-61 134-103 216-100l4 85c-69 3-125 27-183 85-375 365-123-334-137-595z">
          <text:p/>
        </draw:path>
        <draw:path draw:style-name="gr51" draw:layer="layout" svg:width="0.182cm" svg:height="0.224cm" svg:x="26.334cm" svg:y="5.677cm" svg:viewBox="0 0 183 225" svg:d="M0 187c43-102 95-180 183-187v86c-59 13-95 62-126 139z">
          <text:p/>
        </draw:path>
        <draw:path draw:style-name="gr51" draw:layer="layout" svg:width="0.322cm" svg:height="0.361cm" svg:x="26.241cm" svg:y="5.306cm" svg:viewBox="0 0 323 362" svg:d="M0 324c83-137 180-282 311-324l12 84c-105 59-195 151-266 278z">
          <text:p/>
        </draw:path>
        <draw:polygon draw:style-name="gr42" draw:layer="layout" svg:width="0.584cm" svg:height="1.195cm" svg:x="29.148cm" svg:y="4.52cm" svg:viewBox="0 0 585 1196" draw:points="328,0 363,542 585,686 293,1196 0,654 246,510 211,64">
          <text:p/>
        </draw:polygon>
        <draw:path draw:style-name="gr42" draw:layer="layout" svg:width="0.455cm" svg:height="0.999cm" svg:x="29.767cm" svg:y="5.81cm" svg:viewBox="0 0 456 1000" svg:d="M164 0l152 558c246 80 94 399 94 399-211 112-281-32-281-32l-129-925z">
          <text:p/>
        </draw:path>
        <draw:path draw:style-name="gr43" draw:layer="layout" svg:width="1.444cm" svg:height="2.5cm" svg:x="28.435cm" svg:y="2.387cm" svg:viewBox="0 0 1445 2501" svg:d="M0 1251c0 230 30 426 97 625 66 199 149 343 264 458s228 167 361 167c134 0 247-52 362-167s198-259 264-458c67-199 97-395 97-625 0-231-30-426-97-626-66-199-149-342-264-457-115-116-228-168-362-168-133 0-246 52-361 168-115 115-198 258-264 457-67 200-97 395-97 626z">
          <text:p/>
        </draw:path>
        <draw:path draw:style-name="gr52" draw:layer="layout" svg:width="0.215cm" svg:height="0.304cm" svg:x="29.722cm" svg:y="3.494cm" svg:viewBox="0 0 216 305" svg:d="M12 305c26-2 47-6 69-14 40-12 70-28 95-52 24-23 37-47 40-75 0-5 0-9 0-14-1-23-9-43-25-65-20-25-46-44-83-60-34-14-68-22-108-25">
          <text:p/>
        </draw:path>
        <draw:path draw:style-name="gr40" draw:layer="layout" svg:width="1.309cm" svg:height="0.667cm" svg:x="28.207cm" svg:y="7.206cm" svg:viewBox="0 0 1310 668" svg:d="M702 0c-679 48-702 463-702 463 0 335 1310 159 1310 159v-542z">
          <text:p/>
        </draw:path>
        <draw:path draw:style-name="gr40" draw:layer="layout" svg:width="1.309cm" svg:height="0.667cm" svg:x="29.517cm" svg:y="7.206cm" svg:viewBox="0 0 1310 668" svg:d="M608 0c679 48 702 463 702 463 0 335-1310 159-1310 159v-542z">
          <text:p/>
        </draw:path>
        <draw:path draw:style-name="gr44" draw:layer="layout" svg:width="1.317cm" svg:height="1.097cm" svg:x="28.815cm" svg:y="6.239cm" svg:viewBox="0 0 1318 1098" svg:d="M1116 131l202 812c-212 145-634 87-634 87-221 175-684-43-684-43l191-987z">
          <text:p/>
        </draw:path>
        <draw:polyline draw:style-name="gr46" draw:layer="layout" svg:width="0.342cm" svg:height="0.304cm" svg:x="29.307cm" svg:y="6.543cm" svg:viewBox="0 0 343 305" draw:points="282,0 343,305 0,262">
          <text:p/>
        </draw:polyline>
        <draw:line draw:style-name="gr46" draw:layer="layout" svg:x1="29.448cm" svg:y1="6.529cm" svg:x2="29.499cm" svg:y2="7.255cm">
          <text:p/>
        </draw:line>
        <draw:path draw:style-name="gr53" draw:layer="layout" svg:width="1.437cm" svg:height="1.161cm" svg:x="27.789cm" svg:y="5.445cm" svg:viewBox="0 0 1438 1162" svg:d="M1270 247l-156 458-336-211c0 0 142-459 0-459s-82 443-82 443c0 0-308-666-397-425-46 124 244 365 244 365l-24 146c0 0-426-305-478-164s-77 194 65 264c142 71 400 59 400 59l44 139c0 0-238 143-238 214 25 235 365-75 453-177 65-88 78-106 78-106l349 142 246-618z">
          <text:p/>
        </draw:path>
        <draw:path draw:style-name="gr45" draw:layer="layout" svg:width="1.277cm" svg:height="1.438cm" svg:x="28.836cm" svg:y="5.083cm" svg:viewBox="0 0 1278 1439" svg:d="M842 0l-208 176-327-165-307 594 287 143 79-462-257 1067c317 187 1020 11 1020 11l-238-1056 99 484 288-143z">
          <text:p/>
        </draw:path>
        <draw:path draw:style-name="gr47" draw:layer="layout" svg:width="0.176cm" svg:height="0.24cm" svg:x="29.072cm" svg:y="3.494cm" svg:viewBox="0 0 177 241" svg:d="M0 121c0 22 4 41 12 60s18 33 32 44 28 16 45 16c16 0 30-5 44-16s24-25 32-44c9-19 12-38 12-60 0-23-3-41-12-61-8-19-18-33-32-44s-28-16-44-16c-17 0-31 5-45 16s-24 25-32 44c-8 20-12 38-12 61z">
          <text:p/>
        </draw:path>
        <draw:path draw:style-name="gr47" draw:layer="layout" svg:width="0.176cm" svg:height="0.24cm" svg:x="28.623cm" svg:y="3.521cm" svg:viewBox="0 0 177 241" svg:d="M0 121c0 22 4 41 12 60s18 33 32 44 28 16 45 16c16 0 30-5 44-16s24-25 32-44c9-19 12-38 12-60 0-23-3-41-12-61-8-19-18-33-32-44s-28-16-44-16c-17 0-31 5-45 16s-24 25-32 44c-8 20-12 38-12 61z">
          <text:p/>
        </draw:path>
        <draw:path draw:style-name="gr48" draw:layer="layout" svg:width="0.433cm" svg:height="0.38cm" svg:x="29.001cm" svg:y="3.54cm" svg:viewBox="0 0 434 381" svg:d="M217 381h115c56 0 102-60 102-134v-113c0-74-46-134-102-134h-230c-56 0-102 60-102 134v113c0 74 46 134 102 134z">
          <text:p/>
        </draw:path>
        <draw:path draw:style-name="gr48" draw:layer="layout" svg:width="0.433cm" svg:height="0.38cm" svg:x="28.402cm" svg:y="3.543cm" svg:viewBox="0 0 434 381" svg:d="M217 381h115c56 0 102-60 102-134v-113c0-74-46-134-102-134h-230c-56 0-102 60-102 134v113c0 74 46 134 102 134z">
          <text:p/>
        </draw:path>
        <draw:polygon draw:style-name="gr49" draw:layer="layout" svg:width="0.165cm" svg:height="0.099cm" svg:x="28.841cm" svg:y="3.706cm" svg:viewBox="0 0 166 100" draw:points="0,0 166,0 160,100 7,91">
          <text:p/>
        </draw:polygon>
        <draw:polygon draw:style-name="gr49" draw:layer="layout" svg:width="0.443cm" svg:height="0.487cm" svg:x="29.437cm" svg:y="3.246cm" svg:viewBox="0 0 444 488" draw:points="7,398 444,0 438,190 0,488">
          <text:p/>
        </draw:polygon>
        <draw:path draw:style-name="gr40" draw:layer="layout" svg:width="1.588cm" svg:height="1.276cm" svg:x="28.376cm" svg:y="2.188cm" svg:viewBox="0 0 1589 1277" svg:d="M1589 1277c-232-469-907-262-987-244l-79-271-172 253c-344-117-351 172-351 172 232-1399 808-1174 808-1174 602 163 781 1264 781 1264z">
          <text:p/>
        </draw:path>
        <draw:path draw:style-name="gr42" draw:layer="layout" svg:width="0.278cm" svg:height="0.281cm" svg:x="28.685cm" svg:y="3.833cm" svg:viewBox="0 0 279 282" svg:d="M259 16c-205-63-252 81-252 81-40 154 100 172 100 172 126 37 172-18 172-18">
          <text:p/>
        </draw:path>
        <draw:path draw:style-name="gr51" draw:layer="layout" svg:width="0.389cm" svg:height="0.729cm" svg:x="29.21cm" svg:y="5.654cm" svg:viewBox="0 0 390 730" svg:d="M129 0c81 300-272 862 41 557 68-61 134-103 216-100l4 85c-69 3-125 27-183 85-375 365-123-334-137-595z">
          <text:p/>
        </draw:path>
        <draw:path draw:style-name="gr51" draw:layer="layout" svg:width="0.182cm" svg:height="0.224cm" svg:x="29.307cm" svg:y="5.745cm" svg:viewBox="0 0 183 225" svg:d="M0 187c43-102 95-180 183-187v86c-59 13-95 62-126 139z">
          <text:p/>
        </draw:path>
        <draw:path draw:style-name="gr51" draw:layer="layout" svg:width="0.322cm" svg:height="0.361cm" svg:x="29.215cm" svg:y="5.374cm" svg:viewBox="0 0 323 362" svg:d="M0 324c83-137 180-282 311-324l12 84c-105 59-195 151-266 278z">
          <text:p/>
        </draw:path>
        <draw:polygon draw:style-name="gr42" draw:layer="layout" svg:width="0.584cm" svg:height="1.195cm" svg:x="32.206cm" svg:y="4.385cm" svg:viewBox="0 0 585 1196" draw:points="258,0 222,542 0,686 293,1196 585,654 340,510 375,64">
          <text:p/>
        </draw:polygon>
        <draw:path draw:style-name="gr42" draw:layer="layout" svg:width="0.455cm" svg:height="0.999cm" svg:x="32.776cm" svg:y="5.595cm" svg:viewBox="0 0 456 1000" svg:d="M164 0l152 558c246 80 94 399 94 399-211 112-281-32-281-32l-129-925z">
          <text:p/>
        </draw:path>
        <draw:path draw:style-name="gr42" draw:layer="layout" svg:width="0.456cm" svg:height="0.999cm" svg:x="31.715cm" svg:y="5.676cm" svg:viewBox="0 0 457 1000" svg:d="M293 0l-153 558c-246 80-93 399-93 399 210 112 281-32 281-32l129-925z">
          <text:p/>
        </draw:path>
        <draw:path draw:style-name="gr43" draw:layer="layout" svg:width="1.444cm" svg:height="2.5cm" svg:x="32.059cm" svg:y="2.252cm" svg:viewBox="0 0 1445 2501" svg:d="M1445 1251c0 230-30 426-97 625-66 199-149 343-264 458s-228 167-362 167c-133 0-246-52-361-167s-198-259-264-458c-67-199-97-395-97-625 0-231 30-426 97-626 66-199 149-342 264-457 115-116 228-168 361-168 134 0 247 52 362 168 115 115 198 258 264 457 67 200 97 395 97 626z">
          <text:p/>
        </draw:path>
        <draw:path draw:style-name="gr52" draw:layer="layout" svg:width="0.215cm" svg:height="0.304cm" svg:x="32.001cm" svg:y="3.359cm" svg:viewBox="0 0 216 305" svg:d="M204 305c-26-2-46-6-69-14-40-12-70-28-94-52-25-23-38-47-41-75 0-5 0-9 0-14 1-23 9-43 25-65 20-25 46-44 83-60 34-14 68-22 108-25">
          <text:p/>
        </draw:path>
        <draw:path draw:style-name="gr40" draw:layer="layout" svg:width="1.309cm" svg:height="0.667cm" svg:x="32.422cm" svg:y="7.072cm" svg:viewBox="0 0 1310 668" svg:d="M608 0c679 48 702 463 702 463 0 335-1310 159-1310 159v-542z">
          <text:p/>
        </draw:path>
        <draw:path draw:style-name="gr40" draw:layer="layout" svg:width="1.309cm" svg:height="0.667cm" svg:x="31.112cm" svg:y="7.072cm" svg:viewBox="0 0 1310 668" svg:d="M702 0c-679 48-702 463-702 463 0 335 1310 159 1310 159v-542z">
          <text:p/>
        </draw:path>
        <draw:path draw:style-name="gr44" draw:layer="layout" svg:width="1.317cm" svg:height="1.097cm" svg:x="31.806cm" svg:y="6.104cm" svg:viewBox="0 0 1318 1098" svg:d="M201 131l-201 812c211 145 634 87 634 87 221 175 684-43 684-43l-191-987z">
          <text:p/>
        </draw:path>
        <draw:polyline draw:style-name="gr46" draw:layer="layout" svg:width="0.342cm" svg:height="0.304cm" svg:x="32.289cm" svg:y="6.409cm" svg:viewBox="0 0 343 305" draw:points="60,0 0,305 343,262">
          <text:p/>
        </draw:polyline>
        <draw:line draw:style-name="gr46" draw:layer="layout" svg:x1="32.491cm" svg:y1="6.394cm" svg:x2="32.44cm" svg:y2="7.12cm">
          <text:p/>
        </draw:line>
        <draw:path draw:style-name="gr45" draw:layer="layout" svg:width="1.277cm" svg:height="1.438cm" svg:x="31.825cm" svg:y="4.949cm" svg:viewBox="0 0 1278 1439" svg:d="M436 0l208 176 327-165 307 594-288 143-79-462 258 1067c-317 187-1020 11-1020 11l237-1056-99 484-287-143z">
          <text:p/>
        </draw:path>
        <draw:path draw:style-name="gr47" draw:layer="layout" svg:width="0.176cm" svg:height="0.24cm" svg:x="32.69cm" svg:y="3.359cm" svg:viewBox="0 0 177 241" svg:d="M177 121c0 22-3 41-12 60-8 19-18 33-32 44s-28 16-44 16c-17 0-31-5-45-16s-24-25-32-44-12-38-12-60c0-23 4-41 12-61 8-19 18-33 32-44s28-16 45-16c16 0 30 5 44 16s24 25 32 44c9 20 12 38 12 61z">
          <text:p/>
        </draw:path>
        <draw:path draw:style-name="gr47" draw:layer="layout" svg:width="0.176cm" svg:height="0.24cm" svg:x="33.138cm" svg:y="3.386cm" svg:viewBox="0 0 177 241" svg:d="M177 121c0 22-3 41-12 60-8 19-18 33-32 44s-28 16-44 16c-17 0-31-5-45-16s-24-25-32-44-12-38-12-60c0-23 4-41 12-61 8-19 18-33 32-44s28-16 45-16c16 0 30 5 44 16s24 25 32 44c9 20 12 38 12 61z">
          <text:p/>
        </draw:path>
        <draw:path draw:style-name="gr48" draw:layer="layout" svg:width="0.433cm" svg:height="0.38cm" svg:x="32.504cm" svg:y="3.405cm" svg:viewBox="0 0 434 381" svg:d="M217 381h-115c-56 0-102-60-102-134v-113c0-74 46-134 102-134h230c56 0 102 60 102 134v113c0 74-46 134-102 134z">
          <text:p/>
        </draw:path>
        <draw:path draw:style-name="gr48" draw:layer="layout" svg:width="0.433cm" svg:height="0.38cm" svg:x="33.103cm" svg:y="3.408cm" svg:viewBox="0 0 434 381" svg:d="M217 381h-115c-56 0-102-60-102-134v-113c0-74 46-134 102-134h230c56 0 102 60 102 134v113c0 74-46 134-102 134z">
          <text:p/>
        </draw:path>
        <draw:polygon draw:style-name="gr49" draw:layer="layout" svg:width="0.165cm" svg:height="0.099cm" svg:x="32.931cm" svg:y="3.572cm" svg:viewBox="0 0 166 100" draw:points="166,0 0,0 7,100 160,91">
          <text:p/>
        </draw:polygon>
        <draw:polygon draw:style-name="gr49" draw:layer="layout" svg:width="0.443cm" svg:height="0.487cm" svg:x="32.058cm" svg:y="3.112cm" svg:viewBox="0 0 444 488" draw:points="438,398 0,0 7,190 444,488">
          <text:p/>
        </draw:polygon>
        <draw:path draw:style-name="gr40" draw:layer="layout" svg:width="1.588cm" svg:height="1.276cm" svg:x="31.975cm" svg:y="2.053cm" svg:viewBox="0 0 1589 1277" svg:d="M0 1277c232-469 907-262 986-244l80-271 172 253c344-117 351 172 351 172-232-1399-808-1174-808-1174-602 163-781 1264-781 1264z">
          <text:p/>
        </draw:path>
        <draw:path draw:style-name="gr42" draw:layer="layout" svg:width="0.278cm" svg:height="0.281cm" svg:x="32.974cm" svg:y="3.698cm" svg:viewBox="0 0 279 282" svg:d="M20 16c206-63 252 81 252 81 40 154-99 172-99 172-127 37-173-18-173-18">
          <text:p/>
        </draw:path>
        <draw:path draw:style-name="gr51" draw:layer="layout" svg:width="0.389cm" svg:height="0.729cm" svg:x="32.34cm" svg:y="5.52cm" svg:viewBox="0 0 390 730" svg:d="M129 0c81 300-272 862 41 557 68-61 134-103 216-100l4 85c-69 3-125 27-183 85-375 365-123-334-137-595z">
          <text:p/>
        </draw:path>
        <draw:path draw:style-name="gr51" draw:layer="layout" svg:width="0.182cm" svg:height="0.224cm" svg:x="32.437cm" svg:y="5.61cm" svg:viewBox="0 0 183 225" svg:d="M0 187c43-102 95-180 183-187v86c-59 13-95 62-126 139z">
          <text:p/>
        </draw:path>
        <draw:path draw:style-name="gr51" draw:layer="layout" svg:width="0.322cm" svg:height="0.361cm" svg:x="32.344cm" svg:y="5.239cm" svg:viewBox="0 0 323 362" svg:d="M0 324c83-137 180-282 311-324l12 84c-105 59-195 151-266 278z">
          <text:p/>
        </draw:path>
        <draw:polygon draw:style-name="gr42" draw:layer="layout" svg:width="0.584cm" svg:height="1.195cm" svg:x="35.16cm" svg:y="4.385cm" svg:viewBox="0 0 585 1196" draw:points="258,0 222,542 0,686 293,1196 585,654 340,510 375,64">
          <text:p/>
        </draw:polygon>
        <draw:path draw:style-name="gr42" draw:layer="layout" svg:width="0.456cm" svg:height="0.999cm" svg:x="34.669cm" svg:y="5.676cm" svg:viewBox="0 0 457 1000" svg:d="M293 0l-153 558c-246 80-93 399-93 399 210 112 281-32 281-32l129-925z">
          <text:p/>
        </draw:path>
        <draw:path draw:style-name="gr43" draw:layer="layout" svg:width="1.444cm" svg:height="2.5cm" svg:x="35.013cm" svg:y="2.252cm" svg:viewBox="0 0 1445 2501" svg:d="M1445 1251c0 230-30 426-97 625-66 199-149 343-264 458s-228 167-362 167c-133 0-246-52-361-167s-198-259-264-458c-67-199-97-395-97-625 0-231 30-426 97-626 66-199 149-342 264-457 115-116 228-168 361-168 134 0 247 52 362 168 115 115 198 258 264 457 67 200 97 395 97 626z">
          <text:p/>
        </draw:path>
        <draw:path draw:style-name="gr52" draw:layer="layout" svg:width="0.215cm" svg:height="0.304cm" svg:x="34.955cm" svg:y="3.359cm" svg:viewBox="0 0 216 305" svg:d="M204 305c-26-2-46-6-69-14-40-12-70-28-94-52-25-23-38-47-41-75 0-5 0-9 0-14 1-23 9-43 25-65 20-25 46-44 83-60 34-14 68-22 108-25">
          <text:p/>
        </draw:path>
        <draw:path draw:style-name="gr40" draw:layer="layout" svg:width="1.309cm" svg:height="0.667cm" svg:x="35.376cm" svg:y="7.072cm" svg:viewBox="0 0 1310 668" svg:d="M608 0c679 48 702 463 702 463 0 335-1310 159-1310 159v-542z">
          <text:p/>
        </draw:path>
        <draw:path draw:style-name="gr40" draw:layer="layout" svg:width="1.309cm" svg:height="0.667cm" svg:x="34.066cm" svg:y="7.072cm" svg:viewBox="0 0 1310 668" svg:d="M702 0c-679 48-702 463-702 463 0 335 1310 159 1310 159v-542z">
          <text:p/>
        </draw:path>
        <draw:path draw:style-name="gr44" draw:layer="layout" svg:width="1.317cm" svg:height="1.097cm" svg:x="34.76cm" svg:y="6.104cm" svg:viewBox="0 0 1318 1098" svg:d="M201 131l-201 812c211 145 634 87 634 87 221 175 684-43 684-43l-191-987z">
          <text:p/>
        </draw:path>
        <draw:polyline draw:style-name="gr46" draw:layer="layout" svg:width="0.342cm" svg:height="0.304cm" svg:x="35.243cm" svg:y="6.409cm" svg:viewBox="0 0 343 305" draw:points="60,0 0,305 343,262">
          <text:p/>
        </draw:polyline>
        <draw:line draw:style-name="gr46" draw:layer="layout" svg:x1="35.445cm" svg:y1="6.394cm" svg:x2="35.394cm" svg:y2="7.12cm">
          <text:p/>
        </draw:line>
        <draw:path draw:style-name="gr53" draw:layer="layout" svg:width="1.437cm" svg:height="1.161cm" svg:x="35.666cm" svg:y="5.31cm" svg:viewBox="0 0 1438 1162" svg:d="M168 247l155 458 337-211c0 0-142-459 0-459s81 443 81 443c0 0 309-666 398-425 46 124-244 365-244 365l24 146c0 0 426-305 478-164 51 141 77 194-65 264-142 71-400 59-400 59l-45 139c0 0 239 143 239 214-26 235-365-75-453-177-65-88-78-106-78-106l-349 142-246-618z">
          <text:p/>
        </draw:path>
        <draw:path draw:style-name="gr45" draw:layer="layout" svg:width="1.277cm" svg:height="1.438cm" svg:x="34.779cm" svg:y="4.949cm" svg:viewBox="0 0 1278 1439" svg:d="M436 0l208 176 327-165 307 594-288 143-79-462 258 1067c-317 187-1020 11-1020 11l237-1056-99 484-287-143z">
          <text:p/>
        </draw:path>
        <draw:path draw:style-name="gr47" draw:layer="layout" svg:width="0.176cm" svg:height="0.24cm" svg:x="35.644cm" svg:y="3.359cm" svg:viewBox="0 0 177 241" svg:d="M177 121c0 22-3 41-12 60-8 19-18 33-32 44s-28 16-44 16c-17 0-31-5-45-16s-24-25-32-44-12-38-12-60c0-23 4-41 12-61 8-19 18-33 32-44s28-16 45-16c16 0 30 5 44 16s24 25 32 44c9 20 12 38 12 61z">
          <text:p/>
        </draw:path>
        <draw:path draw:style-name="gr47" draw:layer="layout" svg:width="0.176cm" svg:height="0.24cm" svg:x="36.092cm" svg:y="3.386cm" svg:viewBox="0 0 177 241" svg:d="M177 121c0 22-3 41-12 60-8 19-18 33-32 44s-28 16-44 16c-17 0-31-5-45-16s-24-25-32-44-12-38-12-60c0-23 4-41 12-61 8-19 18-33 32-44s28-16 45-16c16 0 30 5 44 16s24 25 32 44c9 20 12 38 12 61z">
          <text:p/>
        </draw:path>
        <draw:path draw:style-name="gr48" draw:layer="layout" svg:width="0.433cm" svg:height="0.38cm" svg:x="35.458cm" svg:y="3.405cm" svg:viewBox="0 0 434 381" svg:d="M217 381h-115c-56 0-102-60-102-134v-113c0-74 46-134 102-134h230c56 0 102 60 102 134v113c0 74-46 134-102 134z">
          <text:p/>
        </draw:path>
        <draw:path draw:style-name="gr48" draw:layer="layout" svg:width="0.433cm" svg:height="0.38cm" svg:x="36.057cm" svg:y="3.408cm" svg:viewBox="0 0 434 381" svg:d="M217 381h-115c-56 0-102-60-102-134v-113c0-74 46-134 102-134h230c56 0 102 60 102 134v113c0 74-46 134-102 134z">
          <text:p/>
        </draw:path>
        <draw:polygon draw:style-name="gr49" draw:layer="layout" svg:width="0.165cm" svg:height="0.099cm" svg:x="35.885cm" svg:y="3.572cm" svg:viewBox="0 0 166 100" draw:points="166,0 0,0 7,100 160,91">
          <text:p/>
        </draw:polygon>
        <draw:polygon draw:style-name="gr49" draw:layer="layout" svg:width="0.443cm" svg:height="0.487cm" svg:x="35.012cm" svg:y="3.112cm" svg:viewBox="0 0 444 488" draw:points="438,398 0,0 7,190 444,488">
          <text:p/>
        </draw:polygon>
        <draw:path draw:style-name="gr40" draw:layer="layout" svg:width="1.588cm" svg:height="1.276cm" svg:x="34.929cm" svg:y="2.053cm" svg:viewBox="0 0 1589 1277" svg:d="M0 1277c232-469 907-262 986-244l80-271 172 253c344-117 351 172 351 172-232-1399-808-1174-808-1174-602 163-781 1264-781 1264z">
          <text:p/>
        </draw:path>
        <draw:path draw:style-name="gr42" draw:layer="layout" svg:width="0.278cm" svg:height="0.281cm" svg:x="35.928cm" svg:y="3.698cm" svg:viewBox="0 0 279 282" svg:d="M20 16c206-63 252 81 252 81 40 154-99 172-99 172-127 37-173-18-173-18">
          <text:p/>
        </draw:path>
        <draw:path draw:style-name="gr51" draw:layer="layout" svg:width="0.389cm" svg:height="0.729cm" svg:x="35.293cm" svg:y="5.52cm" svg:viewBox="0 0 390 730" svg:d="M129 0c81 300-272 862 41 557 68-61 134-103 216-100l4 85c-69 3-125 27-183 85-375 365-123-334-137-595z">
          <text:p/>
        </draw:path>
        <draw:path draw:style-name="gr51" draw:layer="layout" svg:width="0.182cm" svg:height="0.224cm" svg:x="35.391cm" svg:y="5.61cm" svg:viewBox="0 0 183 225" svg:d="M0 187c43-102 95-180 183-187v86c-59 13-95 62-126 139z">
          <text:p/>
        </draw:path>
        <draw:path draw:style-name="gr51" draw:layer="layout" svg:width="0.322cm" svg:height="0.361cm" svg:x="35.298cm" svg:y="5.239cm" svg:viewBox="0 0 323 362" svg:d="M0 324c83-137 180-282 311-324l12 84c-105 59-195 151-266 278z">
          <text:p/>
        </draw:path>
        <draw:path draw:style-name="gr54" draw:layer="layout" svg:width="0.113cm" svg:height="0.185cm" svg:x="1.437cm" svg:y="5.452cm" svg:viewBox="0 0 114 186" svg:d="M114 16c-30 56-61 113-91 170l-23-16c29-57 60-114 91-170z">
          <text:p/>
        </draw:path>
        <draw:path draw:style-name="gr54" draw:layer="layout" svg:width="0.069cm" svg:height="0.201cm" svg:x="1.528cm" svg:y="5.474cm" svg:viewBox="0 0 70 202" svg:d="M70 14c-25 59-34 124-43 188l-27-5c9-67 19-135 45-197z">
          <text:p/>
        </draw:path>
        <draw:path draw:style-name="gr54" draw:layer="layout" svg:width="0.039cm" svg:height="0.275cm" svg:x="1.612cm" svg:y="5.502cm" svg:viewBox="0 0 40 276" svg:d="M40 8c-18 88-12 178-10 267l-28 1c-2-92-7-185 11-276z">
          <text:p/>
        </draw:path>
        <draw:path draw:style-name="gr54" draw:layer="layout" svg:width="0.075cm" svg:height="0.217cm" svg:x="1.707cm" svg:y="5.482cm" svg:viewBox="0 0 76 218" svg:d="M24 0c28 67 38 140 52 211l-27 7c-13-69-23-139-49-204z">
          <text:p/>
        </draw:path>
        <draw:path draw:style-name="gr54" draw:layer="layout" svg:width="0.113cm" svg:height="0.173cm" svg:x="1.818cm" svg:y="5.473cm" svg:viewBox="0 0 114 174" svg:d="M0 0c65 19 88 97 114 160l-25 14c-22-54-40-117-89-143z">
          <text:p/>
        </draw:path>
        <draw:path draw:style-name="gr54" draw:layer="layout" svg:width="0.12cm" svg:height="0.164cm" svg:x="1.896cm" svg:y="5.477cm" svg:viewBox="0 0 121 165" svg:d="M2 55c-18-148 97 44 119 96l-24 14c-17-40-119-213-70-121z">
          <text:p/>
        </draw:path>
        <draw:path draw:style-name="gr55" draw:layer="layout" svg:width="0.465cm" svg:height="1.085cm" svg:x="1.932cm" svg:y="6.623cm" svg:viewBox="0 0 466 1086" svg:d="M159 21l137 660c293 108 118 342 118 342-164 130-315 17-315 17-90-210-99-1040-99-1040z">
          <text:p/>
        </draw:path>
        <draw:path draw:style-name="gr55" draw:layer="layout" svg:width="0.465cm" svg:height="1.085cm" svg:x="0.862cm" svg:y="6.693cm" svg:viewBox="0 0 466 1086" svg:d="M306 21l-137 660c-292 108-118 342-118 342 165 130 315 17 315 17 90-210 100-1040 100-1040z">
          <text:p/>
        </draw:path>
        <draw:path draw:style-name="gr56" draw:layer="layout" svg:width="1.133cm" svg:height="0.586cm" svg:x="1.046cm" svg:y="7.471cm" svg:viewBox="0 0 1134 587" svg:d="M80 70l-80 455c226 78 543 24 543 24 237 92 591-12 591-12l-64-537z">
          <text:p/>
        </draw:path>
        <draw:polygon draw:style-name="gr55" draw:layer="layout" svg:width="0.625cm" svg:height="1.086cm" svg:x="1.378cm" svg:y="5.454cm" svg:viewBox="0 0 626 1087" draw:points="276,0 238,493 0,623 313,1087 626,594 363,464 401,58">
          <text:p/>
        </draw:polygon>
        <draw:path draw:style-name="gr57" draw:layer="layout" svg:width="1.401cm" svg:height="0.606cm" svg:x="1.629cm" svg:y="8.172cm" svg:viewBox="0 0 1402 607" svg:d="M651 0c726 43 751 420 751 420 0 305-1402 145-1402 145v-493z">
          <text:p/>
        </draw:path>
        <draw:path draw:style-name="gr57" draw:layer="layout" svg:width="1.401cm" svg:height="0.606cm" svg:x="0.228cm" svg:y="8.172cm" svg:viewBox="0 0 1402 607" svg:d="M751 0c-726 43-751 420-751 420 0 305 1402 145 1402 145v-493z">
          <text:p/>
        </draw:path>
        <draw:path draw:style-name="gr55" draw:layer="layout" svg:width="1.561cm" svg:height="2.821cm" svg:x="0.949cm" svg:y="2.743cm" svg:viewBox="0 0 1562 2822" svg:d="M1562 1411c0 260-32 481-104 706s-162 386-286 516c-125 130-247 189-391 189s-266-59-390-189c-125-130-214-291-286-516s-105-446-105-706 33-480 105-705 161-387 286-517c124-130 246-189 390-189s266 59 391 189c124 130 214 292 286 517s104 445 104 705z">
          <text:p/>
        </draw:path>
        <draw:path draw:style-name="gr58" draw:layer="layout" svg:width="0.636cm" svg:height="0.305cm" svg:x="1.587cm" svg:y="7.96cm" svg:viewBox="0 0 637 306" svg:d="M33 274c208 42 367 43 571 0 23 0 35-68 33-123 1-50 0-109-17-138-14-21-31-9-46-12-216 54-307 46-541 0-23 0-35 67-33 123 0 49 0 108 17 137 5 8 10 13 16 13z">
          <text:p/>
        </draw:path>
        <draw:path draw:style-name="gr58" draw:layer="layout" svg:width="0.636cm" svg:height="0.305cm" svg:x="0.986cm" svg:y="7.983cm" svg:viewBox="0 0 637 306" svg:d="M33 274c208 42 367 43 571 0 23 0 35-68 33-123 1-50 0-109-17-138-14-21-31-9-46-12-216 54-307 46-541 0-23 0-35 67-33 123 0 49 0 108 17 137 5 8 10 13 16 13z">
          <text:p/>
        </draw:path>
        <draw:path draw:style-name="gr59" draw:layer="layout" svg:width="1.561cm" svg:height="1.411cm" svg:x="0.949cm" svg:y="2.756cm" svg:viewBox="0 0 1562 1412" svg:d="M1562 1412c0-260-32-481-104-706s-162-387-286-517c-125-130-247-189-391-189s-266 59-390 189c-125 130-214 292-286 517s-105 446-105 706">
          <text:p/>
        </draw:path>
        <draw:path draw:style-name="gr60" draw:layer="layout" svg:width="1.366cm" svg:height="1.787cm" svg:x="0.941cm" svg:y="5.938cm" svg:viewBox="0 0 1367 1788" svg:d="M466 0l333 45 239-31 329 738-307 177-85-574 275 1326c-339 232-1091 14-1091 14l254-1312-106 601-307-178z">
          <text:p/>
        </draw:path>
        <draw:polygon draw:style-name="gr61" draw:layer="layout" svg:width="1.75cm" svg:height="2.015cm" svg:x="0.868cm" svg:y="4.074cm" svg:viewBox="0 0 1751 2016" draw:points="111,0 0,847 259,356 111,1305 431,712 222,1728 666,1152 752,2016 999,1288 1356,1881 1257,813 1566,1254 1455,457 1751,813 1615,17">
          <text:p/>
        </draw:polygon>
        <draw:path draw:style-name="gr62" draw:layer="layout" svg:width="1.777cm" svg:height="0.451cm" svg:x="0.843cm" svg:y="3.848cm" svg:viewBox="0 0 1778 452" svg:d="M92 368c571 106 1043 119 1594 0 63 0 98-91 91-165 2-67 1-146-47-185-40-29-86-13-129-17-513 145-876 145-1509 0-63 0-98 91-91 165-2 67-1 146 47 185 13 11 29 17 44 17z">
          <text:p/>
        </draw:path>
        <draw:path draw:style-name="gr63" draw:layer="layout" svg:width="0.46cm" svg:height="0.02cm" svg:x="1.394cm" svg:y="7.828cm" svg:viewBox="0 0 461 21" svg:d="M0 21c211-48 461 0 461 0">
          <text:p/>
        </draw:path>
        <draw:line draw:style-name="gr63" draw:layer="layout" svg:x1="1.599cm" svg:y1="7.843cm" svg:x2="1.605cm" svg:y2="7.983cm">
          <text:p/>
        </draw:line>
        <draw:path draw:style-name="gr55" draw:layer="layout" svg:width="0.465cm" svg:height="1.085cm" svg:x="4.997cm" svg:y="6.501cm" svg:viewBox="0 0 466 1086" svg:d="M159 21l137 660c293 108 118 342 118 342-164 130-315 17-315 17-90-210-99-1040-99-1040z">
          <text:p/>
        </draw:path>
        <draw:path draw:style-name="gr55" draw:layer="layout" svg:width="0.465cm" svg:height="1.085cm" svg:x="3.927cm" svg:y="6.57cm" svg:viewBox="0 0 466 1086" svg:d="M306 21l-137 660c-292 108-118 342-118 342 165 130 315 17 315 17 90-210 100-1040 100-1040z">
          <text:p/>
        </draw:path>
        <draw:path draw:style-name="gr64" draw:layer="layout" svg:width="1.133cm" svg:height="0.586cm" svg:x="4.111cm" svg:y="7.349cm" svg:viewBox="0 0 1134 587" svg:d="M80 70l-80 455c226 78 543 24 543 24 237 92 591-12 591-12l-64-537z">
          <text:p/>
        </draw:path>
        <draw:polyline draw:style-name="gr63" draw:layer="layout" svg:width="0.185cm" svg:height="0.098cm" svg:x="4.539cm" svg:y="7.651cm" svg:viewBox="0 0 186 99" draw:points="30,0 0,88 186,99">
          <text:p/>
        </draw:polyline>
        <draw:line draw:style-name="gr63" draw:layer="layout" svg:x1="4.654cm" svg:y1="7.663cm" svg:x2="4.654cm" svg:y2="7.906cm">
          <text:p/>
        </draw:line>
        <draw:polygon draw:style-name="gr55" draw:layer="layout" svg:width="0.625cm" svg:height="1.086cm" svg:x="4.443cm" svg:y="5.332cm" svg:viewBox="0 0 626 1087" draw:points="276,0 238,493 0,623 313,1087 626,594 363,464 401,58">
          <text:p/>
        </draw:polygon>
        <draw:path draw:style-name="gr57" draw:layer="layout" svg:width="1.401cm" svg:height="0.606cm" svg:x="4.694cm" svg:y="8.05cm" svg:viewBox="0 0 1402 607" svg:d="M651 0c726 43 751 420 751 420 0 305-1402 145-1402 145v-493z">
          <text:p/>
        </draw:path>
        <draw:path draw:style-name="gr57" draw:layer="layout" svg:width="1.401cm" svg:height="0.606cm" svg:x="3.293cm" svg:y="8.05cm" svg:viewBox="0 0 1402 607" svg:d="M751 0c-726 43-751 420-751 420 0 305 1402 145 1402 145v-493z">
          <text:p/>
        </draw:path>
        <draw:polygon draw:style-name="gr65" draw:layer="layout" svg:width="0.33cm" svg:height="0.602cm" svg:x="5.125cm" svg:y="4.761cm" svg:viewBox="0 0 331 603" draw:points="311,0 331,580 181,406 171,603 110,418 20,603 0,371">
          <text:p/>
        </draw:polygon>
        <draw:polygon draw:style-name="gr65" draw:layer="layout" svg:width="0.33cm" svg:height="0.602cm" svg:x="4.114cm" svg:y="4.784cm" svg:viewBox="0 0 331 603" draw:points="20,0 0,580 151,406 161,603 221,418 311,603 331,371">
          <text:p/>
        </draw:polygon>
        <draw:path draw:style-name="gr55" draw:layer="layout" svg:width="1.561cm" svg:height="2.821cm" svg:x="4.014cm" svg:y="2.621cm" svg:viewBox="0 0 1562 2822" svg:d="M1562 1411c0 260-32 481-104 706s-162 386-286 516c-125 130-247 189-391 189s-266-59-390-189c-125-130-214-291-286-516s-105-446-105-706 33-480 105-705 161-387 286-517c124-130 246-189 390-189s266 59 391 189c124 130 214 292 286 517s104 445 104 705z">
          <text:p/>
        </draw:path>
        <draw:polyline draw:style-name="gr66" draw:layer="layout" svg:width="0.863cm" svg:height="0.774cm" svg:x="4.839cm" svg:y="4.053cm" svg:viewBox="0 0 864 775" draw:points="674,0 864,675 640,244 751,775 374,81 439,474 0,0">
          <text:p/>
        </draw:polyline>
        <draw:polyline draw:style-name="gr66" draw:layer="layout" svg:width="0.853cm" svg:height="0.797cm" svg:x="3.878cm" svg:y="4.053cm" svg:viewBox="0 0 854 798" draw:points="190,23 0,698 223,267 113,798 490,104 425,497 854,0">
          <text:p/>
        </draw:polyline>
        <draw:path draw:style-name="gr58" draw:layer="layout" svg:width="0.636cm" svg:height="0.305cm" svg:x="4.652cm" svg:y="7.838cm" svg:viewBox="0 0 637 306" svg:d="M33 274c208 42 367 43 571 0 23 0 35-68 33-123 1-50 0-109-17-138-14-21-31-9-46-12-216 54-307 46-541 0-23 0-35 67-33 123 0 49 0 108 17 137 5 8 10 13 16 13z">
          <text:p/>
        </draw:path>
        <draw:path draw:style-name="gr58" draw:layer="layout" svg:width="0.636cm" svg:height="0.305cm" svg:x="4.051cm" svg:y="7.861cm" svg:viewBox="0 0 637 306" svg:d="M33 274c208 42 367 43 571 0 23 0 35-68 33-123 1-50 0-109-17-138-14-21-31-9-46-12-216 54-307 46-541 0-23 0-35 67-33 123 0 49 0 108 17 137 5 8 10 13 16 13z">
          <text:p/>
        </draw:path>
        <draw:path draw:style-name="gr59" draw:layer="layout" svg:width="1.561cm" svg:height="1.411cm" svg:x="4.014cm" svg:y="2.634cm" svg:viewBox="0 0 1562 1412" svg:d="M1562 1412c0-260-32-481-104-706s-162-387-286-517c-125-130-247-189-391-189s-266 59-390 189c-125 130-214 292-286 517s-105 446-105 706">
          <text:p/>
        </draw:path>
        <draw:path draw:style-name="gr67" draw:layer="layout" svg:width="1.777cm" svg:height="0.452cm" svg:x="3.908cm" svg:y="3.725cm" svg:viewBox="0 0 1778 453" svg:d="M92 84c571-105 1043-119 1594 0 63 1 98 91 91 166 2 66 1 145-47 185-40 29-86 13-129 17-513-145-876-145-1509 0-63-1-98-91-91-165-2-67-1-146 47-186 13-11 29-17 44-17z">
          <text:p/>
        </draw:path>
        <draw:path draw:style-name="gr54" draw:layer="layout" svg:width="0.234cm" svg:height="0.142cm" svg:x="4.481cm" svg:y="4.844cm" svg:viewBox="0 0 235 143" svg:d="M0 57c131-173 85 111 71 27 52-72 79-77 148-52-1-1-2-2-2-3l18 43c-7 2-13 5-19 7-75-20-56-38-121 43-142 107 69-245-66-32z">
          <text:p/>
        </draw:path>
        <draw:path draw:style-name="gr54" draw:layer="layout" svg:width="0.23cm" svg:height="0.099cm" svg:x="4.809cm" svg:y="4.836cm" svg:viewBox="0 0 231 100" svg:d="M0 17c60-68 82 97 64 27 63 0 61-21 121-34 17 5 31 15 46 24l-17 43c-8-5-25-13-28-20-35 11-65 32-93 20-89 90-81-119-35-51 2 4-38 27-35 30z">
          <text:p/>
        </draw:path>
        <draw:path draw:style-name="gr54" draw:layer="layout" svg:width="0.113cm" svg:height="0.185cm" svg:x="4.502cm" svg:y="5.33cm" svg:viewBox="0 0 114 186" svg:d="M114 16c-30 56-61 113-91 170l-23-16c29-57 60-114 91-170z">
          <text:p/>
        </draw:path>
        <draw:path draw:style-name="gr54" draw:layer="layout" svg:width="0.069cm" svg:height="0.201cm" svg:x="4.593cm" svg:y="5.352cm" svg:viewBox="0 0 70 202" svg:d="M70 14c-25 59-34 124-43 188l-27-5c9-67 19-135 45-197z">
          <text:p/>
        </draw:path>
        <draw:path draw:style-name="gr54" draw:layer="layout" svg:width="0.039cm" svg:height="0.275cm" svg:x="4.677cm" svg:y="5.379cm" svg:viewBox="0 0 40 276" svg:d="M40 8c-18 88-12 178-10 267l-28 1c-2-92-7-185 11-276z">
          <text:p/>
        </draw:path>
        <draw:path draw:style-name="gr54" draw:layer="layout" svg:width="0.075cm" svg:height="0.217cm" svg:x="4.772cm" svg:y="5.36cm" svg:viewBox="0 0 76 218" svg:d="M24 0c28 67 38 140 52 211l-27 7c-13-69-23-139-49-204z">
          <text:p/>
        </draw:path>
        <draw:path draw:style-name="gr54" draw:layer="layout" svg:width="0.113cm" svg:height="0.173cm" svg:x="4.883cm" svg:y="5.351cm" svg:viewBox="0 0 114 174" svg:d="M0 0c65 19 88 97 114 160l-25 14c-22-54-40-117-89-143z">
          <text:p/>
        </draw:path>
        <draw:path draw:style-name="gr54" draw:layer="layout" svg:width="0.12cm" svg:height="0.164cm" svg:x="4.961cm" svg:y="5.355cm" svg:viewBox="0 0 121 165" svg:d="M2 55c-18-148 97 44 119 96l-24 14c-17-40-119-213-70-121z">
          <text:p/>
        </draw:path>
        <draw:path draw:style-name="gr60" draw:layer="layout" svg:width="1.366cm" svg:height="1.787cm" svg:x="4.006cm" svg:y="5.816cm" svg:viewBox="0 0 1367 1788" svg:d="M466 0l363 207 209-193 329 738-307 177-85-574 275 1326c-339 232-1091 14-1091 14l254-1312-106 601-307-178z">
          <text:p/>
        </draw:path>
        <draw:path draw:style-name="gr68" draw:layer="layout" svg:width="0.131cm" svg:height="0.701cm" svg:x="4.528cm" svg:y="6.51cm" svg:viewBox="0 0 132 702" svg:d="M58 0c110 204 75 468 37 702l-73-7c34-210 72-449-22-635z">
          <text:p/>
        </draw:path>
        <draw:path draw:style-name="gr68" draw:layer="layout" svg:width="0.585cm" svg:height="0.745cm" svg:x="4.394cm" svg:y="6.409cm" svg:viewBox="0 0 586 746" svg:d="M0 268c21-248 354-354 481-189 121 147-234 490-265 384-38-130 131-171 191-161 141 38 230 149 148 328-74 111-197 118-301 115l6-92c77 3 169 2 232-66 50-122 0-162-100-194-38-6-75 36-99 34-150-14 183-148 132-285-80-125-303-24-353 102z">
          <text:p/>
        </draw:path>
        <draw:path draw:style-name="gr69" draw:layer="layout" svg:width="1.303cm" svg:height="0.799cm" svg:x="6.266cm" svg:y="6.3cm" svg:viewBox="0 0 1304 800" svg:d="M1151 298l-76 281-485-222 63-325c0 0-178-89-166 29 13 119 13 222 13 222 0 0-191-251-306-281-115-29-255 266-166 458 89 193 562 89 562 89l548 251 166-443z">
          <text:p/>
        </draw:path>
        <draw:path draw:style-name="gr55" draw:layer="layout" svg:width="0.465cm" svg:height="1.085cm" svg:x="8.152cm" svg:y="6.597cm" svg:viewBox="0 0 466 1086" svg:d="M159 21l137 660c293 108 118 342 118 342-164 130-315 17-315 17-90-210-99-1040-99-1040z">
          <text:p/>
        </draw:path>
        <draw:path draw:style-name="gr64" draw:layer="layout" svg:width="1.133cm" svg:height="0.586cm" svg:x="7.265cm" svg:y="7.445cm" svg:viewBox="0 0 1134 587" svg:d="M80 70l-80 455c226 78 543 24 543 24 237 92 591-12 591-12l-64-537z">
          <text:p/>
        </draw:path>
        <draw:polyline draw:style-name="gr63" draw:layer="layout" svg:width="0.185cm" svg:height="0.098cm" svg:x="7.694cm" svg:y="7.747cm" svg:viewBox="0 0 186 99" draw:points="30,0 0,88 186,99">
          <text:p/>
        </draw:polyline>
        <draw:line draw:style-name="gr63" draw:layer="layout" svg:x1="7.809cm" svg:y1="7.759cm" svg:x2="7.809cm" svg:y2="8.002cm">
          <text:p/>
        </draw:line>
        <draw:polygon draw:style-name="gr55" draw:layer="layout" svg:width="0.625cm" svg:height="1.086cm" svg:x="7.598cm" svg:y="5.428cm" svg:viewBox="0 0 626 1087" draw:points="276,0 238,493 0,623 313,1087 626,594 363,464 401,58">
          <text:p/>
        </draw:polygon>
        <draw:path draw:style-name="gr57" draw:layer="layout" svg:width="1.401cm" svg:height="0.606cm" svg:x="7.848cm" svg:y="8.146cm" svg:viewBox="0 0 1402 607" svg:d="M651 0c726 43 751 420 751 420 0 305-1402 145-1402 145v-493z">
          <text:p/>
        </draw:path>
        <draw:path draw:style-name="gr57" draw:layer="layout" svg:width="1.401cm" svg:height="0.606cm" svg:x="6.447cm" svg:y="8.146cm" svg:viewBox="0 0 1402 607" svg:d="M751 0c-726 43-751 420-751 420 0 305 1402 145 1402 145v-493z">
          <text:p/>
        </draw:path>
        <draw:path draw:style-name="gr55" draw:layer="layout" svg:width="1.561cm" svg:height="2.821cm" svg:x="7.018cm" svg:y="2.769cm" svg:viewBox="0 0 1562 2822" svg:d="M1562 1411c0 260-32 481-104 706s-162 386-286 516c-125 130-247 189-391 189s-266-59-390-189c-125-130-214-291-286-516s-105-446-105-706 33-480 105-705 161-387 286-517c124-130 246-189 390-189s266 59 391 189c124 130 214 292 286 517s104 445 104 705z">
          <text:p/>
        </draw:path>
        <draw:path draw:style-name="gr58" draw:layer="layout" svg:width="0.636cm" svg:height="0.305cm" svg:x="7.806cm" svg:y="7.934cm" svg:viewBox="0 0 637 306" svg:d="M33 274c208 42 367 43 571 0 23 0 35-68 33-123 1-50 0-109-17-138-14-21-31-9-46-12-216 54-307 46-541 0-23 0-35 67-33 123 0 49 0 108 17 137 5 8 10 13 16 13z">
          <text:p/>
        </draw:path>
        <draw:path draw:style-name="gr58" draw:layer="layout" svg:width="0.636cm" svg:height="0.305cm" svg:x="7.206cm" svg:y="7.957cm" svg:viewBox="0 0 637 306" svg:d="M33 274c208 42 367 43 571 0 23 0 35-68 33-123 1-50 0-109-17-138-14-21-31-9-46-12-216 54-307 46-541 0-23 0-35 67-33 123 0 49 0 108 17 137 5 8 10 13 16 13z">
          <text:p/>
        </draw:path>
        <draw:path draw:style-name="gr65" draw:layer="layout" svg:width="1.71cm" svg:height="1.424cm" svg:x="6.927cm" svg:y="4.204cm" svg:viewBox="0 0 1711 1425" svg:d="M139 0l-139 356 218-292-69 385 352-438 487 555-82-428 288 574 12-419 161 494 76-365c53 127 108 876 108 876l43-638c17 53 90 765 90 765v-276c70-1106-18-1149-18-1149z">
          <text:p/>
        </draw:path>
        <draw:path draw:style-name="gr59" draw:layer="layout" svg:width="1.561cm" svg:height="1.411cm" svg:x="7.018cm" svg:y="2.782cm" svg:viewBox="0 0 1562 1412" svg:d="M1562 1412c0-260-32-481-104-706s-162-387-286-517c-125-130-247-189-391-189s-266 59-390 189c-125 130-214 292-286 517s-105 446-105 706">
          <text:p/>
        </draw:path>
        <draw:path draw:style-name="gr62" draw:layer="layout" svg:width="1.777cm" svg:height="0.451cm" svg:x="6.912cm" svg:y="3.874cm" svg:viewBox="0 0 1778 452" svg:d="M92 85c241-71 607-148 1594 0 63 0 98 91 91 165 2 67 1 146-47 185-40 29-86 13-129 17-1039-168-1362-75-1509 0-63 0-98-91-91-165-2-67-1-146 47-185 13-11 29-17 44-17z">
          <text:p/>
        </draw:path>
        <draw:path draw:style-name="gr54" draw:layer="layout" svg:width="0.234cm" svg:height="0.142cm" svg:x="7.204cm" svg:y="4.999cm" svg:viewBox="0 0 235 143" svg:d="M0 57c131-173 85 111 71 27 52-72 79-77 148-52-1-1-2-2-2-3l18 43c-7 2-13 5-19 7-75-20-56-38-121 43-142 107 69-245-66-32z">
          <text:p/>
        </draw:path>
        <draw:path draw:style-name="gr54" draw:layer="layout" svg:width="0.23cm" svg:height="0.099cm" svg:x="7.533cm" svg:y="4.99cm" svg:viewBox="0 0 231 100" svg:d="M0 17c60-68 82 97 64 27 63 0 61-21 121-34 17 5 31 15 46 24l-17 43c-8-5-25-13-28-20-35 11-65 32-93 20-89 90-81-119-35-51 2 4-38 27-35 30z">
          <text:p/>
        </draw:path>
        <draw:path draw:style-name="gr54" draw:layer="layout" svg:width="0.113cm" svg:height="0.185cm" svg:x="7.336cm" svg:y="5.449cm" svg:viewBox="0 0 114 186" svg:d="M114 16c-30 56-61 113-91 170l-23-16c29-57 60-114 91-170z">
          <text:p/>
        </draw:path>
        <draw:path draw:style-name="gr54" draw:layer="layout" svg:width="0.069cm" svg:height="0.201cm" svg:x="7.427cm" svg:y="5.471cm" svg:viewBox="0 0 70 202" svg:d="M70 14c-25 59-34 124-43 188l-27-5c9-67 19-135 45-197z">
          <text:p/>
        </draw:path>
        <draw:path draw:style-name="gr54" draw:layer="layout" svg:width="0.039cm" svg:height="0.275cm" svg:x="7.511cm" svg:y="5.499cm" svg:viewBox="0 0 40 276" svg:d="M40 8c-18 88-12 178-10 267l-28 1c-2-92-7-185 11-276z">
          <text:p/>
        </draw:path>
        <draw:path draw:style-name="gr54" draw:layer="layout" svg:width="0.075cm" svg:height="0.217cm" svg:x="7.606cm" svg:y="5.479cm" svg:viewBox="0 0 76 218" svg:d="M24 0c28 67 38 140 52 211l-27 7c-13-69-23-139-49-204z">
          <text:p/>
        </draw:path>
        <draw:path draw:style-name="gr54" draw:layer="layout" svg:width="0.113cm" svg:height="0.173cm" svg:x="7.717cm" svg:y="5.471cm" svg:viewBox="0 0 114 174" svg:d="M0 0c65 19 88 97 114 160l-25 14c-22-54-40-117-89-143z">
          <text:p/>
        </draw:path>
        <draw:path draw:style-name="gr54" draw:layer="layout" svg:width="0.12cm" svg:height="0.164cm" svg:x="7.795cm" svg:y="5.474cm" svg:viewBox="0 0 121 165" svg:d="M2 55c-18-148 97 44 119 96l-24 14c-17-40-119-213-70-121z">
          <text:p/>
        </draw:path>
        <draw:path draw:style-name="gr60" draw:layer="layout" svg:width="1.366cm" svg:height="1.787cm" svg:x="7.161cm" svg:y="5.912cm" svg:viewBox="0 0 1367 1788" svg:d="M466 0l363 207 209-193 329 738-307 177-85-574 275 1326c-339 232-1091 14-1091 14l254-1312-106 601-307-178z">
          <text:p/>
        </draw:path>
        <draw:path draw:style-name="gr70" draw:layer="layout" svg:width="0.15cm" svg:height="0.69cm" svg:x="7.658cm" svg:y="6.583cm" svg:viewBox="0 0 151 691" svg:d="M106 0c89 233 28 477-34 691l-72-31c54-192 116-411 42-621z">
          <text:p/>
        </draw:path>
        <draw:path draw:style-name="gr70" draw:layer="layout" svg:width="0.563cm" svg:height="0.758cm" svg:x="7.554cm" svg:y="6.507cm" svg:viewBox="0 0 564 759" svg:d="M0 176c46-234 390-227 500-26 106 181-283 397-303 284-26-138 148-122 206-93 138 83 216 219 116 366-85 83-209 49-313 12l15-86c77 28 169 56 239 12 63-102 16-157-80-221-38-18-79 11-103 1-148-62 198-83 160-232-66-148-300-123-363-18z">
          <text:p/>
        </draw:path>
        <draw:path draw:style-name="gr55" draw:layer="layout" svg:width="0.465cm" svg:height="1.085cm" svg:x="11.445cm" svg:y="6.536cm" svg:viewBox="0 0 466 1086" svg:d="M159 21l137 660c293 108 118 342 118 342-164 130-315 17-315 17-90-210-99-1040-99-1040z">
          <text:p/>
        </draw:path>
        <draw:path draw:style-name="gr55" draw:layer="layout" svg:width="0.465cm" svg:height="1.085cm" svg:x="10.374cm" svg:y="6.605cm" svg:viewBox="0 0 466 1086" svg:d="M306 21l-137 660c-292 108-118 342-118 342 165 130 315 17 315 17 90-210 100-1040 100-1040z">
          <text:p/>
        </draw:path>
        <draw:path draw:style-name="gr64" draw:layer="layout" svg:width="1.133cm" svg:height="0.586cm" svg:x="10.558cm" svg:y="7.384cm" svg:viewBox="0 0 1134 587" svg:d="M80 70l-80 455c226 78 543 24 543 24 237 92 591-12 591-12l-64-537z">
          <text:p/>
        </draw:path>
        <draw:polyline draw:style-name="gr63" draw:layer="layout" svg:width="0.185cm" svg:height="0.098cm" svg:x="10.986cm" svg:y="7.686cm" svg:viewBox="0 0 186 99" draw:points="30,0 0,88 186,99">
          <text:p/>
        </draw:polyline>
        <draw:line draw:style-name="gr63" draw:layer="layout" svg:x1="11.101cm" svg:y1="7.698cm" svg:x2="11.101cm" svg:y2="7.941cm">
          <text:p/>
        </draw:line>
        <draw:polygon draw:style-name="gr55" draw:layer="layout" svg:width="0.625cm" svg:height="1.086cm" svg:x="10.891cm" svg:y="5.367cm" svg:viewBox="0 0 626 1087" draw:points="276,0 238,493 0,623 313,1087 626,594 363,464 401,58">
          <text:p/>
        </draw:polygon>
        <draw:path draw:style-name="gr57" draw:layer="layout" svg:width="1.401cm" svg:height="0.606cm" svg:x="11.141cm" svg:y="8.085cm" svg:viewBox="0 0 1402 607" svg:d="M651 0c726 43 751 420 751 420 0 305-1402 145-1402 145v-493z">
          <text:p/>
        </draw:path>
        <draw:path draw:style-name="gr57" draw:layer="layout" svg:width="1.401cm" svg:height="0.606cm" svg:x="9.74cm" svg:y="8.085cm" svg:viewBox="0 0 1402 607" svg:d="M751 0c-726 43-751 420-751 420 0 305 1402 145 1402 145v-493z">
          <text:p/>
        </draw:path>
        <draw:path draw:style-name="gr55" draw:layer="layout" svg:width="1.561cm" svg:height="2.821cm" svg:x="10.311cm" svg:y="2.708cm" svg:viewBox="0 0 1562 2822" svg:d="M1562 1411c0 260-32 481-104 706s-162 386-286 516c-125 130-247 189-391 189s-266-59-390-189c-125-130-214-291-286-516s-105-446-105-706 33-480 105-705 161-387 286-517c124-130 246-189 390-189s266 59 391 189c124 130 214 292 286 517s104 445 104 705z">
          <text:p/>
        </draw:path>
        <draw:path draw:style-name="gr58" draw:layer="layout" svg:width="0.636cm" svg:height="0.305cm" svg:x="11.099cm" svg:y="7.873cm" svg:viewBox="0 0 637 306" svg:d="M33 274c208 42 367 43 571 0 23 0 35-68 33-123 1-50 0-109-17-138-14-21-31-9-46-12-216 54-307 46-541 0-23 0-35 67-33 123 0 49 0 108 17 137 5 8 10 13 16 13z">
          <text:p/>
        </draw:path>
        <draw:path draw:style-name="gr58" draw:layer="layout" svg:width="0.636cm" svg:height="0.305cm" svg:x="10.498cm" svg:y="7.896cm" svg:viewBox="0 0 637 306" svg:d="M33 274c208 42 367 43 571 0 23 0 35-68 33-123 1-50 0-109-17-138-14-21-31-9-46-12-216 54-307 46-541 0-23 0-35 67-33 123 0 49 0 108 17 137 5 8 10 13 16 13z">
          <text:p/>
        </draw:path>
        <draw:path draw:style-name="gr65" draw:layer="layout" svg:width="1.71cm" svg:height="1.424cm" svg:x="10.22cm" svg:y="4.143cm" svg:viewBox="0 0 1711 1425" svg:d="M139 0l-139 356 218-292-69 385 352-438 487 555-82-428 288 574 12-419 161 494 76-365c53 127 108 876 108 876l43-638c17 53 90 765 90 765v-276c70-1106-18-1149-18-1149z">
          <text:p/>
        </draw:path>
        <draw:path draw:style-name="gr59" draw:layer="layout" svg:width="1.561cm" svg:height="1.411cm" svg:x="10.311cm" svg:y="2.721cm" svg:viewBox="0 0 1562 1412" svg:d="M1562 1412c0-260-32-481-104-706s-162-387-286-517c-125-130-247-189-391-189s-266 59-390 189c-125 130-214 292-286 517s-105 446-105 706">
          <text:p/>
        </draw:path>
        <draw:path draw:style-name="gr62" draw:layer="layout" svg:width="1.777cm" svg:height="0.451cm" svg:x="10.205cm" svg:y="3.813cm" svg:viewBox="0 0 1778 452" svg:d="M92 85c241-71 607-148 1594 0 63 0 98 91 91 165 2 67 1 146-47 185-40 29-86 13-129 17-1039-168-1362-75-1509 0-63 0-98-91-91-165-2-67-1-146 47-185 13-11 29-17 44-17z">
          <text:p/>
        </draw:path>
        <draw:path draw:style-name="gr54" draw:layer="layout" svg:width="0.234cm" svg:height="0.142cm" svg:x="10.497cm" svg:y="4.937cm" svg:viewBox="0 0 235 143" svg:d="M0 57c131-173 85 111 71 27 52-72 79-77 148-52-1-1-2-2-2-3l18 43c-7 2-13 5-19 7-75-20-56-38-121 43-142 107 69-245-66-32z">
          <text:p/>
        </draw:path>
        <draw:path draw:style-name="gr54" draw:layer="layout" svg:width="0.23cm" svg:height="0.099cm" svg:x="10.826cm" svg:y="4.929cm" svg:viewBox="0 0 231 100" svg:d="M0 17c60-68 82 97 64 27 63 0 61-21 121-34 17 5 31 15 46 24l-17 43c-8-5-25-13-28-20-35 11-65 32-93 20-89 90-81-119-35-51 2 4-38 27-35 30z">
          <text:p/>
        </draw:path>
        <draw:path draw:style-name="gr54" draw:layer="layout" svg:width="0.113cm" svg:height="0.185cm" svg:x="10.629cm" svg:y="5.388cm" svg:viewBox="0 0 114 186" svg:d="M114 16c-30 56-61 113-91 170l-23-16c29-57 60-114 91-170z">
          <text:p/>
        </draw:path>
        <draw:path draw:style-name="gr54" draw:layer="layout" svg:width="0.069cm" svg:height="0.201cm" svg:x="10.72cm" svg:y="5.41cm" svg:viewBox="0 0 70 202" svg:d="M70 14c-25 59-34 124-43 188l-27-5c9-67 19-135 45-197z">
          <text:p/>
        </draw:path>
        <draw:path draw:style-name="gr54" draw:layer="layout" svg:width="0.039cm" svg:height="0.275cm" svg:x="10.804cm" svg:y="5.438cm" svg:viewBox="0 0 40 276" svg:d="M40 8c-18 88-12 178-10 267l-28 1c-2-92-7-185 11-276z">
          <text:p/>
        </draw:path>
        <draw:path draw:style-name="gr54" draw:layer="layout" svg:width="0.075cm" svg:height="0.217cm" svg:x="10.899cm" svg:y="5.418cm" svg:viewBox="0 0 76 218" svg:d="M24 0c28 67 38 140 52 211l-27 7c-13-69-23-139-49-204z">
          <text:p/>
        </draw:path>
        <draw:path draw:style-name="gr54" draw:layer="layout" svg:width="0.113cm" svg:height="0.173cm" svg:x="11.01cm" svg:y="5.409cm" svg:viewBox="0 0 114 174" svg:d="M0 0c65 19 88 97 114 160l-25 14c-22-54-40-117-89-143z">
          <text:p/>
        </draw:path>
        <draw:path draw:style-name="gr54" draw:layer="layout" svg:width="0.12cm" svg:height="0.164cm" svg:x="11.088cm" svg:y="5.413cm" svg:viewBox="0 0 121 165" svg:d="M2 55c-18-148 97 44 119 96l-24 14c-17-40-119-213-70-121z">
          <text:p/>
        </draw:path>
        <draw:path draw:style-name="gr60" draw:layer="layout" svg:width="1.366cm" svg:height="1.787cm" svg:x="10.454cm" svg:y="5.851cm" svg:viewBox="0 0 1367 1788" svg:d="M466 0l363 207 209-193 329 738-307 177-85-574 275 1326c-339 232-1091 14-1091 14l254-1312-106 601-307-178z">
          <text:p/>
        </draw:path>
        <draw:path draw:style-name="gr70" draw:layer="layout" svg:width="0.15cm" svg:height="0.69cm" svg:x="10.898cm" svg:y="6.522cm" svg:viewBox="0 0 151 691" svg:d="M106 0c89 233 28 477-34 691l-72-31c54-192 116-411 42-621z">
          <text:p/>
        </draw:path>
        <draw:path draw:style-name="gr70" draw:layer="layout" svg:width="0.563cm" svg:height="0.758cm" svg:x="10.794cm" svg:y="6.446cm" svg:viewBox="0 0 564 759" svg:d="M0 176c46-234 390-227 500-26 106 181-283 397-303 284-26-138 148-122 206-93 138 83 216 219 116 366-85 83-209 49-313 12l15-86c77 28 169 56 239 12 63-102 16-157-80-221-38-18-79 11-103 1-148-62 198-83 160-232-66-148-300-123-363-18z">
          <text:p/>
        </draw:path>
        <draw:path draw:style-name="gr69" draw:layer="layout" svg:width="1.304cm" svg:height="0.799cm" svg:x="14.554cm" svg:y="6.116cm" svg:viewBox="0 0 1305 800" svg:d="M153 298l77 281 485-222-64-325c0 0 179-89 166 29-13 119-13 222-13 222 0 0 192-251 306-281 115-29 256 266 166 458-89 193-561 89-561 89l-549 251-166-443z">
          <text:p/>
        </draw:path>
        <draw:path draw:style-name="gr55" draw:layer="layout" svg:width="0.465cm" svg:height="1.085cm" svg:x="13.507cm" svg:y="6.414cm" svg:viewBox="0 0 466 1086" svg:d="M306 21l-137 660c-292 108-118 342-118 342 165 130 315 17 315 17 90-210 100-1040 100-1040z">
          <text:p/>
        </draw:path>
        <draw:path draw:style-name="gr64" draw:layer="layout" svg:width="1.133cm" svg:height="0.586cm" svg:x="13.725cm" svg:y="7.261cm" svg:viewBox="0 0 1134 587" svg:d="M1054 70l80 455c-226 78-542 24-542 24-237 92-592-12-592-12l64-537z">
          <text:p/>
        </draw:path>
        <draw:polyline draw:style-name="gr63" draw:layer="layout" svg:width="0.185cm" svg:height="0.098cm" svg:x="14.245cm" svg:y="7.564cm" svg:viewBox="0 0 186 99" draw:points="156,0 186,88 0,99">
          <text:p/>
        </draw:polyline>
        <draw:line draw:style-name="gr63" draw:layer="layout" svg:x1="14.315cm" svg:y1="7.576cm" svg:x2="14.315cm" svg:y2="7.819cm">
          <text:p/>
        </draw:line>
        <draw:polygon draw:style-name="gr55" draw:layer="layout" svg:width="0.625cm" svg:height="1.086cm" svg:x="13.9cm" svg:y="5.245cm" svg:viewBox="0 0 626 1087" draw:points="351,0 388,493 626,623 313,1087 0,594 263,464 225,58">
          <text:p/>
        </draw:polygon>
        <draw:path draw:style-name="gr57" draw:layer="layout" svg:width="1.401cm" svg:height="0.606cm" svg:x="12.874cm" svg:y="7.963cm" svg:viewBox="0 0 1402 607" svg:d="M751 0c-726 43-751 420-751 420 0 305 1402 145 1402 145v-493z">
          <text:p/>
        </draw:path>
        <draw:path draw:style-name="gr57" draw:layer="layout" svg:width="1.401cm" svg:height="0.606cm" svg:x="14.276cm" svg:y="7.963cm" svg:viewBox="0 0 1402 607" svg:d="M651 0c726 43 751 420 751 420 0 305-1402 145-1402 145v-493z">
          <text:p/>
        </draw:path>
        <draw:path draw:style-name="gr55" draw:layer="layout" svg:width="1.561cm" svg:height="2.821cm" svg:x="13.544cm" svg:y="2.586cm" svg:viewBox="0 0 1562 2822" svg:d="M0 1411c0 260 33 481 105 706s161 386 286 516c124 130 246 189 390 189s266-59 391-189c124-130 214-291 286-516s104-446 104-706-32-480-104-705-162-387-286-517c-125-130-247-189-391-189s-266 59-390 189c-125 130-214 292-286 517s-105 445-105 705z">
          <text:p/>
        </draw:path>
        <draw:path draw:style-name="gr58" draw:layer="layout" svg:width="0.636cm" svg:height="0.305cm" svg:x="13.681cm" svg:y="7.751cm" svg:viewBox="0 0 637 306" svg:d="M604 274c-208 42-366 43-571 0-23 0-35-68-33-123 0-50 0-109 17-138 14-21 31-9 46-12 216 54 307 46 541 0 23 0 35 67 33 123 1 49 0 108-17 137-5 8-10 13-16 13z">
          <text:p/>
        </draw:path>
        <draw:path draw:style-name="gr58" draw:layer="layout" svg:width="0.636cm" svg:height="0.305cm" svg:x="14.282cm" svg:y="7.774cm" svg:viewBox="0 0 637 306" svg:d="M604 274c-208 42-366 43-571 0-23 0-35-68-33-123 0-50 0-109 17-138 14-21 31-9 46-12 216 54 307 46 541 0 23 0 35 67 33 123 1 49 0 108-17 137-5 8-10 13-16 13z">
          <text:p/>
        </draw:path>
        <draw:path draw:style-name="gr65" draw:layer="layout" svg:width="1.71cm" svg:height="1.424cm" svg:x="13.487cm" svg:y="4.021cm" svg:viewBox="0 0 1711 1425" svg:d="M1572 0l139 356-219-292 70 385-352-438-488 555 83-428-289 574-11-419-162 494-76-365c-53 127-108 876-108 876l-42-638c-18 53-90 765-90 765v-276c-71-1106 18-1149 18-1149z">
          <text:p/>
        </draw:path>
        <draw:path draw:style-name="gr59" draw:layer="layout" svg:width="1.561cm" svg:height="1.411cm" svg:x="13.544cm" svg:y="2.599cm" svg:viewBox="0 0 1562 1412" svg:d="M0 1412c0-260 33-481 105-706s161-387 286-517c124-130 246-189 390-189s266 59 391 189c124 130 214 292 286 517s104 446 104 706">
          <text:p/>
        </draw:path>
        <draw:path draw:style-name="gr62" draw:layer="layout" svg:width="1.777cm" svg:height="0.451cm" svg:x="13.434cm" svg:y="3.691cm" svg:viewBox="0 0 1778 452" svg:d="M1686 85c-241-71-607-148-1594 0-63 0-98 91-91 165-2 67-1 146 47 185 40 29 86 13 129 17 1039-168 1362-75 1509 0 63 0 98-91 91-165 2-67 1-146-47-185-13-11-29-17-44-17z">
          <text:p/>
        </draw:path>
        <draw:path draw:style-name="gr54" draw:layer="layout" svg:width="0.234cm" svg:height="0.142cm" svg:x="14.685cm" svg:y="4.815cm" svg:viewBox="0 0 235 143" svg:d="M235 57c-131-173-85 111-72 27-52-72-78-77-147-52 1-1 1-2 2-3l-18 43c6 2 13 5 19 7 74-20 55-38 120 43 143 107-68-245 67-32z">
          <text:p/>
        </draw:path>
        <draw:path draw:style-name="gr54" draw:layer="layout" svg:width="0.23cm" svg:height="0.099cm" svg:x="14.36cm" svg:y="4.807cm" svg:viewBox="0 0 231 100" svg:d="M231 17c-60-68-82 97-64 27-63 0-61-21-121-34-17 5-31 15-46 24l17 43c8-5 25-13 28-20 35 11 65 32 93 20 89 90 81-119 35-51-2 4 38 27 36 30z">
          <text:p/>
        </draw:path>
        <draw:path draw:style-name="gr54" draw:layer="layout" svg:width="0.113cm" svg:height="0.185cm" svg:x="14.674cm" svg:y="5.266cm" svg:viewBox="0 0 114 186" svg:d="M0 16c31 56 62 113 91 170l23-16c-29-57-60-114-91-170z">
          <text:p/>
        </draw:path>
        <draw:path draw:style-name="gr54" draw:layer="layout" svg:width="0.069cm" svg:height="0.201cm" svg:x="14.627cm" svg:y="5.287cm" svg:viewBox="0 0 70 202" svg:d="M0 14c25 59 34 124 43 188l27-5c-9-67-20-135-46-197z">
          <text:p/>
        </draw:path>
        <draw:path draw:style-name="gr54" draw:layer="layout" svg:width="0.039cm" svg:height="0.275cm" svg:x="14.573cm" svg:y="5.315cm" svg:viewBox="0 0 40 276" svg:d="M0 8c18 88 12 178 10 267l28 1c2-92 7-185-11-276z">
          <text:p/>
        </draw:path>
        <draw:path draw:style-name="gr54" draw:layer="layout" svg:width="0.075cm" svg:height="0.217cm" svg:x="14.442cm" svg:y="5.296cm" svg:viewBox="0 0 76 218" svg:d="M51 0c-27 67-37 140-51 211l27 7c13-69 23-139 49-204z">
          <text:p/>
        </draw:path>
        <draw:path draw:style-name="gr54" draw:layer="layout" svg:width="0.113cm" svg:height="0.173cm" svg:x="14.293cm" svg:y="5.287cm" svg:viewBox="0 0 114 174" svg:d="M114 0c-65 19-88 97-114 160l25 14c21-54 40-117 89-143z">
          <text:p/>
        </draw:path>
        <draw:path draw:style-name="gr54" draw:layer="layout" svg:width="0.12cm" svg:height="0.164cm" svg:x="14.208cm" svg:y="5.29cm" svg:viewBox="0 0 121 165" svg:d="M119 55c18-148-96 44-119 96l24 14c17-40 119-213 70-121z">
          <text:p/>
        </draw:path>
        <draw:path draw:style-name="gr60" draw:layer="layout" svg:width="1.366cm" svg:height="1.787cm" svg:x="13.597cm" svg:y="5.729cm" svg:viewBox="0 0 1367 1788" svg:d="M901 0l-363 207-210-193-328 738 307 177 85-574-275 1326c339 232 1091 14 1091 14l-254-1312 106 601 307-178z">
          <text:p/>
        </draw:path>
        <draw:path draw:style-name="gr70" draw:layer="layout" svg:width="0.15cm" svg:height="0.69cm" svg:x="14.11cm" svg:y="6.399cm" svg:viewBox="0 0 151 691" svg:d="M106 0c89 233 28 477-34 691l-72-31c54-192 116-411 42-621z">
          <text:p/>
        </draw:path>
        <draw:path draw:style-name="gr70" draw:layer="layout" svg:width="0.563cm" svg:height="0.758cm" svg:x="14.006cm" svg:y="6.323cm" svg:viewBox="0 0 564 759" svg:d="M0 176c46-234 390-227 500-26 106 181-283 397-303 284-26-138 148-122 206-93 138 83 216 219 116 366-85 83-209 49-313 12l15-86c77 28 169 56 239 12 63-102 16-157-80-221-38-18-79 11-103 1-148-62 198-83 160-232-66-148-300-123-363-18z">
          <text:p/>
        </draw:path>
        <draw:path draw:style-name="gr55" draw:layer="layout" svg:width="0.465cm" svg:height="1.085cm" svg:x="16.45cm" svg:y="6.536cm" svg:viewBox="0 0 466 1086" svg:d="M306 21l-137 660c-292 108-118 342-118 342 165 130 315 17 315 17 90-210 100-1040 100-1040z">
          <text:p/>
        </draw:path>
        <draw:path draw:style-name="gr55" draw:layer="layout" svg:width="0.465cm" svg:height="1.085cm" svg:x="17.521cm" svg:y="6.605cm" svg:viewBox="0 0 466 1086" svg:d="M159 21l137 660c293 108 118 342 118 342-164 130-315 17-315 17-90-210-99-1040-99-1040z">
          <text:p/>
        </draw:path>
        <draw:path draw:style-name="gr64" draw:layer="layout" svg:width="1.133cm" svg:height="0.586cm" svg:x="16.667cm" svg:y="7.384cm" svg:viewBox="0 0 1134 587" svg:d="M1054 70l80 455c-226 78-542 24-542 24-237 92-592-12-592-12l64-537z">
          <text:p/>
        </draw:path>
        <draw:polyline draw:style-name="gr63" draw:layer="layout" svg:width="0.185cm" svg:height="0.098cm" svg:x="17.188cm" svg:y="7.686cm" svg:viewBox="0 0 186 99" draw:points="156,0 186,88 0,99">
          <text:p/>
        </draw:polyline>
        <draw:line draw:style-name="gr63" draw:layer="layout" svg:x1="17.258cm" svg:y1="7.698cm" svg:x2="17.258cm" svg:y2="7.941cm">
          <text:p/>
        </draw:line>
        <draw:polygon draw:style-name="gr55" draw:layer="layout" svg:width="0.625cm" svg:height="1.086cm" svg:x="16.843cm" svg:y="5.367cm" svg:viewBox="0 0 626 1087" draw:points="351,0 388,493 626,623 313,1087 0,594 263,464 225,58">
          <text:p/>
        </draw:polygon>
        <draw:path draw:style-name="gr57" draw:layer="layout" svg:width="1.401cm" svg:height="0.606cm" svg:x="15.817cm" svg:y="8.085cm" svg:viewBox="0 0 1402 607" svg:d="M751 0c-726 43-751 420-751 420 0 305 1402 145 1402 145v-493z">
          <text:p/>
        </draw:path>
        <draw:path draw:style-name="gr57" draw:layer="layout" svg:width="1.401cm" svg:height="0.606cm" svg:x="17.218cm" svg:y="8.085cm" svg:viewBox="0 0 1402 607" svg:d="M651 0c726 43 751 420 751 420 0 305-1402 145-1402 145v-493z">
          <text:p/>
        </draw:path>
        <draw:path draw:style-name="gr55" draw:layer="layout" svg:width="1.561cm" svg:height="2.821cm" svg:x="16.487cm" svg:y="2.708cm" svg:viewBox="0 0 1562 2822" svg:d="M0 1411c0 260 33 481 105 706s161 386 286 516c124 130 246 189 390 189s266-59 391-189c124-130 214-291 286-516s104-446 104-706-32-480-104-705-162-387-286-517c-125-130-247-189-391-189s-266 59-390 189c-125 130-214 292-286 517s-105 445-105 705z">
          <text:p/>
        </draw:path>
        <draw:path draw:style-name="gr58" draw:layer="layout" svg:width="0.636cm" svg:height="0.305cm" svg:x="16.624cm" svg:y="7.873cm" svg:viewBox="0 0 637 306" svg:d="M604 274c-208 42-366 43-571 0-23 0-35-68-33-123 0-50 0-109 17-138 14-21 31-9 46-12 216 54 307 46 541 0 23 0 35 67 33 123 1 49 0 108-17 137-5 8-10 13-16 13z">
          <text:p/>
        </draw:path>
        <draw:path draw:style-name="gr58" draw:layer="layout" svg:width="0.636cm" svg:height="0.305cm" svg:x="17.224cm" svg:y="7.896cm" svg:viewBox="0 0 637 306" svg:d="M604 274c-208 42-366 43-571 0-23 0-35-68-33-123 0-50 0-109 17-138 14-21 31-9 46-12 216 54 307 46 541 0 23 0 35 67 33 123 1 49 0 108-17 137-5 8-10 13-16 13z">
          <text:p/>
        </draw:path>
        <draw:path draw:style-name="gr65" draw:layer="layout" svg:width="1.71cm" svg:height="1.424cm" svg:x="16.43cm" svg:y="4.143cm" svg:viewBox="0 0 1711 1425" svg:d="M1572 0l139 356-219-292 70 385-352-438-488 555 83-428-289 574-11-419-162 494-76-365c-53 127-108 876-108 876l-42-638c-18 53-90 765-90 765v-276c-71-1106 18-1149 18-1149z">
          <text:p/>
        </draw:path>
        <draw:path draw:style-name="gr59" draw:layer="layout" svg:width="1.561cm" svg:height="1.411cm" svg:x="16.487cm" svg:y="2.721cm" svg:viewBox="0 0 1562 1412" svg:d="M0 1412c0-260 33-481 105-706s161-387 286-517c124-130 246-189 390-189s266 59 391 189c124 130 214 292 286 517s104 446 104 706">
          <text:p/>
        </draw:path>
        <draw:path draw:style-name="gr62" draw:layer="layout" svg:width="1.777cm" svg:height="0.451cm" svg:x="16.377cm" svg:y="3.813cm" svg:viewBox="0 0 1778 452" svg:d="M1686 85c-241-71-607-148-1594 0-63 0-98 91-91 165-2 67-1 146 47 185 40 29 86 13 129 17 1039-168 1362-75 1509 0 63 0 98-91 91-165 2-67 1-146-47-185-13-11-29-17-44-17z">
          <text:p/>
        </draw:path>
        <draw:path draw:style-name="gr54" draw:layer="layout" svg:width="0.234cm" svg:height="0.142cm" svg:x="17.628cm" svg:y="4.937cm" svg:viewBox="0 0 235 143" svg:d="M235 57c-131-173-85 111-72 27-52-72-78-77-147-52 1-1 1-2 2-3l-18 43c6 2 13 5 19 7 74-20 55-38 120 43 143 107-68-245 67-32z">
          <text:p/>
        </draw:path>
        <draw:path draw:style-name="gr54" draw:layer="layout" svg:width="0.23cm" svg:height="0.099cm" svg:x="17.303cm" svg:y="4.929cm" svg:viewBox="0 0 231 100" svg:d="M231 17c-60-68-82 97-64 27-63 0-61-21-121-34-17 5-31 15-46 24l17 43c8-5 25-13 28-20 35 11 65 32 93 20 89 90 81-119 35-51-2 4 38 27 36 30z">
          <text:p/>
        </draw:path>
        <draw:path draw:style-name="gr54" draw:layer="layout" svg:width="0.113cm" svg:height="0.185cm" svg:x="17.617cm" svg:y="5.388cm" svg:viewBox="0 0 114 186" svg:d="M0 16c31 56 62 113 91 170l23-16c-29-57-60-114-91-170z">
          <text:p/>
        </draw:path>
        <draw:path draw:style-name="gr54" draw:layer="layout" svg:width="0.069cm" svg:height="0.201cm" svg:x="17.57cm" svg:y="5.41cm" svg:viewBox="0 0 70 202" svg:d="M0 14c25 59 34 124 43 188l27-5c-9-67-20-135-46-197z">
          <text:p/>
        </draw:path>
        <draw:path draw:style-name="gr54" draw:layer="layout" svg:width="0.039cm" svg:height="0.275cm" svg:x="17.516cm" svg:y="5.438cm" svg:viewBox="0 0 40 276" svg:d="M0 8c18 88 12 178 10 267l28 1c2-92 7-185-11-276z">
          <text:p/>
        </draw:path>
        <draw:path draw:style-name="gr54" draw:layer="layout" svg:width="0.075cm" svg:height="0.217cm" svg:x="17.385cm" svg:y="5.418cm" svg:viewBox="0 0 76 218" svg:d="M51 0c-27 67-37 140-51 211l27 7c13-69 23-139 49-204z">
          <text:p/>
        </draw:path>
        <draw:path draw:style-name="gr54" draw:layer="layout" svg:width="0.113cm" svg:height="0.173cm" svg:x="17.236cm" svg:y="5.409cm" svg:viewBox="0 0 114 174" svg:d="M114 0c-65 19-88 97-114 160l25 14c21-54 40-117 89-143z">
          <text:p/>
        </draw:path>
        <draw:path draw:style-name="gr54" draw:layer="layout" svg:width="0.12cm" svg:height="0.164cm" svg:x="17.151cm" svg:y="5.413cm" svg:viewBox="0 0 121 165" svg:d="M119 55c18-148-96 44-119 96l24 14c17-40 119-213 70-121z">
          <text:p/>
        </draw:path>
        <draw:path draw:style-name="gr60" draw:layer="layout" svg:width="1.366cm" svg:height="1.787cm" svg:x="16.54cm" svg:y="5.851cm" svg:viewBox="0 0 1367 1788" svg:d="M901 0l-363 207-210-193-328 738 307 177 85-574-275 1326c339 232 1091 14 1091 14l-254-1312 106 601 307-178z">
          <text:p/>
        </draw:path>
        <draw:path draw:style-name="gr70" draw:layer="layout" svg:width="0.15cm" svg:height="0.69cm" svg:x="17.053cm" svg:y="6.522cm" svg:viewBox="0 0 151 691" svg:d="M106 0c89 233 28 477-34 691l-72-31c54-192 116-411 42-621z">
          <text:p/>
        </draw:path>
        <draw:path draw:style-name="gr70" draw:layer="layout" svg:width="0.563cm" svg:height="0.758cm" svg:x="16.949cm" svg:y="6.446cm" svg:viewBox="0 0 564 759" svg:d="M0 176c46-234 390-227 500-26 106 181-283 397-303 284-26-138 148-122 206-93 138 83 216 219 116 366-85 83-209 49-313 12l15-86c77 28 169 56 239 12 63-102 16-157-80-221-38-18-79 11-103 1-148-62 198-83 160-232-66-148-300-123-363-18z">
          <text:p/>
        </draw:path>
        <draw:path draw:style-name="gr71" draw:layer="layout" svg:width="1.263cm" svg:height="1.37cm" svg:x="6.14cm" svg:y="12.816cm" svg:viewBox="0 0 1264 1371" svg:d="M1264 685c0 127-26 234-84 343-59 109-131 188-232 251s-200 92-316 92-215-29-316-92-173-142-231-251-85-216-85-343c0-126 27-233 85-342 58-110 130-188 231-251s200-92 316-92 215 29 316 92 173 141 232 251c58 109 84 216 84 342z">
          <text:p/>
        </draw:path>
        <draw:path draw:style-name="gr71" draw:layer="layout" svg:width="0.93cm" svg:height="1.07cm" svg:x="7.404cm" svg:y="13.004cm" svg:viewBox="0 0 931 1071" svg:d="M931 535c0 99-20 183-62 268-43 85-97 147-171 196s-147 72-233 72c-85 0-158-23-232-72s-128-111-171-196c-42-85-62-169-62-268 0-98 20-182 62-267 43-86 97-147 171-196 74-50 147-72 232-72 86 0 159 22 233 72 74 49 128 110 171 196 42 85 62 169 62 267z">
          <text:p/>
        </draw:path>
        <draw:path draw:style-name="gr72" draw:layer="layout" svg:width="0.265cm" svg:height="0.283cm" svg:x="6.598cm" svg:y="13.474cm" svg:viewBox="0 0 266 284" svg:d="M266 142c0 26-6 48-18 71s-28 39-49 52-42 19-66 19c-25 0-45-6-67-19-21-13-36-29-48-52s-18-45-18-71 6-48 18-71 27-39 48-52c22-13 42-19 67-19 24 0 45 6 66 19s37 29 49 52 18 45 18 71z">
          <text:p/>
        </draw:path>
        <draw:path draw:style-name="gr72" draw:layer="layout" svg:width="0.265cm" svg:height="0.283cm" svg:x="7.752cm" svg:y="13.487cm" svg:viewBox="0 0 266 284" svg:d="M266 142c0 26-6 48-18 71s-28 39-49 52-42 19-66 19c-25 0-45-6-67-19-21-13-36-29-48-52s-18-45-18-71 6-48 18-71 27-39 48-52c22-13 42-19 67-19 24 0 45 6 66 19s37 29 49 52 18 45 18 71z">
          <text:p/>
        </draw:path>
        <draw:path draw:style-name="gr73" draw:layer="layout" svg:width="1.247cm" svg:height="0.993cm" svg:x="6.157cm" svg:y="12.807cm" svg:viewBox="0 0 1248 994" svg:d="M838 43c-327-131-693 51-816 406-9 25-16 50-22 76l1175 469 11-21c8-16 14-33 21-51 123-355-42-749-369-879z">
          <text:p/>
        </draw:path>
        <draw:path draw:style-name="gr73" draw:layer="layout" svg:width="1.028cm" svg:height="0.494cm" svg:x="7.3cm" svg:y="13.005cm" svg:viewBox="0 0 1029 495" svg:d="M376 12c-277 50-435 254-355 455 3 10 9 19 13 28l995-181c-4-10-6-20-9-29-80-202-368-324-644-273z">
          <text:p/>
        </draw:path>
        <draw:path draw:style-name="gr71" draw:layer="layout" svg:width="1.263cm" svg:height="1.37cm" svg:x="0.475cm" svg:y="12.816cm" svg:viewBox="0 0 1264 1371" svg:d="M1264 685c0 127-26 234-84 343-59 109-131 188-232 251s-200 92-316 92-215-29-316-92-173-142-231-251-85-216-85-343c0-126 27-233 85-342 58-110 130-188 231-251s200-92 316-92 215 29 316 92 173 141 232 251c58 109 84 216 84 342z">
          <text:p/>
        </draw:path>
        <draw:path draw:style-name="gr71" draw:layer="layout" svg:width="0.93cm" svg:height="1.07cm" svg:x="1.739cm" svg:y="13.004cm" svg:viewBox="0 0 931 1071" svg:d="M931 535c0 99-20 183-62 268-43 85-97 147-171 196s-147 72-233 72c-85 0-158-23-232-72s-128-111-171-196c-42-85-62-169-62-268 0-98 20-182 62-267 43-86 97-147 171-196 74-50 147-72 232-72 86 0 159 22 233 72 74 49 128 110 171 196 42 85 62 169 62 267z">
          <text:p/>
        </draw:path>
        <draw:path draw:style-name="gr72" draw:layer="layout" svg:width="0.265cm" svg:height="0.283cm" svg:x="0.933cm" svg:y="13.474cm" svg:viewBox="0 0 266 284" svg:d="M266 142c0 26-6 48-18 71s-28 39-49 52-42 19-66 19c-25 0-45-6-67-19-21-13-36-29-48-52s-18-45-18-71 6-48 18-71 27-39 48-52c22-13 42-19 67-19 24 0 45 6 66 19s37 29 49 52 18 45 18 71z">
          <text:p/>
        </draw:path>
        <draw:path draw:style-name="gr72" draw:layer="layout" svg:width="0.265cm" svg:height="0.283cm" svg:x="2.087cm" svg:y="13.487cm" svg:viewBox="0 0 266 284" svg:d="M266 142c0 26-6 48-18 71s-28 39-49 52-42 19-66 19c-25 0-45-6-67-19-21-13-36-29-48-52s-18-45-18-71 6-48 18-71 27-39 48-52c22-13 42-19 67-19 24 0 45 6 66 19s37 29 49 52 18 45 18 71z">
          <text:p/>
        </draw:path>
        <draw:path draw:style-name="gr73" draw:layer="layout" svg:width="1.264cm" svg:height="0.765cm" svg:x="0.475cm" svg:y="12.816cm" svg:viewBox="0 0 1265 766" svg:d="M632 0c-349 0-632 307-632 686 0 27 2 53 5 80h1254l4-24c1-19 2-37 2-56 0-379-284-686-633-686z">
          <text:p/>
        </draw:path>
        <draw:path draw:style-name="gr73" draw:layer="layout" svg:width="0.929cm" svg:height="0.576cm" svg:x="1.739cm" svg:y="13.005cm" svg:viewBox="0 0 930 577" svg:d="M465 0c-257 0-465 239-465 535 0 14 1 28 2 42h926c1-14 2-28 2-42 0-296-208-535-465-535z">
          <text:p/>
        </draw:path>
        <draw:path draw:style-name="gr71" draw:layer="layout" svg:width="1.263cm" svg:height="1.37cm" svg:x="8.945cm" svg:y="12.987cm" svg:viewBox="0 0 1264 1371" svg:d="M1264 685c0 127-26 234-84 343-59 109-131 188-232 251s-200 92-316 92-215-29-316-92-173-142-231-251-85-216-85-343c0-126 27-233 85-342 58-110 130-188 231-251s200-92 316-92 215 29 316 92 173 141 232 251c58 109 84 216 84 342z">
          <text:p/>
        </draw:path>
        <draw:path draw:style-name="gr71" draw:layer="layout" svg:width="0.93cm" svg:height="1.07cm" svg:x="10.209cm" svg:y="13.175cm" svg:viewBox="0 0 931 1071" svg:d="M931 535c0 99-20 183-62 268-43 85-97 147-171 196s-147 72-233 72c-85 0-158-23-232-72s-128-111-171-196c-42-85-62-169-62-268 0-98 20-182 62-267 43-86 97-147 171-196 74-50 147-72 232-72 86 0 159 22 233 72 74 49 128 110 171 196 42 85 62 169 62 267z">
          <text:p/>
        </draw:path>
        <draw:path draw:style-name="gr72" draw:layer="layout" svg:width="0.265cm" svg:height="0.283cm" svg:x="9.032cm" svg:y="13.565cm" svg:viewBox="0 0 266 284" svg:d="M266 142c0 26-6 48-18 71s-28 39-49 52-42 19-66 19c-25 0-45-6-67-19-21-13-36-29-48-52s-18-45-18-71 6-48 18-71 27-39 48-52c22-13 42-19 67-19 24 0 45 6 66 19s37 29 49 52 18 45 18 71z">
          <text:p/>
        </draw:path>
        <draw:path draw:style-name="gr72" draw:layer="layout" svg:width="0.265cm" svg:height="0.283cm" svg:x="10.26cm" svg:y="13.658cm" svg:viewBox="0 0 266 284" svg:d="M266 142c0 26-6 48-18 71s-28 39-49 52-42 19-66 19c-25 0-45-6-67-19-21-13-36-29-48-52s-18-45-18-71 6-48 18-71 27-39 48-52c22-13 42-19 67-19 24 0 45 6 66 19s37 29 49 52 18 45 18 71z">
          <text:p/>
        </draw:path>
        <draw:path draw:style-name="gr73" draw:layer="layout" svg:width="1.247cm" svg:height="0.993cm" svg:x="8.962cm" svg:y="12.978cm" svg:viewBox="0 0 1248 994" svg:d="M838 43c-327-131-693 51-816 406-9 25-16 50-22 76l1175 469 11-21c8-16 14-33 21-51 123-355-42-749-369-879z">
          <text:p/>
        </draw:path>
        <draw:path draw:style-name="gr73" draw:layer="layout" svg:width="0.924cm" svg:height="0.7cm" svg:x="10.209cm" svg:y="13.176cm" svg:viewBox="0 0 925 701" svg:d="M338 16c-249 71-391 360-319 645 3 14 8 27 12 40l894-257c-3-14-5-28-8-41-72-286-331-459-579-387z">
          <text:p/>
        </draw:path>
        <draw:path draw:style-name="gr71" draw:layer="layout" svg:width="1.263cm" svg:height="1.37cm" svg:x="0.064cm" svg:y="10.886cm" svg:viewBox="0 0 1264 1371" svg:d="M1264 685c0 127-26 234-84 343-59 109-131 188-232 251s-200 92-316 92-215-29-316-92-173-142-231-251-85-216-85-343c0-126 27-233 85-342 58-110 130-188 231-251s200-92 316-92 215 29 316 92 173 141 232 251c58 109 84 216 84 342z">
          <text:p/>
        </draw:path>
        <draw:path draw:style-name="gr71" draw:layer="layout" svg:width="0.93cm" svg:height="1.07cm" svg:x="1.327cm" svg:y="11.074cm" svg:viewBox="0 0 931 1071" svg:d="M931 535c0 99-20 183-62 268-43 85-97 147-171 196s-147 72-233 72c-85 0-158-23-232-72s-128-111-171-196c-42-85-62-169-62-268 0-98 20-182 62-267 43-86 97-147 171-196 74-50 147-72 232-72 86 0 159 22 233 72 74 49 128 110 171 196 42 85 62 169 62 267z">
          <text:p/>
        </draw:path>
        <draw:path draw:style-name="gr72" draw:layer="layout" svg:width="0.265cm" svg:height="0.283cm" svg:x="0.521cm" svg:y="11.623cm" svg:viewBox="0 0 266 284" svg:d="M266 142c0 26-6 48-18 71s-28 39-49 52-42 19-66 19c-25 0-45-6-67-19-21-13-36-29-48-52s-18-45-18-71 6-48 18-71 27-39 48-52c22-13 42-19 67-19 24 0 45 6 66 19s37 29 49 52 18 45 18 71z">
          <text:p/>
        </draw:path>
        <draw:path draw:style-name="gr72" draw:layer="layout" svg:width="0.265cm" svg:height="0.283cm" svg:x="1.675cm" svg:y="11.636cm" svg:viewBox="0 0 266 284" svg:d="M266 142c0 26-6 48-18 71s-28 39-49 52-42 19-66 19c-25 0-45-6-67-19-21-13-36-29-48-52s-18-45-18-71 6-48 18-71 27-39 48-52c22-13 42-19 67-19 24 0 45 6 66 19s37 29 49 52 18 45 18 71z">
          <text:p/>
        </draw:path>
        <draw:path draw:style-name="gr71" draw:layer="layout" svg:width="1.263cm" svg:height="1.37cm" svg:x="3.055cm" svg:y="11.028cm" svg:viewBox="0 0 1264 1371" svg:d="M1264 685c0 127-26 234-84 343-59 109-131 188-232 251s-200 92-316 92-215-29-316-92-173-142-231-251-85-216-85-343c0-126 27-233 85-342 58-110 130-188 231-251s200-92 316-92 215 29 316 92 173 141 232 251c58 109 84 216 84 342z">
          <text:p/>
        </draw:path>
        <draw:path draw:style-name="gr71" draw:layer="layout" svg:width="0.93cm" svg:height="1.07cm" svg:x="4.318cm" svg:y="11.216cm" svg:viewBox="0 0 931 1071" svg:d="M931 535c0 99-20 183-62 268-43 85-97 147-171 196s-147 72-233 72c-85 0-158-23-232-72s-128-111-171-196c-42-85-62-169-62-268 0-98 20-182 62-267 43-86 97-147 171-196 74-50 147-72 232-72 86 0 159 22 233 72 74 49 128 110 171 196 42 85 62 169 62 267z">
          <text:p/>
        </draw:path>
        <draw:path draw:style-name="gr72" draw:layer="layout" svg:width="0.265cm" svg:height="0.283cm" svg:x="3.142cm" svg:y="11.368cm" svg:viewBox="0 0 266 284" svg:d="M266 142c0 26-6 48-18 71s-28 39-49 52-42 19-66 19c-25 0-45-6-67-19-21-13-36-29-48-52s-18-45-18-71 6-48 18-71 27-39 48-52c22-13 42-19 67-19 24 0 45 6 66 19s37 29 49 52 18 45 18 71z">
          <text:p/>
        </draw:path>
        <draw:path draw:style-name="gr72" draw:layer="layout" svg:width="0.265cm" svg:height="0.283cm" svg:x="4.444cm" svg:y="11.381cm" svg:viewBox="0 0 266 284" svg:d="M266 142c0 26-6 48-18 71s-28 39-49 52-42 19-66 19c-25 0-45-6-67-19-21-13-36-29-48-52s-18-45-18-71 6-48 18-71 27-39 48-52c22-13 42-19 67-19 24 0 45 6 66 19s37 29 49 52 18 45 18 71z">
          <text:p/>
        </draw:path>
        <draw:path draw:style-name="gr71" draw:layer="layout" svg:width="1.263cm" svg:height="1.37cm" svg:x="5.784cm" svg:y="10.957cm" svg:viewBox="0 0 1264 1371" svg:d="M1264 685c0 127-26 234-84 343-59 109-131 188-232 251s-200 92-316 92-215-29-316-92-173-142-231-251-85-216-85-343c0-126 27-233 85-342 58-110 130-188 231-251s200-92 316-92 215 29 316 92 173 141 232 251c58 109 84 216 84 342z">
          <text:p/>
        </draw:path>
        <draw:path draw:style-name="gr71" draw:layer="layout" svg:width="0.93cm" svg:height="1.07cm" svg:x="7.047cm" svg:y="11.145cm" svg:viewBox="0 0 931 1071" svg:d="M931 535c0 99-20 183-62 268-43 85-97 147-171 196s-147 72-233 72c-85 0-158-23-232-72s-128-111-171-196c-42-85-62-169-62-268 0-98 20-182 62-267 43-86 97-147 171-196 74-50 147-72 232-72 86 0 159 22 233 72 74 49 128 110 171 196 42 85 62 169 62 267z">
          <text:p/>
        </draw:path>
        <draw:path draw:style-name="gr72" draw:layer="layout" svg:width="0.265cm" svg:height="0.283cm" svg:x="5.871cm" svg:y="11.535cm" svg:viewBox="0 0 266 284" svg:d="M266 142c0 26-6 48-18 71s-28 39-49 52-42 19-66 19c-25 0-45-6-67-19-21-13-36-29-48-52s-18-45-18-71 6-48 18-71 27-39 48-52c22-13 42-19 67-19 24 0 45 6 66 19s37 29 49 52 18 45 18 71z">
          <text:p/>
        </draw:path>
        <draw:path draw:style-name="gr72" draw:layer="layout" svg:width="0.265cm" svg:height="0.283cm" svg:x="7.099cm" svg:y="11.549cm" svg:viewBox="0 0 266 284" svg:d="M266 142c0 26-6 48-18 71s-28 39-49 52-42 19-66 19c-25 0-45-6-67-19-21-13-36-29-48-52s-18-45-18-71 6-48 18-71 27-39 48-52c22-13 42-19 67-19 24 0 45 6 66 19s37 29 49 52 18 45 18 71z">
          <text:p/>
        </draw:path>
        <draw:path draw:style-name="gr71" draw:layer="layout" svg:width="1.263cm" svg:height="1.37cm" svg:x="8.873cm" svg:y="11.178cm" svg:viewBox="0 0 1264 1371" svg:d="M1264 685c0 127-26 234-84 343-59 109-131 188-232 251s-200 92-316 92-215-29-316-92-173-142-231-251-85-216-85-343c0-126 27-233 85-342 58-110 130-188 231-251s200-92 316-92 215 29 316 92 173 141 232 251c58 109 84 216 84 342z">
          <text:p/>
        </draw:path>
        <draw:path draw:style-name="gr71" draw:layer="layout" svg:width="0.93cm" svg:height="1.07cm" svg:x="10.136cm" svg:y="11.366cm" svg:viewBox="0 0 931 1071" svg:d="M931 535c0 99-20 183-62 268-43 85-97 147-171 196s-147 72-233 72c-85 0-158-23-232-72s-128-111-171-196c-42-85-62-169-62-268 0-98 20-182 62-267 43-86 97-147 171-196 74-50 147-72 232-72 86 0 159 22 233 72 74 49 128 110 171 196 42 85 62 169 62 267z">
          <text:p/>
        </draw:path>
        <draw:path draw:style-name="gr72" draw:layer="layout" svg:width="0.265cm" svg:height="0.283cm" svg:x="9.775cm" svg:y="11.519cm" svg:viewBox="0 0 266 284" svg:d="M266 142c0 26-6 48-18 71s-28 39-49 52-42 19-66 19c-25 0-45-6-67-19-21-13-36-29-48-52s-18-45-18-71 6-48 18-71 27-39 48-52c22-13 42-19 67-19 24 0 45 6 66 19s37 29 49 52 18 45 18 71z">
          <text:p/>
        </draw:path>
        <draw:path draw:style-name="gr72" draw:layer="layout" svg:width="0.265cm" svg:height="0.283cm" svg:x="10.706cm" svg:y="11.532cm" svg:viewBox="0 0 266 284" svg:d="M266 142c0 26-6 48-18 71s-28 39-49 52-42 19-66 19c-25 0-45-6-67-19-21-13-36-29-48-52s-18-45-18-71 6-48 18-71 27-39 48-52c22-13 42-19 67-19 24 0 45 6 66 19s37 29 49 52 18 45 18 71z">
          <text:p/>
        </draw:path>
        <draw:path draw:style-name="gr71" draw:layer="layout" svg:width="1.263cm" svg:height="1.37cm" svg:x="12.036cm" svg:y="11.078cm" svg:viewBox="0 0 1264 1371" svg:d="M1264 685c0 127-26 234-84 343-59 109-131 188-232 251s-200 92-316 92-215-29-316-92-173-142-231-251-85-216-85-343c0-126 27-233 85-342 58-110 130-188 231-251s200-92 316-92 215 29 316 92 173 141 232 251c58 109 84 216 84 342z">
          <text:p/>
        </draw:path>
        <draw:path draw:style-name="gr71" draw:layer="layout" svg:width="0.93cm" svg:height="1.07cm" svg:x="13.299cm" svg:y="11.266cm" svg:viewBox="0 0 931 1071" svg:d="M931 535c0 99-20 183-62 268-43 85-97 147-171 196s-147 72-233 72c-85 0-158-23-232-72s-128-111-171-196c-42-85-62-169-62-268 0-98 20-182 62-267 43-86 97-147 171-196 74-50 147-72 232-72 86 0 159 22 233 72 74 49 128 110 171 196 42 85 62 169 62 267z">
          <text:p/>
        </draw:path>
        <draw:path draw:style-name="gr72" draw:layer="layout" svg:width="0.265cm" svg:height="0.283cm" svg:x="12.939cm" svg:y="11.657cm" svg:viewBox="0 0 266 284" svg:d="M266 142c0 26-6 48-18 71s-28 39-49 52-42 19-66 19c-25 0-45-6-67-19-21-13-36-29-48-52s-18-45-18-71 6-48 18-71 27-39 48-52c22-13 42-19 67-19 24 0 45 6 66 19s37 29 49 52 18 45 18 71z">
          <text:p/>
        </draw:path>
        <draw:path draw:style-name="gr72" draw:layer="layout" svg:width="0.265cm" svg:height="0.283cm" svg:x="13.87cm" svg:y="11.67cm" svg:viewBox="0 0 266 284" svg:d="M266 142c0 26-6 48-18 71s-28 39-49 52-42 19-66 19c-25 0-45-6-67-19-21-13-36-29-48-52s-18-45-18-71 6-48 18-71 27-39 48-52c22-13 42-19 67-19 24 0 45 6 66 19s37 29 49 52 18 45 18 71z">
          <text:p/>
        </draw:path>
        <draw:g>
          <draw:path draw:style-name="gr71" draw:layer="layout" svg:width="1.263cm" svg:height="1.37cm" svg:x="3.405cm" svg:y="13.029cm" svg:viewBox="0 0 1264 1371" svg:d="M1264 685c0 127-26 234-84 343-59 109-131 188-232 251s-200 92-316 92-215-29-316-92-173-142-231-251-85-216-85-343c0-126 27-233 85-342 58-110 130-188 231-251s200-92 316-92 215 29 316 92 173 141 232 251c58 109 84 216 84 342z">
            <text:p/>
          </draw:path>
          <draw:path draw:style-name="gr71" draw:layer="layout" svg:width="0.93cm" svg:height="1.07cm" svg:x="4.669cm" svg:y="13.216cm" svg:viewBox="0 0 931 1071" svg:d="M931 535c0 99-20 183-62 268-43 85-97 147-171 196s-147 72-233 72c-85 0-158-23-232-72s-128-111-171-196c-42-85-62-169-62-268 0-98 20-182 62-267 43-86 97-147 171-196 74-50 147-72 232-72 86 0 159 22 233 72 74 49 128 110 171 196 42 85 62 169 62 267z">
            <text:p/>
          </draw:path>
          <draw:path draw:style-name="gr72" draw:layer="layout" svg:width="0.265cm" svg:height="0.283cm" svg:x="3.492cm" svg:y="13.607cm" svg:viewBox="0 0 266 284" svg:d="M266 142c0 26-6 48-18 71s-28 39-49 52-42 19-66 19c-25 0-45-6-67-19-21-13-36-29-48-52s-18-45-18-71 6-48 18-71 27-39 48-52c22-13 42-19 67-19 24 0 45 6 66 19s37 29 49 52 18 45 18 71z">
            <text:p/>
          </draw:path>
          <draw:path draw:style-name="gr72" draw:layer="layout" svg:width="0.265cm" svg:height="0.283cm" svg:x="4.72cm" svg:y="13.62cm" svg:viewBox="0 0 266 284" svg:d="M266 142c0 26-6 48-18 71s-28 39-49 52-42 19-66 19c-25 0-45-6-67-19-21-13-36-29-48-52s-18-45-18-71 6-48 18-71 27-39 48-52c22-13 42-19 67-19 24 0 45 6 66 19s37 29 49 52 18 45 18 71z">
            <text:p/>
          </draw:path>
          <draw:path draw:style-name="gr73" draw:layer="layout" svg:width="1.264cm" svg:height="0.765cm" svg:x="3.405cm" svg:y="13.028cm" svg:viewBox="0 0 1265 766" svg:d="M632 0c-349 0-632 307-632 686 0 27 2 53 5 80h1254l4-24c1-19 2-37 2-56 0-379-284-686-633-686z">
            <text:p/>
          </draw:path>
          <draw:path draw:style-name="gr73" draw:layer="layout" svg:width="0.929cm" svg:height="0.576cm" svg:x="4.669cm" svg:y="13.217cm" svg:viewBox="0 0 930 577" svg:d="M465 0c-257 0-465 239-465 535 0 14 1 28 2 42h926c1-14 2-28 2-42 0-296-208-535-465-535z">
            <text:p/>
          </draw:path>
        </draw:g>
        <draw:path draw:style-name="gr71" draw:layer="layout" svg:width="1.263cm" svg:height="1.37cm" svg:x="12.209cm" svg:y="12.822cm" svg:viewBox="0 0 1264 1371" svg:d="M1264 685c0 127-26 234-84 343-59 109-131 188-232 251s-200 92-316 92-215-29-316-92-173-142-231-251-85-216-85-343c0-126 27-233 85-342 58-110 130-188 231-251s200-92 316-92 215 29 316 92 173 141 232 251c58 109 84 216 84 342z">
          <text:p/>
        </draw:path>
        <draw:path draw:style-name="gr71" draw:layer="layout" svg:width="0.93cm" svg:height="1.07cm" svg:x="13.473cm" svg:y="13.009cm" svg:viewBox="0 0 931 1071" svg:d="M931 535c0 99-20 183-62 268-43 85-97 147-171 196s-147 72-233 72c-85 0-158-23-232-72s-128-111-171-196c-42-85-62-169-62-268 0-98 20-182 62-267 43-86 97-147 171-196 74-50 147-72 232-72 86 0 159 22 233 72 74 49 128 110 171 196 42 85 62 169 62 267z">
          <text:p/>
        </draw:path>
        <draw:path draw:style-name="gr72" draw:layer="layout" svg:width="0.265cm" svg:height="0.283cm" svg:x="13.112cm" svg:y="13.4cm" svg:viewBox="0 0 266 284" svg:d="M266 142c0 26-6 48-18 71s-28 39-49 52-42 19-66 19c-25 0-45-6-67-19-21-13-36-29-48-52s-18-45-18-71 6-48 18-71 27-39 48-52c22-13 42-19 67-19 24 0 45 6 66 19s37 29 49 52 18 45 18 71z">
          <text:p/>
        </draw:path>
        <draw:path draw:style-name="gr72" draw:layer="layout" svg:width="0.265cm" svg:height="0.283cm" svg:x="14.043cm" svg:y="13.413cm" svg:viewBox="0 0 266 284" svg:d="M266 142c0 26-6 48-18 71s-28 39-49 52-42 19-66 19c-25 0-45-6-67-19-21-13-36-29-48-52s-18-45-18-71 6-48 18-71 27-39 48-52c22-13 42-19 67-19 24 0 45 6 66 19s37 29 49 52 18 45 18 71z">
          <text:p/>
        </draw:path>
        <draw:path draw:style-name="gr73" draw:layer="layout" svg:width="1.264cm" svg:height="0.765cm" svg:x="12.209cm" svg:y="12.821cm" svg:viewBox="0 0 1265 766" svg:d="M632 0c-349 0-632 307-632 686 0 27 2 53 5 80h1254l4-24c1-19 2-37 2-56 0-379-284-686-633-686z">
          <text:p/>
        </draw:path>
        <draw:path draw:style-name="gr73" draw:layer="layout" svg:width="0.929cm" svg:height="0.576cm" svg:x="13.473cm" svg:y="13.01cm" svg:viewBox="0 0 930 577" svg:d="M465 0c-257 0-465 239-465 535 0 14 1 28 2 42h926c1-14 2-28 2-42 0-296-208-535-465-535z">
          <text:p/>
        </draw:path>
        <draw:path draw:style-name="gr74" draw:layer="layout" svg:width="1.096cm" svg:height="0.287cm" svg:x="28.154cm" svg:y="25.001cm" svg:viewBox="0 0 1097 288" svg:d="M756 0c258 44 341 184 341 184-183 158-1097 89-1097 89l8-216z">
          <text:p/>
        </draw:path>
        <draw:path draw:style-name="gr74" draw:layer="layout" svg:width="1.096cm" svg:height="0.287cm" svg:x="27.08cm" svg:y="25.005cm" svg:viewBox="0 0 1097 288" svg:d="M341 0c-258 44-341 184-341 184 183 158 1097 89 1097 89l-9-216z">
          <text:p/>
        </draw:path>
        <draw:path draw:style-name="gr75" draw:layer="layout" svg:width="1.432cm" svg:height="1.282cm" svg:x="27.437cm" svg:y="23.865cm" svg:viewBox="0 0 1433 1283" svg:d="M376 0l-376 1153c411 206 717 63 717 63 0-45 11-724 11-724l12 742c337 128 693-36 693-36l-270-1180z">
          <text:p/>
        </draw:path>
        <draw:path draw:style-name="gr76" draw:layer="layout" svg:width="2.681cm" svg:height="1.573cm" svg:x="26.88cm" svg:y="21.569cm" svg:viewBox="0 0 2682 1574" svg:d="M83 272l-83 1302 66-38c366-240 1977-196 1977-196 390 101 639 221 639 221l-232-1561-2367 246z">
          <text:p/>
        </draw:path>
        <draw:path draw:style-name="gr77" draw:layer="layout" svg:width="0.291cm" svg:height="1.443cm" svg:x="27.493cm" svg:y="22.829cm" svg:viewBox="0 0 292 1444" svg:d="M233 0c-213 45-161 213-161 213l48 929c-337 205 141 302 141 302 72-264-7-304-7-304z">
          <text:p/>
        </draw:path>
        <draw:path draw:style-name="gr77" draw:layer="layout" svg:width="0.367cm" svg:height="1.44cm" svg:x="28.593cm" svg:y="22.838cm" svg:viewBox="0 0 368 1441" svg:d="M0 0c216 32 183 202 183 202l50 929c358 184-108 310-108 310-100-259-25-303-25-303z">
          <text:p/>
        </draw:path>
        <draw:path draw:style-name="gr77" draw:layer="layout" svg:width="0.899cm" svg:height="0.822cm" svg:x="27.748cm" svg:y="22.453cm" svg:viewBox="0 0 900 823" svg:d="M335 0l6 304c-59 81-312 90-312 90l-29 411 899 18c6-23-35-438-35-438-200 0-329-81-329-81-30-45-41-300-41-300z">
          <text:p/>
        </draw:path>
        <draw:path draw:style-name="gr77" draw:layer="layout" svg:width="1.976cm" svg:height="2.034cm" svg:x="27.157cm" svg:y="20.473cm" svg:viewBox="0 0 1977 2035" svg:d="M1977 1017c0 188-42 347-133 509s-204 279-361 373c-158 93-313 136-495 136-182 0-336-43-494-136-157-94-271-211-362-373s-132-321-132-509c0-187 41-346 132-508s205-279 362-373c158-93 312-136 494-136 182 0 337 43 495 136 157 94 270 211 361 373s133 321 133 508z">
          <text:p/>
        </draw:path>
        <draw:path draw:style-name="gr77" draw:layer="layout" svg:width="0.194cm" svg:height="0.169cm" svg:x="28.012cm" svg:y="21.598cm" svg:viewBox="0 0 195 170" svg:d="M145 0c-83 117-145 117-145 117 74 67 195 51 195 51">
          <text:p/>
        </draw:path>
        <draw:path draw:style-name="gr78" draw:layer="layout" svg:width="0.502cm" svg:height="0.263cm" svg:x="28.312cm" svg:y="21.278cm" svg:viewBox="0 0 503 264" svg:d="M0 152c204-333 503-16 503-16-233 276-503 19-503 16z">
          <text:p/>
        </draw:path>
        <draw:path draw:style-name="gr76" draw:layer="layout" svg:width="3.528cm" svg:height="1.422cm" svg:x="26.224cm" svg:y="20.45cm" svg:viewBox="0 0 3529 1423" svg:d="M581 1423c1262-25 1960-835 1960-835l-25 196c17-25 100-164 100-164l8 221 50-158 16 108c125 404 839 632 839 632-457-316-664-1094-664-1094-324-360-1022-328-1022-328-938 107-1229 796-1229 796-473 335-614 291-614 291 33-6 548-82 548-82-266 259-415 259-415 259l473-114c-191 284-365 234-365 234 33-13 390-76 390-76z">
          <text:p/>
        </draw:path>
        <draw:path draw:style-name="gr79" draw:layer="layout" svg:width="0.175cm" svg:height="0.133cm" svg:x="28.454cm" svg:y="21.369cm" svg:viewBox="0 0 176 134" svg:d="M176 67c0 12-4 23-12 34-8 10-18 18-32 24s-28 9-44 9c-16 0-30-3-44-9s-24-14-32-24c-8-11-12-22-12-34 0-12 4-23 12-33 8-11 18-19 32-25s28-9 44-9c16 0 30 3 44 9s24 14 32 25c8 10 12 21 12 33z">
          <text:p/>
        </draw:path>
        <draw:path draw:style-name="gr78" draw:layer="layout" svg:width="0.237cm" svg:height="0.161cm" svg:x="28.632cm" svg:y="21.225cm" svg:viewBox="0 0 238 162" svg:d="M163 162l75-19M96 118l50-61M0 70l8-70">
          <text:p/>
        </draw:path>
        <draw:path draw:style-name="gr80" draw:layer="layout" svg:width="0.833cm" svg:height="0.681cm" svg:x="27.781cm" svg:y="23.32cm" svg:viewBox="0 0 834 682" svg:d="M94 49l-94 555c353 160 834 24 834 24l-152-628z">
          <text:p/>
        </draw:path>
        <draw:path draw:style-name="gr80" draw:layer="layout" svg:width="1.416cm" svg:height="0.761cm" svg:x="27.43cm" svg:y="22.748cm" svg:viewBox="0 0 1417 762" svg:d="M466 0c117 304 270 277 270 277 282 18 317-268 317-268l176 54 24 241 105 107c247 448-364 340-364 340-211-107-446-53-446-53-435 116-517-81-517-81-106-170 94-277 94-277l117-90 36-214z">
          <text:p/>
        </draw:path>
        <draw:path draw:style-name="gr81" draw:layer="layout" svg:width="1.221cm" svg:height="0.143cm" svg:x="27.507cm" svg:y="23.266cm" svg:viewBox="0 0 1222 144" svg:d="M0 0c129 225 470 81 470 81 200-81 364 9 364 9 247 126 388-9 388-9">
          <text:p/>
        </draw:path>
        <draw:path draw:style-name="gr74" draw:layer="layout" svg:width="1.096cm" svg:height="0.287cm" svg:x="31.63cm" svg:y="24.97cm" svg:viewBox="0 0 1097 288" svg:d="M756 0c258 44 341 184 341 184-183 158-1097 89-1097 89l8-216z">
          <text:p/>
        </draw:path>
        <draw:path draw:style-name="gr74" draw:layer="layout" svg:width="1.096cm" svg:height="0.287cm" svg:x="30.556cm" svg:y="24.974cm" svg:viewBox="0 0 1097 288" svg:d="M341 0c-258 44-341 184-341 184 183 158 1097 89 1097 89l-9-216z">
          <text:p/>
        </draw:path>
        <draw:path draw:style-name="gr75" draw:layer="layout" svg:width="1.432cm" svg:height="1.282cm" svg:x="30.913cm" svg:y="23.834cm" svg:viewBox="0 0 1433 1283" svg:d="M376 0l-376 1153c411 206 717 63 717 63 0-45 11-724 11-724l12 742c337 128 693-36 693-36l-270-1180z">
          <text:p/>
        </draw:path>
        <draw:path draw:style-name="gr76" draw:layer="layout" svg:width="2.681cm" svg:height="1.573cm" svg:x="30.356cm" svg:y="21.539cm" svg:viewBox="0 0 2682 1574" svg:d="M83 272l-83 1302 66-38c366-240 1977-196 1977-196 390 101 639 221 639 221l-232-1561-2367 246z">
          <text:p/>
        </draw:path>
        <draw:path draw:style-name="gr77" draw:layer="layout" svg:width="0.291cm" svg:height="1.443cm" svg:x="30.968cm" svg:y="22.799cm" svg:viewBox="0 0 292 1444" svg:d="M233 0c-213 45-161 213-161 213l48 929c-337 205 141 302 141 302 72-264-7-304-7-304z">
          <text:p/>
        </draw:path>
        <draw:path draw:style-name="gr77" draw:layer="layout" svg:width="1.464cm" svg:height="1.324cm" svg:x="32.069cm" svg:y="22.808cm" svg:viewBox="0 0 1465 1325" svg:d="M0 0l68 783 634 71c0 0-62 164 111 174l94 181c0 0-13 35 0 95s125-30 125-30l-93-245 60-30c0 0 380 190 426 210s40-55 40-105-420-160-420-160l32-55c0 0 139 10 257 25s144-35 112-105c-33-70-178 10-310 15-131 5-184-70-184-70 0 0 47-140 7-205-39-65-98 5-98 5 0 0 25 160-6 214-9-1-19-3-29-4l-631-39-29-555c0 0 50-138-166-170z">
          <text:p/>
        </draw:path>
        <draw:path draw:style-name="gr77" draw:layer="layout" svg:width="0.899cm" svg:height="0.822cm" svg:x="31.224cm" svg:y="22.423cm" svg:viewBox="0 0 900 823" svg:d="M335 0l6 304c-59 81-312 90-312 90l-29 411 899 18c6-23-35-438-35-438-200 0-329-81-329-81-30-45-41-300-41-300z">
          <text:p/>
        </draw:path>
        <draw:path draw:style-name="gr77" draw:layer="layout" svg:width="1.976cm" svg:height="2.034cm" svg:x="30.633cm" svg:y="20.443cm" svg:viewBox="0 0 1977 2035" svg:d="M1977 1017c0 188-42 347-133 509s-204 279-361 373c-158 93-313 136-495 136-182 0-336-43-494-136-157-94-271-211-362-373s-132-321-132-509c0-187 41-346 132-508s205-279 362-373c158-93 312-136 494-136 182 0 337 43 495 136 157 94 270 211 361 373s133 321 133 508z">
          <text:p/>
        </draw:path>
        <draw:path draw:style-name="gr77" draw:layer="layout" svg:width="0.194cm" svg:height="0.169cm" svg:x="31.488cm" svg:y="21.568cm" svg:viewBox="0 0 195 170" svg:d="M145 0c-83 117-145 117-145 117 74 67 195 51 195 51">
          <text:p/>
        </draw:path>
        <draw:path draw:style-name="gr78" draw:layer="layout" svg:width="0.502cm" svg:height="0.263cm" svg:x="31.788cm" svg:y="21.248cm" svg:viewBox="0 0 503 264" svg:d="M0 152c204-333 503-16 503-16-233 276-503 19-503 16z">
          <text:p/>
        </draw:path>
        <draw:path draw:style-name="gr76" draw:layer="layout" svg:width="3.528cm" svg:height="1.422cm" svg:x="29.7cm" svg:y="20.42cm" svg:viewBox="0 0 3529 1423" svg:d="M581 1423c1262-25 1960-835 1960-835l-25 196c17-25 100-164 100-164l8 221 50-158 16 108c125 404 839 632 839 632-457-316-664-1094-664-1094-324-360-1022-328-1022-328-938 107-1229 796-1229 796-473 335-614 291-614 291 33-6 548-82 548-82-266 259-415 259-415 259l473-114c-191 284-365 234-365 234 33-13 390-76 390-76z">
          <text:p/>
        </draw:path>
        <draw:path draw:style-name="gr79" draw:layer="layout" svg:width="0.175cm" svg:height="0.133cm" svg:x="31.929cm" svg:y="21.338cm" svg:viewBox="0 0 176 134" svg:d="M176 67c0 12-4 23-12 34-8 10-18 18-32 24s-28 9-44 9c-16 0-30-3-44-9s-24-14-32-24c-8-11-12-22-12-34 0-12 4-23 12-33 8-11 18-19 32-25s28-9 44-9c16 0 30 3 44 9s24 14 32 25c8 10 12 21 12 33z">
          <text:p/>
        </draw:path>
        <draw:path draw:style-name="gr78" draw:layer="layout" svg:width="0.237cm" svg:height="0.161cm" svg:x="32.107cm" svg:y="21.194cm" svg:viewBox="0 0 238 162" svg:d="M163 162l75-19M96 118l50-61M0 70l8-70">
          <text:p/>
        </draw:path>
        <draw:path draw:style-name="gr80" draw:layer="layout" svg:width="0.833cm" svg:height="0.681cm" svg:x="31.256cm" svg:y="23.29cm" svg:viewBox="0 0 834 682" svg:d="M94 49l-94 555c353 160 834 24 834 24l-152-628z">
          <text:p/>
        </draw:path>
        <draw:path draw:style-name="gr80" draw:layer="layout" svg:width="1.416cm" svg:height="0.761cm" svg:x="30.905cm" svg:y="22.718cm" svg:viewBox="0 0 1417 762" svg:d="M466 0c117 304 270 277 270 277 282 18 317-268 317-268l176 54 24 241 105 107c247 448-364 340-364 340-211-107-446-53-446-53-435 116-517-81-517-81-106-170 94-277 94-277l117-90 36-214z">
          <text:p/>
        </draw:path>
        <draw:path draw:style-name="gr81" draw:layer="layout" svg:width="1.221cm" svg:height="0.143cm" svg:x="30.983cm" svg:y="23.236cm" svg:viewBox="0 0 1222 144" svg:d="M0 0c129 225 470 81 470 81 200-81 364 9 364 9 247 126 388-9 388-9">
          <text:p/>
        </draw:path>
        <draw:path draw:style-name="gr82" draw:layer="layout" svg:width="1.658cm" svg:height="0.914cm" svg:x="3.815cm" svg:y="17.511cm" svg:viewBox="0 0 1659 915" svg:d="M1602 57l57 240c-834-351-1560-371-1635-162-118 258 231 873 345 768 316-291 853-336 1197-56">
          <text:p/>
        </draw:path>
        <draw:path draw:style-name="gr83" draw:layer="layout" svg:width="1.415cm" svg:height="0.913cm" svg:x="3.815cm" svg:y="17.511cm" svg:viewBox="0 0 1416 914" svg:d="M451 0c-237-5-394 43-427 134-118 258 232 873 346 768 242-223 614-300 929-199 0-133 24-310 117-500-374-133-715-198-965-203z">
          <text:p/>
        </draw:path>
        <draw:path draw:style-name="gr84" draw:layer="layout" svg:width="1.58cm" svg:height="0.433cm" svg:x="3.815cm" svg:y="17.511cm" svg:viewBox="0 0 1581 434" svg:d="M451 0c-237-5-394 43-427 134-23 49-28 111-21 178 128-69 192-77 192-77l179 199 50-291 97 123c0 0 343 15 522 30s538 108 538 108v-138c-439-176-843-260-1130-266z">
          <text:p/>
        </draw:path>
        <draw:path draw:style-name="gr84" draw:layer="layout" svg:width="1.332cm" svg:height="0.351cm" svg:x="4.049cm" svg:y="18.073cm" svg:viewBox="0 0 1333 352" svg:d="M282 0l-54 123c0 0-92 16-228 158 53 60 104 89 135 59 305-280 812-332 1157-87l40-69c0 0 21 0-114-84-135-85-560-62-735-53-175 10-141 76-141 76z">
          <text:p/>
        </draw:path>
        <draw:path draw:style-name="gr82" draw:layer="layout" svg:width="1.658cm" svg:height="0.914cm" svg:x="1.931cm" svg:y="17.392cm" svg:viewBox="0 0 1659 915" svg:d="M1602 57l57 240c-834-351-1560-371-1635-162-118 258 231 873 345 768 316-291 853-336 1197-56">
          <text:p/>
        </draw:path>
        <draw:path draw:style-name="gr83" draw:layer="layout" svg:width="1.415cm" svg:height="0.913cm" svg:x="1.93cm" svg:y="17.392cm" svg:viewBox="0 0 1416 914" svg:d="M451 0c-237-5-394 43-427 134-118 258 232 873 346 768 242-223 614-300 929-199 0-133 24-310 117-500-374-133-715-198-965-203z">
          <text:p/>
        </draw:path>
        <draw:path draw:style-name="gr82" draw:layer="layout" svg:width="1.658cm" svg:height="0.914cm" svg:x="0.322cm" svg:y="17.269cm" svg:viewBox="0 0 1659 915" svg:d="M1602 57l57 240c-834-351-1560-371-1635-162-118 258 231 873 345 768 316-291 853-336 1197-56">
          <text:p/>
        </draw:path>
        <draw:path draw:style-name="gr84" draw:layer="layout" svg:width="1.415cm" svg:height="0.913cm" svg:x="0.322cm" svg:y="17.268cm" svg:viewBox="0 0 1416 914" svg:d="M451 0c-237-5-394 43-427 134-118 258 232 873 346 768 242-223 614-300 929-199 0-133 24-310 117-500-374-133-715-198-965-203z">
          <text:p/>
        </draw:path>
        <draw:path draw:style-name="gr84" draw:layer="layout" svg:width="1.288cm" svg:height="0.26cm" svg:x="0.354cm" svg:y="17.56cm" svg:viewBox="0 0 1289 261" svg:d="M1289 153c-669-214-848-30-848-30l-49 123-164-246 17 184-245 77">
          <text:p/>
        </draw:path>
        <draw:polyline draw:style-name="gr82" draw:layer="layout" svg:width="0.679cm" svg:height="0.108cm" svg:x="6.003cm" svg:y="17.911cm" svg:viewBox="0 0 680 109" draw:points="621,0 680,109 0,101">
          <text:p/>
        </draw:polyline>
        <draw:path draw:style-name="gr82" draw:layer="layout" svg:width="0.754cm" svg:height="0.175cm" svg:x="6.993cm" svg:y="17.935cm" svg:viewBox="0 0 755 176" svg:d="M689 0l66 121c-275 86-521 61-755-9">
          <text:p/>
        </draw:path>
        <draw:path draw:style-name="gr82" draw:layer="layout" svg:width="0.754cm" svg:height="0.12cm" svg:x="7.943cm" svg:y="17.957cm" svg:viewBox="0 0 755 121" svg:d="M689 0l66 121c-250-133-506-68-755-8">
          <text:p/>
        </draw:path>
        <draw:path draw:style-name="gr85" draw:layer="layout" svg:width="0.377cm" svg:height="0.427cm" svg:x="9.05cm" svg:y="17.851cm" svg:viewBox="0 0 378 428" svg:d="M378 214c0 39-7 73-25 107-17 34-39 59-69 78-30 20-60 29-95 29s-64-9-94-29c-31-19-52-44-70-78-17-34-25-68-25-107s8-73 25-107c18-34 39-59 70-78 30-20 59-29 94-29s65 9 95 29c30 19 52 44 69 78 18 34 25 68 25 107z">
          <text:p/>
        </draw:path>
        <draw:path draw:style-name="gr82" draw:layer="layout" svg:width="1.612cm" svg:height="0.981cm" svg:x="11.23cm" svg:y="17.527cm" svg:viewBox="0 0 1613 982" svg:d="M1493 56l120 181c-509 30-1099 132-1492-237-505 1206 700 1040 1336 847">
          <text:p/>
        </draw:path>
        <draw:path draw:style-name="gr83" draw:layer="layout" svg:width="1.363cm" svg:height="0.981cm" svg:x="11.23cm" svg:y="17.527cm" svg:viewBox="0 0 1364 982" svg:d="M120 0c-481 1150 591 1052 1244 873-35-173-60-417-13-618-440 32-904 52-1231-255z">
          <text:p/>
        </draw:path>
        <draw:path draw:style-name="gr82" draw:layer="layout" svg:width="1.612cm" svg:height="0.981cm" svg:x="12.855cm" svg:y="17.593cm" svg:viewBox="0 0 1613 982" svg:d="M1493 56l120 181c-509 30-1099 132-1492-237-505 1206 700 1040 1336 847">
          <text:p/>
        </draw:path>
        <draw:path draw:style-name="gr84" draw:layer="layout" svg:width="1.363cm" svg:height="0.981cm" svg:x="12.855cm" svg:y="17.593cm" svg:viewBox="0 0 1364 982" svg:d="M120 0c-481 1150 591 1052 1244 873-35-173-60-417-13-618-440 32-904 52-1231-255z">
          <text:p/>
        </draw:path>
        <draw:path draw:style-name="gr84" draw:layer="layout" svg:width="1.347cm" svg:height="0.149cm" svg:x="12.866cm" svg:y="18.027cm" svg:viewBox="0 0 1348 150" svg:d="M1348 136c-590 68-1348-136-1348-136">
          <text:p/>
        </draw:path>
        <draw:path draw:style-name="gr84" draw:layer="layout" svg:width="0.072cm" svg:height="0.271cm" svg:x="13.023cm" svg:y="17.948cm" svg:viewBox="0 0 73 272" svg:d="M73 0c-61 170-73 272-73 272">
          <text:p/>
        </draw:path>
        <draw:path draw:style-name="gr86" draw:layer="layout" svg:width="1.444cm" svg:height="0.937cm" svg:x="9.704cm" svg:y="17.51cm" svg:viewBox="0 0 1445 938" svg:d="M1337 54l108 173c-457 28-985 125-1337-227-453 1152 627 993 1197 809">
          <text:p/>
        </draw:path>
        <draw:path draw:style-name="gr87" draw:layer="layout" svg:width="1.222cm" svg:height="0.937cm" svg:x="9.704cm" svg:y="17.51cm" svg:viewBox="0 0 1223 938" svg:d="M108 0c-431 1099 530 1005 1115 834-32-165-53-398-11-590-395 31-810 49-1104-244z">
          <text:p/>
        </draw:path>
        <draw:path draw:style-name="gr88" draw:layer="layout" svg:width="1.295cm" svg:height="0.381cm" svg:x="9.756cm" svg:y="17.51cm" svg:viewBox="0 0 1296 382" svg:d="M55 0c-23 58-40 112-55 164 498 230 1069 224 1271 214l7-143c-429 34-900 89-1223-235zM1278 235c6 0 12 0 18-1z">
          <text:p/>
        </draw:path>
        <draw:path draw:style-name="gr88" draw:layer="layout" svg:width="1.29cm" svg:height="0.315cm" svg:x="9.723cm" svg:y="18.132cm" svg:viewBox="0 0 1291 316" svg:d="M0 0c127 452 853 327 1285 187l6-132c-173 22-505 62-638 62-127 0-457-72-653-117z">
          <text:p/>
        </draw:path>
        <draw:g>
          <draw:path draw:style-name="gr29" draw:layer="layout" svg:width="2.164cm" svg:height="1.088cm" svg:x="16.79cm" svg:y="18.811cm" svg:viewBox="0 0 2165 1089" svg:d="M1005 0c1122 78 1160 754 1160 754 0 546-2165 260-2165 260v-884z">
            <text:p/>
          </draw:path>
          <draw:path draw:style-name="gr28" draw:layer="layout" svg:width="0.304cm" svg:height="1.004cm" svg:x="17.948cm" svg:y="18.826cm" svg:viewBox="0 0 305 1005" svg:d="M0 70c135 97 196 275 237 469 16 166 7 316-112 385l18 81c159-73 176-290 154-489-46-212-114-408-262-516z">
            <text:p/>
          </draw:path>
          <draw:path draw:style-name="gr28" draw:layer="layout" svg:width="0.174cm" svg:height="0.942cm" svg:x="18.375cm" svg:y="18.929cm" svg:viewBox="0 0 175 943" svg:d="M0 70c162 194 134 604 15 824l51 49c137-260 163-721-31-943z">
            <text:p/>
          </draw:path>
          <draw:path draw:style-name="gr29" draw:layer="layout" svg:width="2.164cm" svg:height="1.088cm" svg:x="14.609cm" svg:y="18.801cm" svg:viewBox="0 0 2165 1089" svg:d="M1160 0c-1121 78-1160 754-1160 754 0 546 2165 260 2165 260v-884z">
            <text:p/>
          </draw:path>
          <draw:path draw:style-name="gr28" draw:layer="layout" svg:width="0.304cm" svg:height="1.004cm" svg:x="15.312cm" svg:y="18.816cm" svg:viewBox="0 0 305 1005" svg:d="M305 70c-136 97-196 275-237 469-16 166-7 316 112 385l-19 81c-159-73-175-290-154-489 46-212 115-408 263-516z">
            <text:p/>
          </draw:path>
          <draw:path draw:style-name="gr28" draw:layer="layout" svg:width="0.174cm" svg:height="0.942cm" svg:x="15.015cm" svg:y="18.919cm" svg:viewBox="0 0 175 943" svg:d="M175 70c-162 194-134 604-15 824l-52 49c-136-260-162-721 32-943z">
            <text:p/>
          </draw:path>
          <draw:path draw:style-name="gr28" draw:layer="layout" svg:width="1.513cm" svg:height="0.761cm" svg:x="16.218cm" svg:y="10.302cm" svg:viewBox="0 0 1514 762" svg:d="M1413 686c418 72-582-655-719-686 127 234 278 446 438 642-414-349-946-710-251 78-83 60-618-462-881-342l20 70c213-34 954 536 896 216-660-747-241-213 191 44 187-76-269-653-409-634 116 47 1002 740 736 543z">
            <text:p/>
          </draw:path>
          <draw:path draw:style-name="gr27" draw:layer="layout" svg:width="0.578cm" svg:height="0.54cm" svg:x="15.24cm" svg:y="12.616cm" svg:viewBox="0 0 579 541" svg:d="M579 271c0 50-12 92-39 135-26 43-59 74-106 99-46 25-91 36-144 36-54 0-99-11-145-36s-80-56-106-99c-27-43-39-85-39-135 0-50 12-93 39-136 26-43 60-74 106-99s91-36 145-36c53 0 98 11 144 36 47 25 80 56 106 99 27 43 39 86 39 136z">
            <text:p/>
          </draw:path>
          <draw:path draw:style-name="gr26" draw:layer="layout" svg:width="0.541cm" svg:height="0.598cm" svg:x="18.331cm" svg:y="12.522cm" svg:viewBox="0 0 542 599" svg:d="M542 300c0 55-11 102-36 149-25 48-56 82-99 110-44 28-86 40-136 40s-92-12-135-40c-44-28-75-62-100-110-25-47-36-94-36-149 0-1 0-1 0-1 0-55 11-102 36-149 25-48 56-82 100-110 43-27 85-40 135-40s92 13 136 40c43 28 74 62 99 110 25 47 36 94 36 149z">
            <text:p/>
          </draw:path>
          <draw:path draw:style-name="gr11" draw:layer="layout" svg:width="0.332cm" svg:height="1.113cm" svg:x="15.699cm" svg:y="16.805cm" svg:viewBox="0 0 333 1114" svg:d="M280 3c43 16 64 94 48 175l-167 815c-17 81-65 134-108 118s-64-94-47-175l167-815c16-81 64-134 107-118z">
            <text:p/>
          </draw:path>
          <draw:polygon draw:style-name="gr20" draw:layer="layout" svg:width="0.146cm" svg:height="0.587cm" svg:x="15.82cm" svg:y="17.139cm" svg:viewBox="0 0 147 588" draw:points="147,0 13,588 0,566 122,18">
            <text:p/>
          </draw:polygon>
          <draw:path draw:style-name="gr21" draw:layer="layout" svg:width="0.452cm" svg:height="1.047cm" svg:x="15.944cm" svg:y="15.79cm" svg:viewBox="0 0 453 1048" svg:d="M38 1040c-40-26-50-109-22-184l277-759c28-75 82-115 122-89s50 109 22 184l-277 759c-28 76-82 115-122 89z">
            <text:p/>
          </draw:path>
          <draw:polygon draw:style-name="gr10" draw:layer="layout" svg:width="0.271cm" svg:height="0.706cm" svg:x="16.095cm" svg:y="15.945cm" svg:viewBox="0 0 272 707" draw:points="272,0 13,707 0,675 237,16">
            <text:p/>
          </draw:polygon>
          <draw:path draw:style-name="gr22" draw:layer="layout" svg:width="0.325cm" svg:height="0.437cm" svg:x="15.796cm" svg:y="16.658cm" svg:viewBox="0 0 326 438" svg:d="M176 438c30-3 55-15 79-37 25-23 42-50 55-87 13-36 18-71 16-111s-11-74-28-107c-17-34-37-57-64-74-27-18-53-24-83-21s-55 14-80 37-42 50-55 86c-13 37-18 72-15 112 2 40 11 74 27 107 17 33 37 57 65 74 27 18 53 24 83 21z">
            <text:p/>
          </draw:path>
          <draw:path draw:style-name="gr23" draw:layer="layout" svg:width="0.073cm" svg:height="0.098cm" svg:x="15.899cm" svg:y="16.719cm" svg:viewBox="0 0 74 99" svg:d="M40 99c6-1 12-4 18-9 5-5 9-11 12-19s4-16 4-25c-1-9-3-17-7-24-3-8-8-13-14-17s-12-6-19-5-12 3-18 9c-6 5-9 11-12 19s-4 16-4 25c1 9 3 17 6 24 4 8 9 13 15 17s12 5 19 5z">
            <text:p/>
          </draw:path>
          <draw:path draw:style-name="gr9" draw:layer="layout" svg:width="0.919cm" svg:height="1.02cm" svg:x="15.143cm" svg:y="17.726cm" svg:viewBox="0 0 920 1021" svg:d="M126 72l164-72 177 175-9 140-164-179-128 64zM42 482l230 48 161-136 49 75-198 159-284 52zM566 514l60 9-38 266 90 155-112 77-48-220zM713 436l43-17 57 133 107 31-20 112-122-77z">
            <text:p/>
          </draw:path>
          <draw:path draw:style-name="gr24" draw:layer="layout" svg:width="0.404cm" svg:height="0.543cm" svg:x="15.54cm" svg:y="17.731cm" svg:viewBox="0 0 405 544" svg:d="M97 505c32 26 64 38 101 39 37 2 69-9 102-33s56-54 76-97c19-43 28-85 29-135 1-51-7-93-25-137-17-44-40-76-72-102s-63-39-101-40c-37-1-69 9-102 33-32 24-56 55-75 98-20 42-29 85-30 135s7 93 25 137 40 76 72 102z">
            <text:p/>
          </draw:path>
          <draw:path draw:style-name="gr25" draw:layer="layout" svg:width="0.156cm" svg:height="0.209cm" svg:x="15.756cm" svg:y="17.973cm" svg:viewBox="0 0 157 210" svg:d="M38 195c12 10 24 15 39 15 14 1 26-3 39-12 13-10 22-22 29-38 8-17 11-33 12-52 0-20-3-36-10-53s-16-30-28-40-24-15-39-15c-14 0-27 4-39 13-13 9-22 21-30 37-7 17-11 33-11 53 0 19 3 36 10 53s15 29 28 39z">
            <text:p/>
          </draw:path>
          <draw:polygon draw:style-name="gr26" draw:layer="layout" svg:width="0.966cm" svg:height="1.949cm" svg:x="16.418cm" svg:y="14.419cm" svg:viewBox="0 0 967 1950" draw:points="426,0 368,884 0,1118 484,1950 967,1066 561,832 604,0">
            <text:p/>
          </draw:polygon>
          <draw:path draw:style-name="gr3" draw:layer="layout" svg:width="2.832cm" svg:height="3.933cm" svg:x="15.656cm" svg:y="10.745cm" svg:viewBox="0 0 2833 3934" svg:d="M2833 1967c0 362-59 670-190 983-130 314-292 539-518 720s-448 264-709 264c-260 0-482-83-708-264s-388-406-518-720c-131-313-190-621-190-983v-1c0-362 59-669 190-983 130-313 292-539 518-720s448-263 708-263c261 0 483 82 709 263s388 407 518 720c131 314 190 621 190 983z">
            <text:p/>
          </draw:path>
          <draw:path draw:style-name="gr26" draw:layer="layout" svg:width="0.753cm" svg:height="1.628cm" svg:x="17.361cm" svg:y="16.393cm" svg:viewBox="0 0 754 1629" svg:d="M271 0l251 910c407 130 155 650 155 650-348 182-464-52-464-52l-213-1508z">
            <text:p/>
          </draw:path>
          <draw:path draw:style-name="gr29" draw:layer="layout" svg:width="2.177cm" svg:height="1.789cm" svg:x="15.757cm" svg:y="17.223cm" svg:viewBox="0 0 2178 1790" svg:d="M332 213l-332 1325c349 236 1047 142 1047 142 366 284 1131-71 1131-71l-316-1609z">
            <text:p/>
          </draw:path>
          <draw:path draw:style-name="gr32" draw:layer="layout" svg:width="2.111cm" svg:height="2.426cm" svg:x="15.789cm" svg:y="15.257cm" svg:viewBox="0 0 2112 2427" svg:d="M720 81l399-81 485 99 508 968-475 233-131-753 426 1740c-524 304-1686 18-1686 18l392-1722-163 789-475-233z">
            <text:p/>
          </draw:path>
          <draw:path draw:style-name="gr89" draw:layer="layout" svg:width="1.039cm" svg:height="0.083cm" svg:x="16.292cm" svg:y="18.078cm" svg:viewBox="0 0 1040 84" svg:d="M0 69c635-164 1040 15 1040 15">
            <text:p/>
          </draw:path>
          <draw:line draw:style-name="gr89" draw:layer="layout" svg:x1="16.807cm" svg:y1="18.086cm" svg:x2="16.795cm" svg:y2="18.911cm">
            <text:p/>
          </draw:line>
          <draw:polyline draw:style-name="gr82" draw:layer="layout" svg:width="0.679cm" svg:height="0.108cm" svg:x="14.6cm" svg:y="18.005cm" svg:viewBox="0 0 680 109" draw:points="621,0 680,109 0,101">
            <text:p/>
          </draw:polyline>
        </draw:g>
        <draw:path draw:style-name="gr86" draw:layer="layout" svg:width="1.444cm" svg:height="0.937cm" svg:x="9.704cm" svg:y="17.51cm" svg:viewBox="0 0 1445 938" svg:d="M1337 54l108 173c-457 28-985 125-1337-227-453 1152 627 993 1197 809">
          <text:p/>
        </draw:path>
        <draw:path draw:style-name="gr87" draw:layer="layout" svg:width="1.222cm" svg:height="0.937cm" svg:x="9.704cm" svg:y="17.51cm" svg:viewBox="0 0 1223 938" svg:d="M108 0c-431 1099 530 1005 1115 834-32-165-53-398-11-590-395 31-810 49-1104-244z">
          <text:p/>
        </draw:path>
        <draw:path draw:style-name="gr88" draw:layer="layout" svg:width="1.295cm" svg:height="0.381cm" svg:x="9.756cm" svg:y="17.51cm" svg:viewBox="0 0 1296 382" svg:d="M55 0c-23 58-40 112-55 164 498 230 1069 224 1271 214l7-143c-429 34-900 89-1223-235zM1278 235c6 0 12 0 18-1z">
          <text:p/>
        </draw:path>
        <draw:path draw:style-name="gr88" draw:layer="layout" svg:width="1.29cm" svg:height="0.315cm" svg:x="9.723cm" svg:y="18.132cm" svg:viewBox="0 0 1291 316" svg:d="M0 0c127 452 853 327 1285 187l6-132c-173 22-505 62-638 62-127 0-457-72-653-117z">
          <text:p/>
        </draw:path>
        <draw:frame draw:style-name="gr90" draw:layer="layout" svg:width="0.002cm" svg:height="0.945cm" svg:x="25.113cm" svg:y="1.108cm">
          <draw:text-box>
            <text:p/>
          </draw:text-box>
        </draw:frame>
        <draw:frame draw:style-name="gr90" draw:layer="layout" svg:width="0.002cm" svg:height="0.945cm" svg:x="13.49cm" svg:y="0.213cm">
          <draw:text-box>
            <text:p/>
          </draw:text-box>
        </draw:frame>
        <draw:frame draw:style-name="gr90" draw:layer="layout" svg:width="0.002cm" svg:height="0.945cm" svg:x="7.467cm" svg:y="1.198cm">
          <draw:text-box>
            <text:p/>
          </draw:text-box>
        </draw:frame>
        <draw:frame draw:style-name="gr90" draw:layer="layout" svg:width="0.002cm" svg:height="0.945cm" svg:x="6.797cm" svg:y="9.667cm">
          <draw:text-box>
            <text:p/>
          </draw:text-box>
        </draw:frame>
        <draw:frame draw:style-name="gr90" draw:layer="layout" svg:width="0.002cm" svg:height="0.945cm" svg:x="25.362cm" svg:y="8.248cm">
          <draw:text-box>
            <text:p/>
          </draw:text-box>
        </draw:frame>
        <draw:frame draw:style-name="gr90" draw:layer="layout" svg:width="0.002cm" svg:height="0.945cm" svg:x="33.187cm" svg:y="22.5cm">
          <draw:text-box>
            <text:p/>
          </draw:text-box>
        </draw:frame>
        <draw:frame draw:style-name="gr90" draw:layer="layout" svg:width="0.002cm" svg:height="0.945cm" svg:x="5.77cm" svg:y="14.929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1" svg:font-family="Sans"/>
    <style:font-face style:name="Liberation Sans1" svg:font-family="'Liberation Sans'" style:font-pitch="variable"/>
    <style:font-face style:name="Sans" svg:font-family="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7.125cm" fo:page-height="26.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4-09T10:16:46.332164296</dc:date>
    <dc:creator>wachin-id </dc:creator>
    <meta:editing-duration>PT19M1S</meta:editing-duration>
    <meta:editing-cycles>1</meta:editing-cycles>
    <meta:document-statistic meta:object-count="546"/>
    <meta:generator>LibreOffice/4.3.6.2$Linux_x86 LibreOffice_project/d50a87b2e514536ed401c18000dad4660b6a169e</meta:generator>
  </office:meta>
</office:document-meta>
</file>